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0.877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422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7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028cm"/>
    </style:style>
    <style:style style:name="co16" style:family="table-column">
      <style:table-column-properties fo:break-before="auto" style:column-width="0.907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0.817cm"/>
    </style:style>
    <style:style style:name="co19" style:family="table-column">
      <style:table-column-properties fo:break-before="auto" style:column-width="1.651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027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3.6cm"/>
    </style:style>
    <style:style style:name="co25" style:family="table-column">
      <style:table-column-properties fo:break-before="auto" style:column-width="5.475cm"/>
    </style:style>
    <style:style style:name="co26" style:family="table-column">
      <style:table-column-properties fo:break-before="auto" style:column-width="9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5cm" fo:break-before="auto" style:use-optimal-row-height="false"/>
    </style:style>
    <style:style style:name="ro3" style:family="table-row">
      <style:table-row-properties style:row-height="0.642cm" fo:break-before="auto" style:use-optimal-row-height="false"/>
    </style:style>
    <style:style style:name="ro4" style:family="table-row">
      <style:table-row-properties style:row-height="0.4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no-wrap"/>
    </style:style>
    <style:style style:name="ce2" style:family="table-cell" style:parent-style-name="Default" style:data-style-name="N61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4"/>
    <style:style style:name="ce17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galaxy_count_parameters_fu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ref.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dM*+</text:p>
          </table:table-cell>
          <table:table-cell office:value-type="string" calcext:value-type="string">
            <text:p>dM*-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+</text:p>
          </table:table-cell>
          <table:table-cell office:value-type="string" calcext:value-type="string">
            <text:p>dalpha-</text:p>
          </table:table-cell>
          <table:table-cell office:value-type="string" calcext:value-type="string">
            <text:p>phi*</text:p>
          </table:table-cell>
          <table:table-cell office:value-type="string" calcext:value-type="string">
            <text:p>dphi*+</text:p>
          </table:table-cell>
          <table:table-cell office:value-type="string" calcext:value-type="string">
            <text:p>dphi*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Q+</text:p>
          </table:table-cell>
          <table:table-cell office:value-type="string" calcext:value-type="string">
            <text:p>dQ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P+</text:p>
          </table:table-cell>
          <table:table-cell office:value-type="string" calcext:value-type="string">
            <text:p>dP-</text:p>
          </table:table-cell>
          <table:table-cell office:value-type="string" calcext:value-type="string">
            <text:p>l (nm)</text:p>
          </table:table-cell>
          <table:table-cell office:value-type="string" calcext:value-type="string">
            <text:p>Parameterisat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logphi*</text:p>
          </table:table-cell>
          <table:table-cell office:value-type="string" calcext:value-type="string">
            <text:p>dlogphi+</text:p>
          </table:table-cell>
          <table:table-cell office:value-type="string" calcext:value-type="string">
            <text:p>dlogphi-</text:p>
          </table:table-cell>
          <table:table-cell office:value-type="string" calcext:value-type="string">
            <text:p>phi* (unc)</text:p>
          </table:table-cell>
          <table:table-cell office:value-type="string" calcext:value-type="string">
            <text:p>dphi*+ (unc)</text:p>
          </table:table-cell>
          <table:table-cell office:value-type="string" calcext:value-type="string">
            <text:p>dphi*- (unc)</text:p>
          </table:table-cell>
          <table:table-cell office:value-type="string" calcext:value-type="string">
            <text:p>M* (unc)</text:p>
          </table:table-cell>
          <table:table-cell office:value-type="string" calcext:value-type="string">
            <text:p>dM*+ (unc)</text:p>
          </table:table-cell>
          <table:table-cell office:value-type="string" calcext:value-type="string">
            <text:p>dM*- (unc)</text:p>
          </table:table-cell>
          <table:table-cell office:value-type="string" calcext:value-type="string">
            <text:p>replot</text:p>
          </table:table-cell>
        </table:table-row>
        <table:table-row table:style-name="ro1">
          <table:table-cell office:value-type="string" calcext:value-type="string">
            <text:p>www-star.st-and.ac.uk/~spd3/Teaching/ AS3011/AS3011_11.pdf if H0 = 70km/s/Mpc; hence h=0.7 is 70/100. d=v/H0 so phi \propto d^-3 \propto H0^3 and hence h_0.7^3 and we do multiple rather than divid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#MNRAS 509 5467</text:p>
          </table:table-cell>
          <table:table-cell office:value-type="string" calcext:value-type="string">
            <text:p>Karademir+202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formula="of:=[.AE3]" office:value-type="float" office:value="-21.74" calcext:value-type="float">
            <text:p>-21.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-1.48" calcext:value-type="float">
            <text:p>-1.48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[.AB3]" office:value-type="float" office:value="0.00107151930523761" calcext:value-type="float">
            <text:p>0.001071519305238</text:p>
          </table:table-cell>
          <table:table-cell table:formula="of:=[.AC3]" office:value-type="float" office:value="0.000098690575163818" calcext:value-type="float">
            <text:p>9.8690575163818E-05</text:p>
          </table:table-cell>
          <table:table-cell table:formula="of:=[.AD3]" office:value-type="float" office:value="0.000098690575163818" calcext:value-type="float">
            <text:p>9.8690575163818E-05</text:p>
          </table:table-cell>
          <table:table-cell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-4.63" calcext:value-type="float">
            <text:p>-4.6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 = M* - Qz</text:p>
          </table:table-cell>
          <table:table-cell table:number-columns-repeated="2"/>
          <table:table-cell office:value-type="float" office:value="-2.97" calcext:value-type="float">
            <text:p>-2.97</text:p>
          </table:table-cell>
          <table:table-cell table:number-columns-repeated="2" office:value-type="float" office:value="0.04" calcext:value-type="float">
            <text:p>0.04</text:p>
          </table:table-cell>
          <table:table-cell table:formula="of:=10^[.Y3]" office:value-type="float" office:value="0.00107151930523761" calcext:value-type="float">
            <text:p>0.001071519305238</text:p>
          </table:table-cell>
          <table:table-cell table:formula="of:=[.Z3]*10^[.$Y3]*LN(10)" office:value-type="float" office:value="0.000098690575163818" calcext:value-type="float">
            <text:p>9.8690575163818E-05</text:p>
          </table:table-cell>
          <table:table-cell table:formula="of:=[.AA3]*10^[.$Y3]*LN(10)" office:value-type="float" office:value="0.000098690575163818" calcext:value-type="float">
            <text:p>9.8690575163818E-05</text:p>
          </table:table-cell>
          <table:table-cell office:value-type="float" office:value="-21.74" calcext:value-type="float">
            <text:p>-21.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#phi* units are Mpc^-3 ONLY; h accounted for(?); table 1; P and Q are referred to in the text the wrong way round (section 5.1) so just abandon it entirel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4]" office:value-type="float" office:value="-21.47" calcext:value-type="float">
            <text:p>-21.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[.AB4]" office:value-type="float" office:value="0.00446683592150963" calcext:value-type="float">
            <text:p>0.00446683592151</text:p>
          </table:table-cell>
          <table:table-cell table:formula="of:=[.AC4]" office:value-type="float" office:value="0.000102852698057184" calcext:value-type="float">
            <text:p>0.000102852698057</text:p>
          </table:table-cell>
          <table:table-cell table:formula="of:=[.AD4]" office:value-type="float" office:value="0.000102852698057184" calcext:value-type="float">
            <text:p>0.00010285269805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hi = phi* 10**(0.4Pz)</text:p>
          </table:table-cell>
          <table:table-cell table:number-columns-repeated="2"/>
          <table:table-cell office:value-type="float" office:value="-2.35" calcext:value-type="float">
            <text:p>-2.35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0^[.Y4]" office:value-type="float" office:value="0.00446683592150963" calcext:value-type="float">
            <text:p>0.00446683592151</text:p>
          </table:table-cell>
          <table:table-cell table:formula="of:=[.Z4]*10^[.$Y4]*LN(10)" office:value-type="float" office:value="0.000102852698057184" calcext:value-type="float">
            <text:p>0.000102852698057</text:p>
          </table:table-cell>
          <table:table-cell table:formula="of:=[.AA4]*10^[.$Y4]*LN(10)" office:value-type="float" office:value="0.000102852698057184" calcext:value-type="float">
            <text:p>0.000102852698057</text:p>
          </table:table-cell>
          <table:table-cell office:value-type="float" office:value="-21.47" calcext:value-type="float">
            <text:p>-21.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#JCAP12(2021)013</text:p>
          </table:table-cell>
          <table:table-cell office:value-type="string" calcext:value-type="string">
            <text:p>Tortorelli+2021</text:p>
          </table:table-cell>
          <table:table-cell office:value-type="string" calcext:value-type="string">
            <text:p>CFHT?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-1.3" calcext:value-type="float">
            <text:p>-1.3</text:p>
          </table:table-cell>
          <table:table-cell table:number-columns-repeated="12"/>
          <table:table-cell office:value-type="string" calcext:value-type="string">
            <text:p>M = Mint + Mslope 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nclear band use</text:p>
          </table:table-cell>
          <table:table-cell office:value-type="string" calcext:value-type="string">
            <text:p>CFHT?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float" office:value="-0.5" calcext:value-type="float">
            <text:p>-0.5</text:p>
          </table:table-cell>
          <table:table-cell table:number-columns-repeated="12"/>
          <table:table-cell office:value-type="string" calcext:value-type="string">
            <text:p>ln phi* = ln phi*amp + phi*exp 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NRAS 420 1239</text:p>
          </table:table-cell>
          <table:table-cell office:value-type="string" calcext:value-type="string">
            <text:p>Loveday+20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7]+5*LOG10([.W7])+[.X7]*[.O7]" office:value-type="float" office:value="-18.4945097999287" calcext:value-type="float">
            <text:p>-18.4945097999287</text:p>
          </table:table-cell>
          <table:table-cell table:formula="of:=SQRT([.AF7]^2 + ([.$X7]*[.P7])^2)" office:value-type="float" office:value="0.116619037896906" calcext:value-type="float">
            <text:p>0.116619037896906</text:p>
          </table:table-cell>
          <table:table-cell table:formula="of:=SQRT([.AG7]^2 + ([.$X7]*[.Q7])^2)" office:value-type="float" office:value="0.116619037896906" calcext:value-type="float">
            <text:p>0.116619037896906</text:p>
          </table:table-cell>
          <table:table-cell office:value-type="float" office:value="-1.43" calcext:value-type="float">
            <text:p>-1.43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AB7]*[.W7]^3" office:value-type="float" office:value="0.0044933" calcext:value-type="float">
            <text:p>0.0044933</text:p>
          </table:table-cell>
          <table:table-cell table:formula="of:=[.AC7]*[.W7]^3" office:value-type="float" office:value="0.0008575" calcext:value-type="float">
            <text:p>0.0008575</text:p>
          </table:table-cell>
          <table:table-cell table:formula="of:=[.AD7]*[.W7]^3" office:value-type="float" office:value="0.0008575" calcext:value-type="float">
            <text:p>0.000857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-7.1" calcext:value-type="float">
            <text:p>-7.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 = M*(z0) – Q(z-z0)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131" calcext:value-type="float">
            <text:p>1.31E-02</text:p>
          </table:table-cell>
          <table:table-cell table:number-columns-repeated="2" table:style-name="ce2" office:value-type="float" office:value="0.0025" calcext:value-type="float">
            <text:p>2.50E-03</text:p>
          </table:table-cell>
          <table:table-cell office:value-type="float" office:value="-18.27" calcext:value-type="float">
            <text:p>-18.2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ble 5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formula="of:=[.AE8]+5*LOG10([.W8])+[.X8]*[.O8]" office:value-type="float" office:value="-17.4745097999287" calcext:value-type="float">
            <text:p>-17.4745097999287</text:p>
          </table:table-cell>
          <table:table-cell table:formula="of:=SQRT([.AF8]^2 + ([.$X8]*[.P8])^2)" office:value-type="float" office:value="0.156524758424985" calcext:value-type="float">
            <text:p>0.156524758424985</text:p>
          </table:table-cell>
          <table:table-cell table:formula="of:=SQRT([.AG8]^2 + ([.$X8]*[.Q8])^2)" office:value-type="float" office:value="0.156524758424985" calcext:value-type="float">
            <text:p>0.156524758424985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AB8]*[.W8]^3" office:value-type="float" office:value="0.0146804" calcext:value-type="float">
            <text:p>0.0146804</text:p>
          </table:table-cell>
          <table:table-cell table:formula="of:=[.AC8]*[.W8]^3" office:value-type="float" office:value="0.0049392" calcext:value-type="float">
            <text:p>0.0049392</text:p>
          </table:table-cell>
          <table:table-cell table:formula="of:=[.AD8]*[.W8]^3" office:value-type="float" office:value="0.0049392" calcext:value-type="float">
            <text:p>0.0049392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8.1" calcext:value-type="float">
            <text:p>-8.1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hi = phi* 10**(0.4Pz)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428" calcext:value-type="float">
            <text:p>4.28E-02</text:p>
          </table:table-cell>
          <table:table-cell table:number-columns-repeated="2" table:style-name="ce2" office:value-type="float" office:value="0.0144" calcext:value-type="float">
            <text:p>1.44E-02</text:p>
          </table:table-cell>
          <table:table-cell office:value-type="float" office:value="-17.34" calcext:value-type="float">
            <text:p>-17.3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i* units are h^3 Mpc^-3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table:formula="of:=[.AE9]+5*LOG10([.W9])+[.X9]*[.O9]" office:value-type="float" office:value="-20.0445097999287" calcext:value-type="float">
            <text:p>-20.0445097999287</text:p>
          </table:table-cell>
          <table:table-cell table:formula="of:=SQRT([.AF9]^2 + ([.$X9]*[.P9])^2)" office:value-type="float" office:value="0.0921954445729289" calcext:value-type="float">
            <text:p>0.092195444572929</text:p>
          </table:table-cell>
          <table:table-cell table:formula="of:=SQRT([.AG9]^2 + ([.$X9]*[.Q9])^2)" office:value-type="float" office:value="0.0921954445729289" calcext:value-type="float">
            <text:p>0.092195444572929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AB9]*[.W9]^3" office:value-type="float" office:value="0.0025039" calcext:value-type="float">
            <text:p>0.0025039</text:p>
          </table:table-cell>
          <table:table-cell table:formula="of:=[.AC9]*[.W9]^3" office:value-type="float" office:value="0.0001029" calcext:value-type="float">
            <text:p>0.0001029</text:p>
          </table:table-cell>
          <table:table-cell table:formula="of:=[.AD9]*[.W9]^3" office:value-type="float" office:value="0.0001029" calcext:value-type="float">
            <text:p>0.000102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073" calcext:value-type="float">
            <text:p>7.30E-03</text:p>
          </table:table-cell>
          <table:table-cell table:number-columns-repeated="2" table:style-name="ce2" office:value-type="float" office:value="0.0003" calcext:value-type="float">
            <text:p>3.00E-04</text:p>
          </table:table-cell>
          <table:table-cell office:value-type="float" office:value="-19.58" calcext:value-type="float">
            <text:p>-19.5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formula="of:=[.AE10]+5*LOG10([.W10])+[.X10]*[.O10]" office:value-type="float" office:value="-19.7245097999287" calcext:value-type="float">
            <text:p>-19.7245097999287</text:p>
          </table:table-cell>
          <table:table-cell table:formula="of:=SQRT([.AF10]^2 + ([.$X10]*[.P10])^2)" office:value-type="float" office:value="0.152315462117278" calcext:value-type="float">
            <text:p>0.152315462117278</text:p>
          </table:table-cell>
          <table:table-cell table:formula="of:=SQRT([.AG10]^2 + ([.$X10]*[.Q10])^2)" office:value-type="float" office:value="0.152315462117278" calcext:value-type="float">
            <text:p>0.152315462117278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AB10]*[.W10]^3" office:value-type="float" office:value="0.0043218" calcext:value-type="float">
            <text:p>0.0043218</text:p>
          </table:table-cell>
          <table:table-cell table:formula="of:=[.AC10]*[.W10]^3" office:value-type="float" office:value="0.0005831" calcext:value-type="float">
            <text:p>0.0005831</text:p>
          </table:table-cell>
          <table:table-cell table:formula="of:=[.AD10]*[.W10]^3" office:value-type="float" office:value="0.0005831" calcext:value-type="float">
            <text:p>0.00058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126" calcext:value-type="float">
            <text:p>1.26E-02</text:p>
          </table:table-cell>
          <table:table-cell table:number-columns-repeated="2" table:style-name="ce2" office:value-type="float" office:value="0.0017" calcext:value-type="float">
            <text:p>1.70E-03</text:p>
          </table:table-cell>
          <table:table-cell office:value-type="float" office:value="-19.31" calcext:value-type="float">
            <text:p>-19.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formula="of:=[.AE11]+5*LOG10([.W11])+[.X11]*[.O11]" office:value-type="float" office:value="-20.9745097999287" calcext:value-type="float">
            <text:p>-20.9745097999287</text:p>
          </table:table-cell>
          <table:table-cell table:formula="of:=SQRT([.AF11]^2 + ([.$X11]*[.P11])^2)" office:value-type="float" office:value="0.0670820393249937" calcext:value-type="float">
            <text:p>0.067082039324994</text:p>
          </table:table-cell>
          <table:table-cell table:formula="of:=SQRT([.AG11]^2 + ([.$X11]*[.Q11])^2)" office:value-type="float" office:value="0.0670820393249937" calcext:value-type="float">
            <text:p>0.067082039324994</text:p>
          </table:table-cell>
          <table:table-cell office:value-type="float" office:value="-1.49" calcext:value-type="float">
            <text:p>-1.49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AB11]*[.W11]^3" office:value-type="float" office:value="0.0013034" calcext:value-type="float">
            <text:p>0.0013034</text:p>
          </table:table-cell>
          <table:table-cell table:formula="of:=[.AC11]*[.W11]^3" office:value-type="float" office:value="0.0001715" calcext:value-type="float">
            <text:p>0.0001715</text:p>
          </table:table-cell>
          <table:table-cell table:formula="of:=[.AD11]*[.W11]^3" office:value-type="float" office:value="0.0001715" calcext:value-type="float">
            <text:p>0.000171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038" calcext:value-type="float">
            <text:p>3.80E-03</text:p>
          </table:table-cell>
          <table:table-cell table:number-columns-repeated="2" table:style-name="ce2" office:value-type="float" office:value="0.0005" calcext:value-type="float">
            <text:p>5.00E-04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12]+5*LOG10([.W12])+[.X12]*[.O12]" office:value-type="float" office:value="-20.8745097999287" calcext:value-type="float">
            <text:p>-20.8745097999287</text:p>
          </table:table-cell>
          <table:table-cell table:formula="of:=SQRT([.AF12]^2 + ([.$X12]*[.P12])^2)" office:value-type="float" office:value="0.0316227766016838" calcext:value-type="float">
            <text:p>0.031622776601684</text:p>
          </table:table-cell>
          <table:table-cell table:formula="of:=SQRT([.AG12]^2 + ([.$X12]*[.Q12])^2)" office:value-type="float" office:value="0.0316227766016838" calcext:value-type="float">
            <text:p>0.031622776601684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AB12]*[.W12]^3" office:value-type="float" office:value="0.0038073" calcext:value-type="float">
            <text:p>0.0038073</text:p>
          </table:table-cell>
          <table:table-cell table:formula="of:=[.AC12]*[.W12]^3" office:value-type="float" office:value="0.0005145" calcext:value-type="float">
            <text:p>0.0005145</text:p>
          </table:table-cell>
          <table:table-cell table:formula="of:=[.AD12]*[.W12]^3" office:value-type="float" office:value="0.0005145" calcext:value-type="float">
            <text:p>0.000514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111" calcext:value-type="float">
            <text:p>1.11E-02</text:p>
          </table:table-cell>
          <table:table-cell table:number-columns-repeated="2" table:style-name="ce2" office:value-type="float" office:value="0.0015" calcext:value-type="float">
            <text:p>1.50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table:formula="of:=[.AE13]+5*LOG10([.W13])+[.X13]*[.O13]" office:value-type="float" office:value="-21.2845097999287" calcext:value-type="float">
            <text:p>-21.2845097999287</text:p>
          </table:table-cell>
          <table:table-cell table:formula="of:=SQRT([.AF13]^2 + ([.$X13]*[.P13])^2)" office:value-type="float" office:value="0.0721110255092798" calcext:value-type="float">
            <text:p>0.07211102550928</text:p>
          </table:table-cell>
          <table:table-cell table:formula="of:=SQRT([.AG13]^2 + ([.$X13]*[.Q13])^2)" office:value-type="float" office:value="0.0721110255092798" calcext:value-type="float">
            <text:p>0.07211102550928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[.AB13]*[.W13]^3" office:value-type="float" office:value="0.0014406" calcext:value-type="float">
            <text:p>0.0014406</text:p>
          </table:table-cell>
          <table:table-cell table:formula="of:=[.AC13]*[.W13]^3" office:value-type="float" office:value="0.0002058" calcext:value-type="float">
            <text:p>0.0002058</text:p>
          </table:table-cell>
          <table:table-cell table:formula="of:=[.AD13]*[.W13]^3" office:value-type="float" office:value="0.0002058" calcext:value-type="float">
            <text:p>0.000205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042" calcext:value-type="float">
            <text:p>4.20E-03</text:p>
          </table:table-cell>
          <table:table-cell table:number-columns-repeated="2" table:style-name="ce2" office:value-type="float" office:value="0.0006" calcext:value-type="float">
            <text:p>6.00E-04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table:formula="of:=[.AE14]+5*LOG10([.W14])+[.X14]*[.O14]" office:value-type="float" office:value="-21.2045097999287" calcext:value-type="float">
            <text:p>-21.2045097999287</text:p>
          </table:table-cell>
          <table:table-cell table:formula="of:=SQRT([.AF14]^2 + ([.$X14]*[.P14])^2)" office:value-type="float" office:value="0.0316227766016838" calcext:value-type="float">
            <text:p>0.031622776601684</text:p>
          </table:table-cell>
          <table:table-cell table:formula="of:=SQRT([.AG14]^2 + ([.$X14]*[.Q14])^2)" office:value-type="float" office:value="0.0316227766016838" calcext:value-type="float">
            <text:p>0.031622776601684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AB14]*[.W14]^3" office:value-type="float" office:value="0.0039788" calcext:value-type="float">
            <text:p>0.0039788</text:p>
          </table:table-cell>
          <table:table-cell table:formula="of:=[.AC14]*[.W14]^3" office:value-type="float" office:value="0.0005145" calcext:value-type="float">
            <text:p>0.0005145</text:p>
          </table:table-cell>
          <table:table-cell table:formula="of:=[.AD14]*[.W14]^3" office:value-type="float" office:value="0.0005145" calcext:value-type="float">
            <text:p>0.0005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116" calcext:value-type="float">
            <text:p>1.16E-02</text:p>
          </table:table-cell>
          <table:table-cell table:number-columns-repeated="2" table:style-name="ce2" office:value-type="float" office:value="0.0015" calcext:value-type="float">
            <text:p>1.50E-03</text:p>
          </table:table-cell>
          <table:table-cell office:value-type="float" office:value="-20.63" calcext:value-type="float">
            <text:p>-20.6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</text:p>
          </table:table-cell>
          <table:table-cell table:formula="of:=[.AE15]+5*LOG10([.W15])+[.X15]*[.O15]" office:value-type="float" office:value="-21.6745097999287" calcext:value-type="float">
            <text:p>-21.6745097999287</text:p>
          </table:table-cell>
          <table:table-cell table:formula="of:=SQRT([.AF15]^2 + ([.$X15]*[.P15])^2)" office:value-type="float" office:value="0.0447213595499958" calcext:value-type="float">
            <text:p>0.044721359549996</text:p>
          </table:table-cell>
          <table:table-cell table:formula="of:=SQRT([.AG15]^2 + ([.$X15]*[.Q15])^2)" office:value-type="float" office:value="0.0447213595499958" calcext:value-type="float">
            <text:p>0.044721359549996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AB15]*[.W15]^3" office:value-type="float" office:value="0.0011662" calcext:value-type="float">
            <text:p>0.0011662</text:p>
          </table:table-cell>
          <table:table-cell table:formula="of:=[.AC15]*[.W15]^3" office:value-type="float" office:value="0.0001372" calcext:value-type="float">
            <text:p>0.0001372</text:p>
          </table:table-cell>
          <table:table-cell table:formula="of:=[.AD15]*[.W15]^3" office:value-type="float" office:value="0.0001372" calcext:value-type="float">
            <text:p>0.000137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034" calcext:value-type="float">
            <text:p>3.40E-03</text:p>
          </table:table-cell>
          <table:table-cell table:number-columns-repeated="2" table:style-name="ce2" office:value-type="float" office:value="0.0004" calcext:value-type="float">
            <text:p>4.00E-04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table:formula="of:=[.AE16]+5*LOG10([.W16])+[.X16]*[.O16]" office:value-type="float" office:value="-21.4045097999287" calcext:value-type="float">
            <text:p>-21.4045097999287</text:p>
          </table:table-cell>
          <table:table-cell table:formula="of:=SQRT([.AF16]^2 + ([.$X16]*[.P16])^2)" office:value-type="float" office:value="0.0670820393249937" calcext:value-type="float">
            <text:p>0.067082039324994</text:p>
          </table:table-cell>
          <table:table-cell table:formula="of:=SQRT([.AG16]^2 + ([.$X16]*[.Q16])^2)" office:value-type="float" office:value="0.0670820393249937" calcext:value-type="float">
            <text:p>0.067082039324994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AB16]*[.W16]^3" office:value-type="float" office:value="0.0045276" calcext:value-type="float">
            <text:p>0.0045276</text:p>
          </table:table-cell>
          <table:table-cell table:formula="of:=[.AC16]*[.W16]^3" office:value-type="float" office:value="0.0005488" calcext:value-type="float">
            <text:p>0.0005488</text:p>
          </table:table-cell>
          <table:table-cell table:formula="of:=[.AD16]*[.W16]^3" office:value-type="float" office:value="0.0005488" calcext:value-type="float">
            <text:p>0.000548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" office:value-type="float" office:value="0.0132" calcext:value-type="float">
            <text:p>1.32E-02</text:p>
          </table:table-cell>
          <table:table-cell table:number-columns-repeated="2" table:style-name="ce2" office:value-type="float" office:value="0.0016" calcext:value-type="float">
            <text:p>1.60E-03</text:p>
          </table:table-cell>
          <table:table-cell office:value-type="float" office:value="-20.87" calcext:value-type="float">
            <text:p>-20.8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#MNRAS 420 1239</text:p>
          </table:table-cell>
          <table:table-cell office:value-type="string" calcext:value-type="string">
            <text:p>Loveday+201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355" calcext:value-type="float">
            <text:p>355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Table 5; QPSWML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355" calcext:value-type="float">
            <text:p>355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phi* units are h^3 Mpc^-3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 uncertain results so just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  <table:table-cell office:value-type="float" office:value="2.8" calcext:value-type="float">
            <text:p>2.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 use the original combined fits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7" calcext:value-type="float">
            <text:p>617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  <table:table-cell office:value-type="float" office:value="1.7" calcext:value-type="float">
            <text:p>1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7" calcext:value-type="float">
            <text:p>617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748" calcext:value-type="float">
            <text:p>748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  <table:table-cell office:value-type="float" office:value="2.3" calcext:value-type="float">
            <text:p>2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48" calcext:value-type="float">
            <text:p>748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  <table:table-cell office:value-type="float" office:value="2.7" calcext:value-type="float">
            <text:p>2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NRAS 451 1540</text:p>
          </table:table-cell>
          <table:table-cell office:value-type="string" calcext:value-type="string">
            <text:p>Loveday+2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formula="of:=[.AE27]+5*LOG10([.W27])-[.R27]*[.X27]" office:value-type="float" office:value="-21.2645097999287" calcext:value-type="float">
            <text:p>-21.2645097999287</text:p>
          </table:table-cell>
          <table:table-cell table:formula="of:=SQRT([.AF27]^2 + ([.$P27]*[.$X27])^2)" office:value-type="float" office:value="0.0509901951359279" calcext:value-type="float">
            <text:p>0.050990195135928</text:p>
          </table:table-cell>
          <table:table-cell table:formula="of:=SQRT([.AG27]^2 + ([.$P27]*[.$X27])^2)" office:value-type="float" office:value="0.0509901951359279" calcext:value-type="float">
            <text:p>0.050990195135928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AB27]*[.$W27]^3" office:value-type="float" office:value="0.00184201906154997" calcext:value-type="float">
            <text:p>0.00184201906155</text:p>
          </table:table-cell>
          <table:table-cell table:formula="of:=[.AC27]*[.$W27]^3" office:value-type="float" office:value="0.000212070281606792" calcext:value-type="float">
            <text:p>0.000212070281607</text:p>
          </table:table-cell>
          <table:table-cell table:formula="of:=[.AD27]*[.$W27]^3" office:value-type="float" office:value="0.000212070281606792" calcext:value-type="float">
            <text:p>0.000212070281607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 = m – 5log10dl – 25 – K(z) + Q(z-z0)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10^[.Y27]" office:value-type="float" office:value="0.00537031796370253" calcext:value-type="float">
            <text:p>0.005370317963703</text:p>
          </table:table-cell>
          <table:table-cell table:formula="of:=[.Z27]*10^[.$Y27]*LN(10)" office:value-type="float" office:value="0.000618280704392979" calcext:value-type="float">
            <text:p>0.000618280704393</text:p>
          </table:table-cell>
          <table:table-cell table:formula="of:=[.AA27]*10^[.$Y27]*LN(10)" office:value-type="float" office:value="0.000618280704392979" calcext:value-type="float">
            <text:p>0.000618280704393</text:p>
          </table:table-cell>
          <table:table-cell office:value-type="float" office:value="-20.36" calcext:value-type="float">
            <text:p>-20.36</text:p>
          </table:table-cell>
          <table:table-cell table:number-columns-repeated="2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mean probability petrosian; table 3+4; phi* units are h^3 Mpc^-3 (but fig 8 has extra mag^-1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28]+5*LOG10([.W28])-[.R28]*[.X28]" office:value-type="float" office:value="-21.6095097999287" calcext:value-type="float">
            <text:p>-21.6095097999287</text:p>
          </table:table-cell>
          <table:table-cell table:formula="of:=SQRT([.AF28]^2 + ([.$P28]*[.$X28])^2)" office:value-type="float" office:value="0.0626418390534633" calcext:value-type="float">
            <text:p>0.062641839053463</text:p>
          </table:table-cell>
          <table:table-cell table:formula="of:=SQRT([.AG28]^2 + ([.$P28]*[.$X28])^2)" office:value-type="float" office:value="0.0626418390534633" calcext:value-type="float">
            <text:p>0.062641839053463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AB28]*[.$W28]^3" office:value-type="float" office:value="0.00201973373786967" calcext:value-type="float">
            <text:p>0.00201973373787</text:p>
          </table:table-cell>
          <table:table-cell table:formula="of:=[.AC28]*[.$W28]^3" office:value-type="float" office:value="0.000232530439831792" calcext:value-type="float">
            <text:p>0.000232530439832</text:p>
          </table:table-cell>
          <table:table-cell table:formula="of:=[.AD28]*[.$W28]^3" office:value-type="float" office:value="0.000232530439831792" calcext:value-type="float">
            <text:p>0.00023253043983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hi = phi* 10**(0.4Pz)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2.23" calcext:value-type="float">
            <text:p>-2.23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10^[.Y28]" office:value-type="float" office:value="0.00588843655355589" calcext:value-type="float">
            <text:p>0.005888436553556</text:p>
          </table:table-cell>
          <table:table-cell table:formula="of:=[.Z28]*10^[.$Y28]*LN(10)" office:value-type="float" office:value="0.000677931311462951" calcext:value-type="float">
            <text:p>0.000677931311463</text:p>
          </table:table-cell>
          <table:table-cell table:formula="of:=[.AA28]*10^[.$Y28]*LN(10)" office:value-type="float" office:value="0.000677931311462951" calcext:value-type="float">
            <text:p>0.000677931311463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MNRAS 399 1106</text:p>
          </table:table-cell>
          <table:table-cell office:value-type="string" calcext:value-type="string">
            <text:p>Montero-dorta+20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NRAS 439 1245</text:p>
          </table:table-cell>
          <table:table-cell office:value-type="string" calcext:value-type="string">
            <text:p>Kelvin+201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30]" office:value-type="float" office:value="-18.53" calcext:value-type="float">
            <text:p>-18.53</text:p>
          </table:table-cell>
          <table:table-cell table:formula="of:=[.AF30]" office:value-type="float" office:value="1.25" calcext:value-type="float">
            <text:p>1.25</text:p>
          </table:table-cell>
          <table:table-cell table:formula="of:=[.AG30]" office:value-type="float" office:value="1.25" calcext:value-type="float">
            <text:p>1.25</text:p>
          </table:table-cell>
          <table:table-cell office:value-type="float" office:value="-0.91" calcext:value-type="float">
            <text:p>-0.91</text:p>
          </table:table-cell>
          <table:table-cell table:number-columns-repeated="2" office:value-type="float" office:value="7.17" calcext:value-type="float">
            <text:p>7.17</text:p>
          </table:table-cell>
          <table:table-cell table:style-name="ce2" table:formula="of:=[.AB30]" office:value-type="float" office:value="0.00964" calcext:value-type="float">
            <text:p>9.64E-03</text:p>
          </table:table-cell>
          <table:table-cell table:style-name="ce2" table:formula="of:=[.AC30]" office:value-type="float" office:value="0.01291" calcext:value-type="float">
            <text:p>1.29E-02</text:p>
          </table:table-cell>
          <table:table-cell table:style-name="ce2" table:formula="of:=[.AD30]" office:value-type="float" office:value="0.01291" calcext:value-type="float">
            <text:p>1.29E-02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number-columns-repeated="6"/>
          <table:table-cell table:style-name="ce2" office:value-type="float" office:value="0.00964" calcext:value-type="float">
            <text:p>9.64E-03</text:p>
          </table:table-cell>
          <table:table-cell table:number-columns-repeated="2" table:style-name="ce2" office:value-type="float" office:value="0.01291" calcext:value-type="float">
            <text:p>1.29E-02</text:p>
          </table:table-cell>
          <table:table-cell office:value-type="float" office:value="-18.53" calcext:value-type="float">
            <text:p>-18.5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ble 9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formula="of:=[.AE31]" office:value-type="float" office:value="-18.53" calcext:value-type="float">
            <text:p>-18.53</text:p>
          </table:table-cell>
          <table:table-cell table:formula="of:=[.AF31]" office:value-type="float" office:value="1.25" calcext:value-type="float">
            <text:p>1.25</text:p>
          </table:table-cell>
          <table:table-cell table:formula="of:=[.AG31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6.01" calcext:value-type="float">
            <text:p>6.01</text:p>
          </table:table-cell>
          <table:table-cell table:style-name="ce2" table:formula="of:=[.AB31]" office:value-type="float" office:value="0.00146" calcext:value-type="float">
            <text:p>1.46E-03</text:p>
          </table:table-cell>
          <table:table-cell table:style-name="ce2" table:formula="of:=[.AC31]" office:value-type="float" office:value="0.00939" calcext:value-type="float">
            <text:p>9.39E-03</text:p>
          </table:table-cell>
          <table:table-cell table:style-name="ce2" table:formula="of:=[.AD31]" office:value-type="float" office:value="0.00939" calcext:value-type="float">
            <text:p>9.39E-03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number-columns-repeated="6"/>
          <table:table-cell table:style-name="ce2" office:value-type="float" office:value="0.00146" calcext:value-type="float">
            <text:p>1.46E-03</text:p>
          </table:table-cell>
          <table:table-cell table:number-columns-repeated="2" table:style-name="ce2" office:value-type="float" office:value="0.00939" calcext:value-type="float">
            <text:p>9.39E-03</text:p>
          </table:table-cell>
          <table:table-cell office:value-type="float" office:value="-18.53" calcext:value-type="float">
            <text:p>-18.5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hi* units of 1e-3 mag^-1 Mpc^-3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table:formula="of:=[.AE32]" office:value-type="float" office:value="-20.28" calcext:value-type="float">
            <text:p>-20.28</text:p>
          </table:table-cell>
          <table:table-cell table:formula="of:=[.AF32]" office:value-type="float" office:value="0.26" calcext:value-type="float">
            <text:p>0.26</text:p>
          </table:table-cell>
          <table:table-cell table:formula="of:=[.AG32]" office:value-type="float" office:value="0.26" calcext:value-type="float">
            <text:p>0.26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0.14" calcext:value-type="float">
            <text:p>0.14</text:p>
          </table:table-cell>
          <table:table-cell table:style-name="ce2" table:formula="of:=[.AB32]" office:value-type="float" office:value="0.00351" calcext:value-type="float">
            <text:p>3.51E-03</text:p>
          </table:table-cell>
          <table:table-cell table:style-name="ce2" table:formula="of:=[.AC32]" office:value-type="float" office:value="0.00175" calcext:value-type="float">
            <text:p>1.75E-03</text:p>
          </table:table-cell>
          <table:table-cell table:style-name="ce2" table:formula="of:=[.AD32]" office:value-type="float" office:value="0.00175" calcext:value-type="float">
            <text:p>1.75E-03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table:number-columns-repeated="6"/>
          <table:table-cell table:style-name="ce2" office:value-type="float" office:value="0.00351" calcext:value-type="float">
            <text:p>3.51E-03</text:p>
          </table:table-cell>
          <table:table-cell table:number-columns-repeated="2" table:style-name="ce2" office:value-type="float" office:value="0.00175" calcext:value-type="float">
            <text:p>1.75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or 0.25 mag bins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formula="of:=[.AE33]" office:value-type="float" office:value="-20.28" calcext:value-type="float">
            <text:p>-20.28</text:p>
          </table:table-cell>
          <table:table-cell table:formula="of:=[.AF33]" office:value-type="float" office:value="0.26" calcext:value-type="float">
            <text:p>0.26</text:p>
          </table:table-cell>
          <table:table-cell table:formula="of:=[.AG33]"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59" calcext:value-type="float">
            <text:p>0.59</text:p>
          </table:table-cell>
          <table:table-cell table:style-name="ce2" table:formula="of:=[.AB33]" office:value-type="float" office:value="0.00488" calcext:value-type="float">
            <text:p>4.88E-03</text:p>
          </table:table-cell>
          <table:table-cell table:style-name="ce2" table:formula="of:=[.AC33]" office:value-type="float" office:value="0.00122" calcext:value-type="float">
            <text:p>1.22E-03</text:p>
          </table:table-cell>
          <table:table-cell table:style-name="ce2" table:formula="of:=[.AD33]" office:value-type="float" office:value="0.00122" calcext:value-type="float">
            <text:p>1.22E-03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table:number-columns-repeated="6"/>
          <table:table-cell table:style-name="ce2" office:value-type="float" office:value="0.00488" calcext:value-type="float">
            <text:p>4.88E-03</text:p>
          </table:table-cell>
          <table:table-cell table:number-columns-repeated="2" table:style-name="ce2" office:value-type="float" office:value="0.00122" calcext:value-type="float">
            <text:p>1.22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0=70km/s/kpc gives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formula="of:=[.AE34]" office:value-type="float" office:value="-20.9" calcext:value-type="float">
            <text:p>-20.9</text:p>
          </table:table-cell>
          <table:table-cell table:formula="of:=[.AF34]" office:value-type="float" office:value="0.26" calcext:value-type="float">
            <text:p>0.26</text:p>
          </table:table-cell>
          <table:table-cell table:formula="of:=[.AG34]" office:value-type="float" office:value="0.26" calcext:value-type="float">
            <text:p>0.26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0.07" calcext:value-type="float">
            <text:p>0.07</text:p>
          </table:table-cell>
          <table:table-cell table:style-name="ce2" table:formula="of:=[.AB34]" office:value-type="float" office:value="0.00451" calcext:value-type="float">
            <text:p>4.51E-03</text:p>
          </table:table-cell>
          <table:table-cell table:style-name="ce2" table:formula="of:=[.AC34]" office:value-type="float" office:value="0.00103" calcext:value-type="float">
            <text:p>1.03E-03</text:p>
          </table:table-cell>
          <table:table-cell table:style-name="ce2" table:formula="of:=[.AD34]" office:value-type="float" office:value="0.00103" calcext:value-type="float">
            <text:p>1.03E-03</text:p>
          </table:table-cell>
          <table:table-cell table:number-columns-repeated="6"/>
          <table:table-cell office:value-type="float" office:value="617" calcext:value-type="float">
            <text:p>617</text:p>
          </table:table-cell>
          <table:table-cell table:number-columns-repeated="6"/>
          <table:table-cell table:style-name="ce2" office:value-type="float" office:value="0.00451" calcext:value-type="float">
            <text:p>4.51E-03</text:p>
          </table:table-cell>
          <table:table-cell table:number-columns-repeated="2" table:style-name="ce2" office:value-type="float" office:value="0.00103" calcext:value-type="float">
            <text:p>1.03E-03</text:p>
          </table:table-cell>
          <table:table-cell office:value-type="float" office:value="-20.9" calcext:value-type="float">
            <text:p>-20.9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=1 here so we don’t need to correct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35]" office:value-type="float" office:value="-20.9" calcext:value-type="float">
            <text:p>-20.9</text:p>
          </table:table-cell>
          <table:table-cell table:formula="of:=[.AF35]" office:value-type="float" office:value="0.26" calcext:value-type="float">
            <text:p>0.26</text:p>
          </table:table-cell>
          <table:table-cell table:formula="of:=[.AG35]"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ce2" table:formula="of:=[.AB35]" office:value-type="float" office:value="0.00301" calcext:value-type="float">
            <text:p>3.01E-03</text:p>
          </table:table-cell>
          <table:table-cell table:style-name="ce2" table:formula="of:=[.AC35]" office:value-type="float" office:value="0.00083" calcext:value-type="float">
            <text:p>8.30E-04</text:p>
          </table:table-cell>
          <table:table-cell table:style-name="ce2" table:formula="of:=[.AD35]" office:value-type="float" office:value="0.00083" calcext:value-type="float">
            <text:p>8.30E-04</text:p>
          </table:table-cell>
          <table:table-cell table:number-columns-repeated="6"/>
          <table:table-cell office:value-type="float" office:value="617" calcext:value-type="float">
            <text:p>617</text:p>
          </table:table-cell>
          <table:table-cell table:number-columns-repeated="6"/>
          <table:table-cell table:style-name="ce2" office:value-type="float" office:value="0.00301" calcext:value-type="float">
            <text:p>3.01E-03</text:p>
          </table:table-cell>
          <table:table-cell table:number-columns-repeated="2" table:style-name="ce2" office:value-type="float" office:value="0.00083" calcext:value-type="float">
            <text:p>8.30E-04</text:p>
          </table:table-cell>
          <table:table-cell office:value-type="float" office:value="-20.9" calcext:value-type="float">
            <text:p>-20.9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table:formula="of:=[.AE36]" office:value-type="float" office:value="-21.45" calcext:value-type="float">
            <text:p>-21.45</text:p>
          </table:table-cell>
          <table:table-cell table:formula="of:=[.AF36]" office:value-type="float" office:value="0.2" calcext:value-type="float">
            <text:p>0.2</text:p>
          </table:table-cell>
          <table:table-cell table:formula="of:=[.AG36]"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0.21" calcext:value-type="float">
            <text:p>0.21</text:p>
          </table:table-cell>
          <table:table-cell table:style-name="ce2" table:formula="of:=[.AB36]" office:value-type="float" office:value="0.0022" calcext:value-type="float">
            <text:p>2.20E-03</text:p>
          </table:table-cell>
          <table:table-cell table:style-name="ce2" table:formula="of:=[.AC36]" office:value-type="float" office:value="0.0015" calcext:value-type="float">
            <text:p>1.50E-03</text:p>
          </table:table-cell>
          <table:table-cell table:style-name="ce2" table:formula="of:=[.AD36]" office:value-type="float" office:value="0.0015" calcext:value-type="float">
            <text:p>1.50E-03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table:number-columns-repeated="6"/>
          <table:table-cell table:style-name="ce2" office:value-type="float" office:value="0.0022" calcext:value-type="float">
            <text:p>2.20E-03</text:p>
          </table:table-cell>
          <table:table-cell table:number-columns-repeated="2" table:style-name="ce2" office:value-type="float" office:value="0.0015" calcext:value-type="float">
            <text:p>1.50E-03</text:p>
          </table:table-cell>
          <table:table-cell office:value-type="float" office:value="-21.45" calcext:value-type="float">
            <text:p>-21.4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table:formula="of:=[.AE37]" office:value-type="float" office:value="-21.45" calcext:value-type="float">
            <text:p>-21.45</text:p>
          </table:table-cell>
          <table:table-cell table:formula="of:=[.AF37]" office:value-type="float" office:value="0.2" calcext:value-type="float">
            <text:p>0.2</text:p>
          </table:table-cell>
          <table:table-cell table:formula="of:=[.AG37]" office:value-type="float" office:value="0.2" calcext:value-type="float">
            <text:p>0.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2" table:formula="of:=[.AB37]" office:value-type="float" office:value="0.00487" calcext:value-type="float">
            <text:p>4.87E-03</text:p>
          </table:table-cell>
          <table:table-cell table:style-name="ce2" table:formula="of:=[.AC37]" office:value-type="float" office:value="0.00134" calcext:value-type="float">
            <text:p>1.34E-03</text:p>
          </table:table-cell>
          <table:table-cell table:style-name="ce2" table:formula="of:=[.AD37]" office:value-type="float" office:value="0.00134" calcext:value-type="float">
            <text:p>1.34E-03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table:number-columns-repeated="6"/>
          <table:table-cell table:style-name="ce2" office:value-type="float" office:value="0.00487" calcext:value-type="float">
            <text:p>4.87E-03</text:p>
          </table:table-cell>
          <table:table-cell table:number-columns-repeated="2" table:style-name="ce2" office:value-type="float" office:value="0.00134" calcext:value-type="float">
            <text:p>1.34E-03</text:p>
          </table:table-cell>
          <table:table-cell office:value-type="float" office:value="-21.45" calcext:value-type="float">
            <text:p>-21.4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</text:p>
          </table:table-cell>
          <table:table-cell table:formula="of:=[.AE38]" office:value-type="float" office:value="-21.78" calcext:value-type="float">
            <text:p>-21.78</text:p>
          </table:table-cell>
          <table:table-cell table:formula="of:=[.AF38]" office:value-type="float" office:value="0.25" calcext:value-type="float">
            <text:p>0.25</text:p>
          </table:table-cell>
          <table:table-cell table:formula="of:=[.AG38]" office:value-type="float" office:value="0.25" calcext:value-type="float">
            <text:p>0.25</text:p>
          </table:table-cell>
          <table:table-cell office:value-type="float" office:value="-1.46" calcext:value-type="float">
            <text:p>-1.46</text:p>
          </table:table-cell>
          <table:table-cell table:number-columns-repeated="2" office:value-type="float" office:value="0.21" calcext:value-type="float">
            <text:p>0.21</text:p>
          </table:table-cell>
          <table:table-cell table:style-name="ce2" table:formula="of:=[.AB38]" office:value-type="float" office:value="0.0014" calcext:value-type="float">
            <text:p>1.40E-03</text:p>
          </table:table-cell>
          <table:table-cell table:style-name="ce2" table:formula="of:=[.AC38]" office:value-type="float" office:value="0.00112" calcext:value-type="float">
            <text:p>1.12E-03</text:p>
          </table:table-cell>
          <table:table-cell table:style-name="ce2" table:formula="of:=[.AD38]" office:value-type="float" office:value="0.00112" calcext:value-type="float">
            <text:p>1.12E-03</text:p>
          </table:table-cell>
          <table:table-cell table:number-columns-repeated="6"/>
          <table:table-cell office:value-type="float" office:value="892" calcext:value-type="float">
            <text:p>892</text:p>
          </table:table-cell>
          <table:table-cell table:number-columns-repeated="6"/>
          <table:table-cell table:style-name="ce2" office:value-type="float" office:value="0.0014" calcext:value-type="float">
            <text:p>1.40E-03</text:p>
          </table:table-cell>
          <table:table-cell table:number-columns-repeated="2" table:style-name="ce2" office:value-type="float" office:value="0.00112" calcext:value-type="float">
            <text:p>1.12E-03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table:formula="of:=[.AE39]" office:value-type="float" office:value="-21.78" calcext:value-type="float">
            <text:p>-21.78</text:p>
          </table:table-cell>
          <table:table-cell table:formula="of:=[.AF39]" office:value-type="float" office:value="0.25" calcext:value-type="float">
            <text:p>0.25</text:p>
          </table:table-cell>
          <table:table-cell table:formula="of:=[.AG39]"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44" calcext:value-type="float">
            <text:p>0.44</text:p>
          </table:table-cell>
          <table:table-cell table:style-name="ce2" table:formula="of:=[.AB39]" office:value-type="float" office:value="0.00505" calcext:value-type="float">
            <text:p>5.05E-03</text:p>
          </table:table-cell>
          <table:table-cell table:style-name="ce2" table:formula="of:=[.AC39]" office:value-type="float" office:value="0.00088" calcext:value-type="float">
            <text:p>8.80E-04</text:p>
          </table:table-cell>
          <table:table-cell table:style-name="ce2" table:formula="of:=[.AD39]" office:value-type="float" office:value="0.00088" calcext:value-type="float">
            <text:p>8.80E-04</text:p>
          </table:table-cell>
          <table:table-cell table:number-columns-repeated="6"/>
          <table:table-cell office:value-type="float" office:value="892" calcext:value-type="float">
            <text:p>892</text:p>
          </table:table-cell>
          <table:table-cell table:number-columns-repeated="6"/>
          <table:table-cell table:style-name="ce2" office:value-type="float" office:value="0.00505" calcext:value-type="float">
            <text:p>5.05E-03</text:p>
          </table:table-cell>
          <table:table-cell table:number-columns-repeated="2" table:style-name="ce2" office:value-type="float" office:value="0.00088" calcext:value-type="float">
            <text:p>8.80E-04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</text:p>
          </table:table-cell>
          <table:table-cell table:formula="of:=[.AE40]" office:value-type="float" office:value="-21.76" calcext:value-type="float">
            <text:p>-21.76</text:p>
          </table:table-cell>
          <table:table-cell table:formula="of:=[.AF40]" office:value-type="float" office:value="0.24" calcext:value-type="float">
            <text:p>0.24</text:p>
          </table:table-cell>
          <table:table-cell table:formula="of:=[.AG40]" office:value-type="float" office:value="0.24" calcext:value-type="float">
            <text:p>0.24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2" table:formula="of:=[.AB40]" office:value-type="float" office:value="0.00144" calcext:value-type="float">
            <text:p>1.44E-03</text:p>
          </table:table-cell>
          <table:table-cell table:style-name="ce2" table:formula="of:=[.AC40]" office:value-type="float" office:value="0.00125" calcext:value-type="float">
            <text:p>1.25E-03</text:p>
          </table:table-cell>
          <table:table-cell table:style-name="ce2" table:formula="of:=[.AD40]" office:value-type="float" office:value="0.00125" calcext:value-type="float">
            <text:p>1.25E-03</text:p>
          </table:table-cell>
          <table:table-cell table:number-columns-repeated="6"/>
          <table:table-cell office:value-type="float" office:value="1031" calcext:value-type="float">
            <text:p>1031</text:p>
          </table:table-cell>
          <table:table-cell table:number-columns-repeated="6"/>
          <table:table-cell table:style-name="ce2" office:value-type="float" office:value="0.00144" calcext:value-type="float">
            <text:p>1.44E-03</text:p>
          </table:table-cell>
          <table:table-cell table:number-columns-repeated="2" table:style-name="ce2" office:value-type="float" office:value="0.00125" calcext:value-type="float">
            <text:p>1.25E-03</text:p>
          </table:table-cell>
          <table:table-cell office:value-type="float" office:value="-21.76" calcext:value-type="float">
            <text:p>-21.7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</text:p>
          </table:table-cell>
          <table:table-cell table:formula="of:=[.AE41]" office:value-type="float" office:value="-21.76" calcext:value-type="float">
            <text:p>-21.76</text:p>
          </table:table-cell>
          <table:table-cell table:formula="of:=[.AF41]" office:value-type="float" office:value="0.24" calcext:value-type="float">
            <text:p>0.24</text:p>
          </table:table-cell>
          <table:table-cell table:formula="of:=[.AG41]" office:value-type="float" office:value="0.24" calcext:value-type="float">
            <text:p>0.24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4" calcext:value-type="float">
            <text:p>0.54</text:p>
          </table:table-cell>
          <table:table-cell table:style-name="ce2" table:formula="of:=[.AB41]" office:value-type="float" office:value="0.00483" calcext:value-type="float">
            <text:p>4.83E-03</text:p>
          </table:table-cell>
          <table:table-cell table:style-name="ce2" table:formula="of:=[.AC41]" office:value-type="float" office:value="0.00084" calcext:value-type="float">
            <text:p>8.40E-04</text:p>
          </table:table-cell>
          <table:table-cell table:style-name="ce2" table:formula="of:=[.AD41]" office:value-type="float" office:value="0.00084" calcext:value-type="float">
            <text:p>8.40E-04</text:p>
          </table:table-cell>
          <table:table-cell table:number-columns-repeated="6"/>
          <table:table-cell office:value-type="float" office:value="1031" calcext:value-type="float">
            <text:p>1031</text:p>
          </table:table-cell>
          <table:table-cell table:number-columns-repeated="6"/>
          <table:table-cell table:style-name="ce2" office:value-type="float" office:value="0.00483" calcext:value-type="float">
            <text:p>4.83E-03</text:p>
          </table:table-cell>
          <table:table-cell table:number-columns-repeated="2" table:style-name="ce2" office:value-type="float" office:value="0.00084" calcext:value-type="float">
            <text:p>8.40E-04</text:p>
          </table:table-cell>
          <table:table-cell office:value-type="float" office:value="-21.76" calcext:value-type="float">
            <text:p>-21.7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b</text:p>
          </table:table-cell>
          <table:table-cell table:formula="of:=[.AE42]" office:value-type="float" office:value="-21.82" calcext:value-type="float">
            <text:p>-21.82</text:p>
          </table:table-cell>
          <table:table-cell table:formula="of:=[.AF42]" office:value-type="float" office:value="0.17" calcext:value-type="float">
            <text:p>0.17</text:p>
          </table:table-cell>
          <table:table-cell table:formula="of:=[.AG42]" office:value-type="float" office:value="0.17" calcext:value-type="float">
            <text:p>0.17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2.43" calcext:value-type="float">
            <text:p>2.43</text:p>
          </table:table-cell>
          <table:table-cell table:style-name="ce2" table:formula="of:=[.AB42]" office:value-type="float" office:value="0.00158" calcext:value-type="float">
            <text:p>1.58E-03</text:p>
          </table:table-cell>
          <table:table-cell table:style-name="ce2" table:formula="of:=[.AC42]" office:value-type="float" office:value="0.00076" calcext:value-type="float">
            <text:p>7.60E-04</text:p>
          </table:table-cell>
          <table:table-cell table:style-name="ce2" table:formula="of:=[.AD42]" office:value-type="float" office:value="0.00076" calcext:value-type="float">
            <text:p>7.60E-04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table:number-columns-repeated="6"/>
          <table:table-cell table:style-name="ce2" office:value-type="float" office:value="0.00158" calcext:value-type="float">
            <text:p>1.58E-03</text:p>
          </table:table-cell>
          <table:table-cell table:number-columns-repeated="2" table:style-name="ce2" office:value-type="float" office:value="0.00076" calcext:value-type="float">
            <text:p>7.60E-04</text:p>
          </table:table-cell>
          <table:table-cell office:value-type="float" office:value="-21.82" calcext:value-type="float">
            <text:p>-21.8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r</text:p>
          </table:table-cell>
          <table:table-cell table:formula="of:=[.AE43]" office:value-type="float" office:value="-21.82" calcext:value-type="float">
            <text:p>-21.82</text:p>
          </table:table-cell>
          <table:table-cell table:formula="of:=[.AF43]" office:value-type="float" office:value="0.17" calcext:value-type="float">
            <text:p>0.17</text:p>
          </table:table-cell>
          <table:table-cell table:formula="of:=[.AG43]"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2.58" calcext:value-type="float">
            <text:p>2.58</text:p>
          </table:table-cell>
          <table:table-cell table:style-name="ce2" table:formula="of:=[.AB43]" office:value-type="float" office:value="0.00478" calcext:value-type="float">
            <text:p>4.78E-03</text:p>
          </table:table-cell>
          <table:table-cell table:style-name="ce2" table:formula="of:=[.AC43]" office:value-type="float" office:value="0.00072" calcext:value-type="float">
            <text:p>7.20E-04</text:p>
          </table:table-cell>
          <table:table-cell table:style-name="ce2" table:formula="of:=[.AD43]" office:value-type="float" office:value="0.00072" calcext:value-type="float">
            <text:p>7.20E-04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table:number-columns-repeated="6"/>
          <table:table-cell table:style-name="ce2" office:value-type="float" office:value="0.00478" calcext:value-type="float">
            <text:p>4.78E-03</text:p>
          </table:table-cell>
          <table:table-cell table:number-columns-repeated="2" table:style-name="ce2" office:value-type="float" office:value="0.00072" calcext:value-type="float">
            <text:p>7.20E-04</text:p>
          </table:table-cell>
          <table:table-cell office:value-type="float" office:value="-21.82" calcext:value-type="float">
            <text:p>-21.8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</text:p>
          </table:table-cell>
          <table:table-cell table:formula="of:=[.AE44]" office:value-type="float" office:value="-22.04" calcext:value-type="float">
            <text:p>-22.04</text:p>
          </table:table-cell>
          <table:table-cell table:formula="of:=[.AF44]" office:value-type="float" office:value="0.26" calcext:value-type="float">
            <text:p>0.26</text:p>
          </table:table-cell>
          <table:table-cell table:formula="of:=[.AG44]" office:value-type="float" office:value="0.26" calcext:value-type="float">
            <text:p>0.26</text:p>
          </table:table-cell>
          <table:table-cell office:value-type="float" office:value="-1.46" calcext:value-type="float">
            <text:p>-1.46</text:p>
          </table:table-cell>
          <table:table-cell table:number-columns-repeated="2" office:value-type="float" office:value="2.43" calcext:value-type="float">
            <text:p>2.43</text:p>
          </table:table-cell>
          <table:table-cell table:style-name="ce2" table:formula="of:=[.AB44]" office:value-type="float" office:value="0.00135" calcext:value-type="float">
            <text:p>1.35E-03</text:p>
          </table:table-cell>
          <table:table-cell table:style-name="ce2" table:formula="of:=[.AC44]" office:value-type="float" office:value="0.00633" calcext:value-type="float">
            <text:p>6.33E-03</text:p>
          </table:table-cell>
          <table:table-cell table:style-name="ce2" table:formula="of:=[.AD44]" office:value-type="float" office:value="0.00633" calcext:value-type="float">
            <text:p>6.33E-03</text:p>
          </table:table-cell>
          <table:table-cell table:number-columns-repeated="6"/>
          <table:table-cell office:value-type="float" office:value="1631" calcext:value-type="float">
            <text:p>1631</text:p>
          </table:table-cell>
          <table:table-cell table:number-columns-repeated="6"/>
          <table:table-cell table:style-name="ce2" office:value-type="float" office:value="0.00135" calcext:value-type="float">
            <text:p>1.35E-03</text:p>
          </table:table-cell>
          <table:table-cell table:number-columns-repeated="2" table:style-name="ce2" office:value-type="float" office:value="0.00633" calcext:value-type="float">
            <text:p>6.33E-03</text:p>
          </table:table-cell>
          <table:table-cell office:value-type="float" office:value="-22.04" calcext:value-type="float">
            <text:p>-22.0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</text:p>
          </table:table-cell>
          <table:table-cell table:formula="of:=[.AE45]" office:value-type="float" office:value="-22.04" calcext:value-type="float">
            <text:p>-22.04</text:p>
          </table:table-cell>
          <table:table-cell table:formula="of:=[.AF45]" office:value-type="float" office:value="0.26" calcext:value-type="float">
            <text:p>0.26</text:p>
          </table:table-cell>
          <table:table-cell table:formula="of:=[.AG45]"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2.58" calcext:value-type="float">
            <text:p>2.58</text:p>
          </table:table-cell>
          <table:table-cell table:style-name="ce2" table:formula="of:=[.AB45]" office:value-type="float" office:value="0.0053" calcext:value-type="float">
            <text:p>5.30E-03</text:p>
          </table:table-cell>
          <table:table-cell table:style-name="ce2" table:formula="of:=[.AC45]" office:value-type="float" office:value="0.00669" calcext:value-type="float">
            <text:p>6.69E-03</text:p>
          </table:table-cell>
          <table:table-cell table:style-name="ce2" table:formula="of:=[.AD45]" office:value-type="float" office:value="0.00669" calcext:value-type="float">
            <text:p>6.69E-03</text:p>
          </table:table-cell>
          <table:table-cell table:number-columns-repeated="6"/>
          <table:table-cell office:value-type="float" office:value="1631" calcext:value-type="float">
            <text:p>1631</text:p>
          </table:table-cell>
          <table:table-cell table:number-columns-repeated="6"/>
          <table:table-cell table:style-name="ce2" office:value-type="float" office:value="0.0053" calcext:value-type="float">
            <text:p>5.30E-03</text:p>
          </table:table-cell>
          <table:table-cell table:number-columns-repeated="2" table:style-name="ce2" office:value-type="float" office:value="0.00669" calcext:value-type="float">
            <text:p>6.69E-03</text:p>
          </table:table-cell>
          <table:table-cell office:value-type="float" office:value="-22.04" calcext:value-type="float">
            <text:p>-22.0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</text:p>
          </table:table-cell>
          <table:table-cell table:formula="of:=[.AE46]" office:value-type="float" office:value="-21.72" calcext:value-type="float">
            <text:p>-21.72</text:p>
          </table:table-cell>
          <table:table-cell table:formula="of:=[.AF46]" office:value-type="float" office:value="0.23" calcext:value-type="float">
            <text:p>0.23</text:p>
          </table:table-cell>
          <table:table-cell table:formula="of:=[.AG46]" office:value-type="float" office:value="0.23" calcext:value-type="float">
            <text:p>0.23</text:p>
          </table:table-cell>
          <table:table-cell office:value-type="float" office:value="-1.39" calcext:value-type="float">
            <text:p>-1.39</text:p>
          </table:table-cell>
          <table:table-cell table:number-columns-repeated="2" office:value-type="float" office:value="1.62" calcext:value-type="float">
            <text:p>1.62</text:p>
          </table:table-cell>
          <table:table-cell table:style-name="ce2" table:formula="of:=[.AB46]" office:value-type="float" office:value="0.00164" calcext:value-type="float">
            <text:p>1.64E-03</text:p>
          </table:table-cell>
          <table:table-cell table:style-name="ce2" table:formula="of:=[.AC46]" office:value-type="float" office:value="0.00313" calcext:value-type="float">
            <text:p>3.13E-03</text:p>
          </table:table-cell>
          <table:table-cell table:style-name="ce2" table:formula="of:=[.AD46]" office:value-type="float" office:value="0.00313" calcext:value-type="float">
            <text:p>3.13E-03</text:p>
          </table:table-cell>
          <table:table-cell table:number-columns-repeated="6"/>
          <table:table-cell office:value-type="float" office:value="2201" calcext:value-type="float">
            <text:p>2201</text:p>
          </table:table-cell>
          <table:table-cell table:number-columns-repeated="6"/>
          <table:table-cell table:style-name="ce2" office:value-type="float" office:value="0.00164" calcext:value-type="float">
            <text:p>1.64E-03</text:p>
          </table:table-cell>
          <table:table-cell table:number-columns-repeated="2" table:style-name="ce2" office:value-type="float" office:value="0.00313" calcext:value-type="float">
            <text:p>3.13E-03</text:p>
          </table:table-cell>
          <table:table-cell office:value-type="float" office:value="-21.72" calcext:value-type="float">
            <text:p>-21.7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47]" office:value-type="float" office:value="-21.72" calcext:value-type="float">
            <text:p>-21.72</text:p>
          </table:table-cell>
          <table:table-cell table:formula="of:=[.AF47]" office:value-type="float" office:value="0.23" calcext:value-type="float">
            <text:p>0.23</text:p>
          </table:table-cell>
          <table:table-cell table:formula="of:=[.AG47]"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1.55" calcext:value-type="float">
            <text:p>1.55</text:p>
          </table:table-cell>
          <table:table-cell table:style-name="ce2" table:formula="of:=[.AB47]" office:value-type="float" office:value="0.00509" calcext:value-type="float">
            <text:p>5.09E-03</text:p>
          </table:table-cell>
          <table:table-cell table:style-name="ce2" table:formula="of:=[.AC47]" office:value-type="float" office:value="0.00318" calcext:value-type="float">
            <text:p>3.18E-03</text:p>
          </table:table-cell>
          <table:table-cell table:style-name="ce2" table:formula="of:=[.AD47]" office:value-type="float" office:value="0.00318" calcext:value-type="float">
            <text:p>3.18E-03</text:p>
          </table:table-cell>
          <table:table-cell table:number-columns-repeated="6"/>
          <table:table-cell office:value-type="float" office:value="2201" calcext:value-type="float">
            <text:p>2201</text:p>
          </table:table-cell>
          <table:table-cell table:number-columns-repeated="6"/>
          <table:table-cell table:style-name="ce2" office:value-type="float" office:value="0.00509" calcext:value-type="float">
            <text:p>5.09E-03</text:p>
          </table:table-cell>
          <table:table-cell table:number-columns-repeated="2" table:style-name="ce2" office:value-type="float" office:value="0.00318" calcext:value-type="float">
            <text:p>3.18E-03</text:p>
          </table:table-cell>
          <table:table-cell office:value-type="float" office:value="-21.72" calcext:value-type="float">
            <text:p>-21.7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 office:value-type="string" calcext:value-type="string">
            <text:p>Lin+199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48]+5*LOG10([.W48])+[.X48]*[.O48]" office:value-type="float" office:value="-19.9415097999287" calcext:value-type="float">
            <text:p>-19.9415097999287</text:p>
          </table:table-cell>
          <table:table-cell table:formula="of:=SQRT([.AF48]^2 + ([.$X48]*[.P48])^2)" office:value-type="float" office:value="0.248402898533813" calcext:value-type="float">
            <text:p>0.248402898533813</text:p>
          </table:table-cell>
          <table:table-cell table:formula="of:=SQRT([.AG48]^2 + ([.$X48]*[.Q48])^2)" office:value-type="float" office:value="0.248402898533813" calcext:value-type="float">
            <text:p>0.248402898533813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AB48]*[.$W48]^3" office:value-type="float" office:value="0.0032585" calcext:value-type="float">
            <text:p>0.0032585</text:p>
          </table:table-cell>
          <table:table-cell table:formula="of:=[.AC48]*[.$W48]^3" office:value-type="float" office:value="0.0013377" calcext:value-type="float">
            <text:p>0.0013377</text:p>
          </table:table-cell>
          <table:table-cell table:formula="of:=[.AD48]*[.$W48]^3" office:value-type="float" office:value="0.0013377" calcext:value-type="float">
            <text:p>0.001337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 = M* - Qz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table:number-columns-repeated="2" office:value-type="float" office:value="0.0039" calcext:value-type="float">
            <text:p>0.0039</text:p>
          </table:table-cell>
          <table:table-cell office:value-type="float" office:value="-19.32" calcext:value-type="float">
            <text:p>-19.3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Q0=0.5; tables 1+2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formula="of:=[.AE49]+5*LOG10([.W49])+[.X49]*[.O49]" office:value-type="float" office:value="-19.7535097999287" calcext:value-type="float">
            <text:p>-19.7535097999287</text:p>
          </table:table-cell>
          <table:table-cell table:formula="of:=SQRT([.AF49]^2 + ([.$X49]*[.P49])^2)" office:value-type="float" office:value="0.264007575648882" calcext:value-type="float">
            <text:p>0.264007575648882</text:p>
          </table:table-cell>
          <table:table-cell table:formula="of:=SQRT([.AG49]^2 + ([.$X49]*[.Q49])^2)" office:value-type="float" office:value="0.264007575648882" calcext:value-type="float">
            <text:p>0.264007575648882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AB49]*[.$W49]^3" office:value-type="float" office:value="0.0031556" calcext:value-type="float">
            <text:p>0.0031556</text:p>
          </table:table-cell>
          <table:table-cell table:formula="of:=[.AC49]*[.$W49]^3" office:value-type="float" office:value="0.0008918" calcext:value-type="float">
            <text:p>0.0008918</text:p>
          </table:table-cell>
          <table:table-cell table:formula="of:=[.AD49]*[.$W49]^3" office:value-type="float" office:value="0.0008918" calcext:value-type="float">
            <text:p>0.000891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ho = rho*(0) 10**(0.4Pz)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092" calcext:value-type="float">
            <text:p>0.0092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-19.27" calcext:value-type="float">
            <text:p>-19.27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hi* units are h^3 Mpc^-3 mag^-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[.AE50]+5*LOG10([.W50])+[.X50]*[.O50]" office:value-type="float" office:value="-19.9805097999287" calcext:value-type="float">
            <text:p>-19.9805097999287</text:p>
          </table:table-cell>
          <table:table-cell table:formula="of:=SQRT([.AF50]^2 + ([.$X50]*[.P50])^2)" office:value-type="float" office:value="0.266400075075064" calcext:value-type="float">
            <text:p>0.266400075075064</text:p>
          </table:table-cell>
          <table:table-cell table:formula="of:=SQRT([.AG50]^2 + ([.$X50]*[.Q50])^2)" office:value-type="float" office:value="0.266400075075064" calcext:value-type="float">
            <text:p>0.266400075075064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AB50]*[.$W50]^3" office:value-type="float" office:value="0.0024696" calcext:value-type="float">
            <text:p>0.0024696</text:p>
          </table:table-cell>
          <table:table-cell table:formula="of:=[.AC50]*[.$W50]^3" office:value-type="float" office:value="0.0011319" calcext:value-type="float">
            <text:p>0.0011319</text:p>
          </table:table-cell>
          <table:table-cell table:formula="of:=[.AD50]*[.$W50]^3" office:value-type="float" office:value="0.0011319" calcext:value-type="float">
            <text:p>0.001131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072" calcext:value-type="float">
            <text:p>0.0072</text:p>
          </table:table-cell>
          <table:table-cell table:number-columns-repeated="2" office:value-type="float" office:value="0.0033" calcext:value-type="float">
            <text:p>0.0033</text:p>
          </table:table-cell>
          <table:table-cell office:value-type="float" office:value="-19.26" calcext:value-type="float">
            <text:p>-19.2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formula="of:=[.AE51]+5*LOG10([.W51])+[.X51]*[.O51]" office:value-type="float" office:value="-19.3605097999287" calcext:value-type="float">
            <text:p>-19.3605097999287</text:p>
          </table:table-cell>
          <table:table-cell table:formula="of:=SQRT([.AF51]^2 + ([.$X51]*[.P51])^2)" office:value-type="float" office:value="0.189760375210422" calcext:value-type="float">
            <text:p>0.189760375210422</text:p>
          </table:table-cell>
          <table:table-cell table:formula="of:=SQRT([.AG51]^2 + ([.$X51]*[.Q51])^2)" office:value-type="float" office:value="0.189760375210422" calcext:value-type="float">
            <text:p>0.18976037521042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AB51]*[.$W51]^3" office:value-type="float" office:value="0.0069629" calcext:value-type="float">
            <text:p>0.0069629</text:p>
          </table:table-cell>
          <table:table-cell table:formula="of:=[.AC51]*[.$W51]^3" office:value-type="float" office:value="0.012348" calcext:value-type="float">
            <text:p>0.012348</text:p>
          </table:table-cell>
          <table:table-cell table:formula="of:=[.AD51]*[.$W51]^3" office:value-type="float" office:value="0.012348" calcext:value-type="float">
            <text:p>0.012348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203" calcext:value-type="float">
            <text:p>0.0203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-19.06" calcext:value-type="float">
            <text:p>-19.0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b</text:p>
          </table:table-cell>
          <table:table-cell table:formula="of:=[.AE52]+5*LOG10([.W52])+[.X52]*[.O52]" office:value-type="float" office:value="-20.8515097999287" calcext:value-type="float">
            <text:p>-20.8515097999287</text:p>
          </table:table-cell>
          <table:table-cell table:formula="of:=SQRT([.AF52]^2 + ([.$X52]*[.P52])^2)" office:value-type="float" office:value="0.285804128731549" calcext:value-type="float">
            <text:p>0.285804128731549</text:p>
          </table:table-cell>
          <table:table-cell table:formula="of:=SQRT([.AG52]^2 + ([.$X52]*[.Q52])^2)" office:value-type="float" office:value="0.285804128731549" calcext:value-type="float">
            <text:p>0.285804128731549</text:p>
          </table:table-cell>
          <table:table-cell office:value-type="float" office:value="-1.34" calcext:value-type="float">
            <text:p>-1.34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AB52]*[.$W52]^3" office:value-type="float" office:value="0.0019208" calcext:value-type="float">
            <text:p>0.0019208</text:p>
          </table:table-cell>
          <table:table-cell table:formula="of:=[.AC52]*[.$W52]^3" office:value-type="float" office:value="0.001029" calcext:value-type="float">
            <text:p>0.001029</text:p>
          </table:table-cell>
          <table:table-cell table:formula="of:=[.AD52]*[.$W52]^3" office:value-type="float" office:value="0.001029" calcext:value-type="float">
            <text:p>0.00102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056" calcext:value-type="float">
            <text:p>0.005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-20.11" calcext:value-type="float">
            <text:p>-20.1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r</text:p>
          </table:table-cell>
          <table:table-cell table:formula="of:=[.AE53]+5*LOG10([.W53])+[.X53]*[.O53]" office:value-type="float" office:value="-21.0375097999287" calcext:value-type="float">
            <text:p>-21.0375097999287</text:p>
          </table:table-cell>
          <table:table-cell table:formula="of:=SQRT([.AF53]^2 + ([.$X53]*[.P53])^2)" office:value-type="float" office:value="0.284401125173583" calcext:value-type="float">
            <text:p>0.284401125173583</text:p>
          </table:table-cell>
          <table:table-cell table:formula="of:=SQRT([.AG53]^2 + ([.$X53]*[.Q53])^2)" office:value-type="float" office:value="0.284401125173583" calcext:value-type="float">
            <text:p>0.284401125173583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AB53]*[.$W53]^3" office:value-type="float" office:value="0.002744" calcext:value-type="float">
            <text:p>0.002744</text:p>
          </table:table-cell>
          <table:table-cell table:formula="of:=[.AC53]*[.$W53]^3" office:value-type="float" office:value="0.0007889" calcext:value-type="float">
            <text:p>0.0007889</text:p>
          </table:table-cell>
          <table:table-cell table:formula="of:=[.AD53]*[.$W53]^3" office:value-type="float" office:value="0.0007889" calcext:value-type="float">
            <text:p>0.000788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table:number-columns-repeated="2" office:value-type="float" office:value="0.0023" calcext:value-type="float">
            <text:p>0.0023</text:p>
          </table:table-cell>
          <table:table-cell office:value-type="float" office:value="-20.47" calcext:value-type="float">
            <text:p>-20.4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 office:value-type="string" calcext:value-type="string">
            <text:p>Dai+2009</text:p>
          </table:table-cell>
          <table:table-cell office:value-type="string" calcext:value-type="string">
            <text:p>[3.6]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b</text:p>
          </table:table-cell>
          <table:table-cell table:formula="of:=[.AE54]+5*LOG10([.W54])+[.X54]*[.O54]+2.785147" office:value-type="float" office:value="-22.0093627999287" calcext:value-type="float">
            <text:p>-22.0093627999287</text:p>
          </table:table-cell>
          <table:table-cell table:formula="of:=SQRT([.AF54]^2 + ([.$X54]*[.P54])^2)" office:value-type="float" office:value="0.265753645318366" calcext:value-type="float">
            <text:p>0.265753645318366</text:p>
          </table:table-cell>
          <table:table-cell table:formula="of:=SQRT([.AG54]^2 + ([.$X54]*[.Q54])^2)" office:value-type="float" office:value="0.265753645318366" calcext:value-type="float">
            <text:p>0.265753645318366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AB54]*[.$W54]^3" office:value-type="float" office:value="0.0025725" calcext:value-type="float">
            <text:p>0.0025725</text:p>
          </table:table-cell>
          <table:table-cell table:formula="of:=[.AC54]*[.$W54]^3" office:value-type="float" office:value="0.0000686" calcext:value-type="float">
            <text:p>6.86E-05</text:p>
          </table:table-cell>
          <table:table-cell table:formula="of:=[.AD54]*[.$W54]^3" office:value-type="float" office:value="0.0000686" calcext:value-type="float">
            <text:p>6.86E-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M = M* - Qz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75" calcext:value-type="float">
            <text:p>7.50E-03</text:p>
          </table:table-cell>
          <table:table-cell table:number-columns-repeated="2" table:style-name="ce2" office:value-type="float" office:value="0.0002" calcext:value-type="float">
            <text:p>2.00E-04</text:p>
          </table:table-cell>
          <table:table-cell office:value-type="float" office:value="-24.27" calcext:value-type="float">
            <text:p>-24.27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Table 2; early/late</text:p>
          </table:table-cell>
          <table:table-cell/>
          <table:table-cell office:value-type="string" calcext:value-type="string">
            <text:p>[3.6]</text:p>
          </table:table-cell>
          <table:table-cell/>
          <table:table-cell office:value-type="string" calcext:value-type="string">
            <text:p>r</text:p>
          </table:table-cell>
          <table:table-cell table:formula="of:=[.AE55]+5*LOG10([.W55])+[.X55]*[.O55]+2.785147" office:value-type="float" office:value="-21.8193627999287" calcext:value-type="float">
            <text:p>-21.8193627999287</text:p>
          </table:table-cell>
          <table:table-cell table:formula="of:=SQRT([.AF55]^2 + ([.$X55]*[.P55])^2)" office:value-type="float" office:value="0.2530316185776" calcext:value-type="float">
            <text:p>0.2530316185776</text:p>
          </table:table-cell>
          <table:table-cell table:formula="of:=SQRT([.AG55]^2 + ([.$X55]*[.Q55])^2)" office:value-type="float" office:value="0.2530316185776" calcext:value-type="float">
            <text:p>0.2530316185776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AB55]*[.$W55]^3" office:value-type="float" office:value="0.0015092" calcext:value-type="float">
            <text:p>0.0015092</text:p>
          </table:table-cell>
          <table:table-cell table:formula="of:=[.AC55]*[.$W55]^3" office:value-type="float" office:value="0.0001715" calcext:value-type="float">
            <text:p>0.0001715</text:p>
          </table:table-cell>
          <table:table-cell table:formula="of:=[.AD55]*[.$W55]^3" office:value-type="float" office:value="0.0001715" calcext:value-type="float">
            <text:p>0.0001715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P set to zero but give it big errorbars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44" calcext:value-type="float">
            <text:p>4.40E-03</text:p>
          </table:table-cell>
          <table:table-cell table:number-columns-repeated="2" table:style-name="ce2" office:value-type="float" office:value="0.0005" calcext:value-type="float">
            <text:p>5.00E-04</text:p>
          </table:table-cell>
          <table:table-cell office:value-type="float" office:value="-24.18" calcext:value-type="float">
            <text:p>-24.18</text:p>
          </table:table-cell>
          <table:table-cell table:number-columns-repeated="2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phi* units are h^3 Mpc^-3</text:p>
          </table:table-cell>
          <table:table-cell/>
          <table:table-cell office:value-type="string" calcext:value-type="string">
            <text:p>[4.5]</text:p>
          </table:table-cell>
          <table:table-cell/>
          <table:table-cell office:value-type="string" calcext:value-type="string">
            <text:p>b</text:p>
          </table:table-cell>
          <table:table-cell table:formula="of:=[.AE56]+5*LOG10([.W56])+[.X56]*[.O56]+3.258136" office:value-type="float" office:value="-21.5513737999287" calcext:value-type="float">
            <text:p>-21.5513737999287</text:p>
          </table:table-cell>
          <table:table-cell table:formula="of:=SQRT([.AF56]^2 + ([.$X56]*[.P56])^2)" office:value-type="float" office:value="0.273358738656733" calcext:value-type="float">
            <text:p>0.273358738656733</text:p>
          </table:table-cell>
          <table:table-cell table:formula="of:=SQRT([.AG56]^2 + ([.$X56]*[.Q56])^2)" office:value-type="float" office:value="0.273358738656733" calcext:value-type="float">
            <text:p>0.273358738656733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[.AB56]*[.$W56]^3" office:value-type="float" office:value="0.0024696" calcext:value-type="float">
            <text:p>0.0024696</text:p>
          </table:table-cell>
          <table:table-cell table:formula="of:=[.AC56]*[.$W56]^3" office:value-type="float" office:value="0.0000686" calcext:value-type="float">
            <text:p>6.86E-05</text:p>
          </table:table-cell>
          <table:table-cell table:formula="of:=[.AD56]*[.$W56]^3" office:value-type="float" office:value="0.0000686" calcext:value-type="float">
            <text:p>6.86E-0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87" calcext:value-type="float">
            <text:p>448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72" calcext:value-type="float">
            <text:p>7.20E-03</text:p>
          </table:table-cell>
          <table:table-cell table:number-columns-repeated="2" table:style-name="ce2" office:value-type="float" office:value="0.0002" calcext:value-type="float">
            <text:p>2.00E-04</text:p>
          </table:table-cell>
          <table:table-cell office:value-type="float" office:value="-24.26" calcext:value-type="float">
            <text:p>-24.26</text:p>
          </table:table-cell>
          <table:table-cell table:number-columns-repeated="2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but dn/dM (fig 7) has extra M^-1 units</text:p>
          </table:table-cell>
          <table:table-cell/>
          <table:table-cell office:value-type="string" calcext:value-type="string">
            <text:p>[4.5]</text:p>
          </table:table-cell>
          <table:table-cell/>
          <table:table-cell office:value-type="string" calcext:value-type="string">
            <text:p>r</text:p>
          </table:table-cell>
          <table:table-cell table:formula="of:=[.AE57]+5*LOG10([.W57])+[.X57]*[.O57]+3.258136" office:value-type="float" office:value="-21.2713737999287" calcext:value-type="float">
            <text:p>-21.2713737999287</text:p>
          </table:table-cell>
          <table:table-cell table:formula="of:=SQRT([.AF57]^2 + ([.$X57]*[.P57])^2)" office:value-type="float" office:value="0.279508497187474" calcext:value-type="float">
            <text:p>0.279508497187474</text:p>
          </table:table-cell>
          <table:table-cell table:formula="of:=SQRT([.AG57]^2 + ([.$X57]*[.Q57])^2)" office:value-type="float" office:value="0.279508497187474" calcext:value-type="float">
            <text:p>0.279508497187474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AB57]*[.$W57]^3" office:value-type="float" office:value="0.0012691" calcext:value-type="float">
            <text:p>0.0012691</text:p>
          </table:table-cell>
          <table:table-cell table:formula="of:=[.AC57]*[.$W57]^3" office:value-type="float" office:value="0.0001372" calcext:value-type="float">
            <text:p>0.0001372</text:p>
          </table:table-cell>
          <table:table-cell table:formula="of:=[.AD57]*[.$W57]^3" office:value-type="float" office:value="0.0001372" calcext:value-type="float">
            <text:p>0.000137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87" calcext:value-type="float">
            <text:p>448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37" calcext:value-type="float">
            <text:p>3.70E-03</text:p>
          </table:table-cell>
          <table:table-cell table:number-columns-repeated="2" table:style-name="ce2" office:value-type="float" office:value="0.0004" calcext:value-type="float">
            <text:p>4.00E-04</text:p>
          </table:table-cell>
          <table:table-cell office:value-type="float" office:value="-24.08" calcext:value-type="float">
            <text:p>-24.08</text:p>
          </table:table-cell>
          <table:table-cell table:number-columns-repeated="2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5.8]</text:p>
          </table:table-cell>
          <table:table-cell/>
          <table:table-cell office:value-type="string" calcext:value-type="string">
            <text:p>b</text:p>
          </table:table-cell>
          <table:table-cell table:formula="of:=[.AE58]+5*LOG10([.W58])+[.X58]*[.O58]+3.750716" office:value-type="float" office:value="-22.8837937999287" calcext:value-type="float">
            <text:p>-22.8837937999287</text:p>
          </table:table-cell>
          <table:table-cell table:formula="of:=SQRT([.AF58]^2 + ([.$X58]*[.P58])^2)" office:value-type="float" office:value="0.265753645318366" calcext:value-type="float">
            <text:p>0.265753645318366</text:p>
          </table:table-cell>
          <table:table-cell table:formula="of:=SQRT([.AG58]^2 + ([.$X58]*[.Q58])^2)" office:value-type="float" office:value="0.265753645318366" calcext:value-type="float">
            <text:p>0.265753645318366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AB58]*[.$W58]^3" office:value-type="float" office:value="0.0014063" calcext:value-type="float">
            <text:p>0.0014063</text:p>
          </table:table-cell>
          <table:table-cell table:formula="of:=[.AC58]*[.$W58]^3" office:value-type="float" office:value="0.0000343" calcext:value-type="float">
            <text:p>3.43E-05</text:p>
          </table:table-cell>
          <table:table-cell table:formula="of:=[.AD58]*[.$W58]^3" office:value-type="float" office:value="0.0000343" calcext:value-type="float">
            <text:p>3.43E-0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10" calcext:value-type="float">
            <text:p>571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41" calcext:value-type="float">
            <text:p>4.10E-03</text:p>
          </table:table-cell>
          <table:table-cell table:number-columns-repeated="2" table:style-name="ce2" office:value-type="float" office:value="0.0001" calcext:value-type="float">
            <text:p>1.00E-04</text:p>
          </table:table-cell>
          <table:table-cell office:value-type="float" office:value="-25.96" calcext:value-type="float">
            <text:p>-25.96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5.8]</text:p>
          </table:table-cell>
          <table:table-cell/>
          <table:table-cell office:value-type="string" calcext:value-type="string">
            <text:p>r</text:p>
          </table:table-cell>
          <table:table-cell table:formula="of:=[.AE59]+5*LOG10([.W59])+[.X59]*[.O59]+3.750716" office:value-type="float" office:value="-21.5837937999287" calcext:value-type="float">
            <text:p>-21.5837937999287</text:p>
          </table:table-cell>
          <table:table-cell table:formula="of:=SQRT([.AF59]^2 + ([.$X59]*[.P59])^2)" office:value-type="float" office:value="0.336005952328229" calcext:value-type="float">
            <text:p>0.336005952328229</text:p>
          </table:table-cell>
          <table:table-cell table:formula="of:=SQRT([.AG59]^2 + ([.$X59]*[.Q59])^2)" office:value-type="float" office:value="0.336005952328229" calcext:value-type="float">
            <text:p>0.336005952328229</text:p>
          </table:table-cell>
          <table:table-cell office:value-type="float" office:value="-1.33" calcext:value-type="float">
            <text:p>-1.33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AB59]*[.$W59]^3" office:value-type="float" office:value="0.0009947" calcext:value-type="float">
            <text:p>0.0009947</text:p>
          </table:table-cell>
          <table:table-cell table:formula="of:=[.AC59]*[.$W59]^3" office:value-type="float" office:value="0.0001029" calcext:value-type="float">
            <text:p>0.0001029</text:p>
          </table:table-cell>
          <table:table-cell table:formula="of:=[.AD59]*[.$W59]^3" office:value-type="float" office:value="0.0001029" calcext:value-type="float">
            <text:p>0.000102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10" calcext:value-type="float">
            <text:p>571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29" calcext:value-type="float">
            <text:p>2.90E-03</text:p>
          </table:table-cell>
          <table:table-cell table:number-columns-repeated="2" table:style-name="ce2" office:value-type="float" office:value="0.0003" calcext:value-type="float">
            <text:p>3.00E-04</text:p>
          </table:table-cell>
          <table:table-cell office:value-type="float" office:value="-24.86" calcext:value-type="float">
            <text:p>-24.86</text:p>
          </table:table-cell>
          <table:table-cell table:number-columns-repeated="2"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8.0]</text:p>
          </table:table-cell>
          <table:table-cell/>
          <table:table-cell office:value-type="string" calcext:value-type="string">
            <text:p>b</text:p>
          </table:table-cell>
          <table:table-cell table:formula="of:=[.AE60]+5*LOG10([.W60])+[.X60]*[.O60]+4.391595" office:value-type="float" office:value="-23.8179147999287" calcext:value-type="float">
            <text:p>-23.8179147999287</text:p>
          </table:table-cell>
          <table:table-cell table:formula="of:=SQRT([.AF60]^2 + ([.$X60]*[.P60])^2)" office:value-type="float" office:value="0.262488094968134" calcext:value-type="float">
            <text:p>0.262488094968134</text:p>
          </table:table-cell>
          <table:table-cell table:formula="of:=SQRT([.AG60]^2 + ([.$X60]*[.Q60])^2)" office:value-type="float" office:value="0.262488094968134" calcext:value-type="float">
            <text:p>0.262488094968134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AB60]*[.$W60]^3" office:value-type="float" office:value="0.0015092" calcext:value-type="float">
            <text:p>0.0015092</text:p>
          </table:table-cell>
          <table:table-cell table:formula="of:=[.AC60]*[.$W60]^3" office:value-type="float" office:value="0.0000343" calcext:value-type="float">
            <text:p>3.43E-05</text:p>
          </table:table-cell>
          <table:table-cell table:formula="of:=[.AD60]*[.$W60]^3" office:value-type="float" office:value="0.0000343" calcext:value-type="float">
            <text:p>3.43E-0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41" calcext:value-type="float">
            <text:p>78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44" calcext:value-type="float">
            <text:p>4.40E-03</text:p>
          </table:table-cell>
          <table:table-cell table:number-columns-repeated="2" table:style-name="ce2" office:value-type="float" office:value="0.0001" calcext:value-type="float">
            <text:p>1.00E-04</text:p>
          </table:table-cell>
          <table:table-cell office:value-type="float" office:value="-27.86" calcext:value-type="float">
            <text:p>-27.86</text:p>
          </table:table-cell>
          <table:table-cell table:number-columns-repeated="2"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8.0]</text:p>
          </table:table-cell>
          <table:table-cell/>
          <table:table-cell office:value-type="string" calcext:value-type="string">
            <text:p>r</text:p>
          </table:table-cell>
          <table:table-cell table:formula="of:=[.AE61]+5*LOG10([.W61])+[.X61]*[.O61]+4.391595" office:value-type="float" office:value="-22.7929147999287" calcext:value-type="float">
            <text:p>-22.7929147999287</text:p>
          </table:table-cell>
          <table:table-cell table:formula="of:=SQRT([.AF61]^2 + ([.$X61]*[.P61])^2)" office:value-type="float" office:value="1.13952841122984" calcext:value-type="float">
            <text:p>1.13952841122984</text:p>
          </table:table-cell>
          <table:table-cell table:formula="of:=SQRT([.AG61]^2 + ([.$X61]*[.Q61])^2)" office:value-type="float" office:value="1.13952841122984" calcext:value-type="float">
            <text:p>1.13952841122984</text:p>
          </table:table-cell>
          <table:table-cell office:value-type="float" office:value="-2.03" calcext:value-type="float">
            <text:p>-2.03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AB61]*[.$W61]^3" office:value-type="float" office:value="0.0002401" calcext:value-type="float">
            <text:p>0.0002401</text:p>
          </table:table-cell>
          <table:table-cell table:formula="of:=[.AC61]*[.$W61]^3" office:value-type="float" office:value="0.0000343" calcext:value-type="float">
            <text:p>3.43E-05</text:p>
          </table:table-cell>
          <table:table-cell table:formula="of:=[.AD61]*[.$W61]^3" office:value-type="float" office:value="0.0000343" calcext:value-type="float">
            <text:p>3.43E-0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41" calcext:value-type="float">
            <text:p>78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0.0007" calcext:value-type="float">
            <text:p>7.00E-04</text:p>
          </table:table-cell>
          <table:table-cell table:number-columns-repeated="2" table:style-name="ce2" office:value-type="float" office:value="0.0001" calcext:value-type="float">
            <text:p>1.00E-04</text:p>
          </table:table-cell>
          <table:table-cell office:value-type="float" office:value="-26.86" calcext:value-type="float">
            <text:p>-26.86</text:p>
          </table:table-cell>
          <table:table-cell table:number-columns-repeated="2"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ApJ 560 566</text:p>
          </table:table-cell>
          <table:table-cell office:value-type="string" calcext:value-type="string">
            <text:p>Kochanek+200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b</text:p>
          </table:table-cell>
          <table:table-cell table:formula="of:=[.AE62]+5*LOG10([.W62])+1.834505" office:value-type="float" office:value="-21.9200047999287" calcext:value-type="float">
            <text:p>-21.9200047999287</text:p>
          </table:table-cell>
          <table:table-cell table:formula="of:=[.AF62]" office:value-type="float" office:value="0.06" calcext:value-type="float">
            <text:p>0.06</text:p>
          </table:table-cell>
          <table:table-cell table:formula="of:=[.AG62]" office:value-type="float" office:value="0.06" calcext:value-type="float">
            <text:p>0.06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AB62]*[.$W62]^3" office:value-type="float" office:value="0.0034643" calcext:value-type="float">
            <text:p>0.0034643</text:p>
          </table:table-cell>
          <table:table-cell table:formula="of:=[.AC62]*[.$W62]^3" office:value-type="float" office:value="0.0004459" calcext:value-type="float">
            <text:p>0.0004459</text:p>
          </table:table-cell>
          <table:table-cell table:formula="of:=[.AD62]*[.$W62]^3" office:value-type="float" office:value="0.0004459" calcext:value-type="float">
            <text:p>0.0004459</text:p>
          </table:table-cell>
          <table:table-cell table:number-columns-repeated="6"/>
          <table:table-cell office:value-type="float" office:value="2159" calcext:value-type="float">
            <text:p>2159</text:p>
          </table:table-cell>
          <table:table-cell office:value-type="string" calcext:value-type="string">
            <text:p>M = M* + vz; V = dM*/dz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101" calcext:value-type="float">
            <text:p>1.01E-02</text:p>
          </table:table-cell>
          <table:table-cell table:number-columns-repeated="2" table:style-name="ce2" office:value-type="float" office:value="0.0013" calcext:value-type="float">
            <text:p>1.30E-03</text:p>
          </table:table-cell>
          <table:table-cell office:value-type="float" office:value="-22.98" calcext:value-type="float">
            <text:p>-22.98</text:p>
          </table:table-cell>
          <table:table-cell table:number-columns-repeated="2" office:value-type="float" office:value="0.06" calcext:value-type="float">
            <text:p>0.06</text:p>
          </table:table-cell>
          <table:table-cell/>
        </table:table-row>
        <table:table-row table:style-name="ro2">
          <table:table-cell table:style-name="ce12" office:value-type="string" calcext:value-type="string">
            <text:p>Table 3; phi* units are h^3 Mpc^-3 (but fig 3 has extra mag^-1); (+ApJ 595 698)</text:p>
          </table:table-cell>
          <table:table-cell office:value-type="string" calcext:value-type="string">
            <text:p>(+Drory+2003)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r</text:p>
          </table:table-cell>
          <table:table-cell table:formula="of:=[.AE63]+5*LOG10([.W63])+1.834505" office:value-type="float" office:value="-22.4700047999287" calcext:value-type="float">
            <text:p>-22.4700047999287</text:p>
          </table:table-cell>
          <table:table-cell table:formula="of:=[.AF63]" office:value-type="float" office:value="0.06" calcext:value-type="float">
            <text:p>0.06</text:p>
          </table:table-cell>
          <table:table-cell table:formula="of:=[.AG63]" office:value-type="float" office:value="0.06" calcext:value-type="float">
            <text:p>0.06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AB63]*[.$W63]^3" office:value-type="float" office:value="0.0015435" calcext:value-type="float">
            <text:p>0.0015435</text:p>
          </table:table-cell>
          <table:table-cell table:formula="of:=[.AC63]*[.$W63]^3" office:value-type="float" office:value="0.0002058" calcext:value-type="float">
            <text:p>0.0002058</text:p>
          </table:table-cell>
          <table:table-cell table:formula="of:=[.AD63]*[.$W63]^3" office:value-type="float" office:value="0.0002058" calcext:value-type="float">
            <text:p>0.0002058</text:p>
          </table:table-cell>
          <table:table-cell table:number-columns-repeated="6"/>
          <table:table-cell office:value-type="float" office:value="2159" calcext:value-type="float">
            <text:p>2159</text:p>
          </table:table-cell>
          <table:table-cell table:style-name="ce12" office:value-type="string" calcext:value-type="string">
            <text:p>Phi = Phi* * (1 + uz); u = dphi*/dz/phi*(0); exp(0.4 P z) ~ (1 + 0.4Pz); u ~ 0.4P – Q = 0.53+-0.07 P = -0.625+0.125 but only single parameter so ignore it for now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45" calcext:value-type="float">
            <text:p>4.50E-03</text:p>
          </table:table-cell>
          <table:table-cell table:number-columns-repeated="2" table:style-name="ce2" office:value-type="float" office:value="0.0006" calcext:value-type="float">
            <text:p>6.00E-04</text:p>
          </table:table-cell>
          <table:table-cell office:value-type="float" office:value="-23.53" calcext:value-type="float">
            <text:p>-23.53</text:p>
          </table:table-cell>
          <table:table-cell table:number-columns-repeated="2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ApJ 592 819</text:p>
          </table:table-cell>
          <table:table-cell office:value-type="string" calcext:value-type="string">
            <text:p>Blanton+2003</text:p>
          </table:table-cell>
          <table:table-cell table:number-columns-repeated="19"/>
          <table:table-cell office:value-type="string" calcext:value-type="string">
            <text:p>M = M* - Q(z-z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griz</text:p>
          </table:table-cell>
          <table:table-cell office:value-type="string" calcext:value-type="string">
            <text:p>single schechter</text:p>
          </table:table-cell>
          <table:table-cell table:number-columns-repeated="19"/>
          <table:table-cell office:value-type="string" calcext:value-type="string">
            <text:p>n 10**(0.4(z-z0)P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&amp;A 421 41</text:p>
          </table:table-cell>
          <table:table-cell office:value-type="string" calcext:value-type="string">
            <text:p>Gabasch+2004</text:p>
          </table:table-cell>
          <table:table-cell table:number-columns-repeated="19"/>
          <table:table-cell office:value-type="string" calcext:value-type="string">
            <text:p>M = M* + a ln(1+z) ~ M* + a 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 @ 150/280nm+uBgriz; single schechter</text:p>
          </table:table-cell>
          <table:table-cell table:number-columns-repeated="20"/>
          <table:table-cell office:value-type="string" calcext:value-type="string">
            <text:p>Phi = phi* (1+z)^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&amp;A 448 101</text:p>
          </table:table-cell>
          <table:table-cell office:value-type="string" calcext:value-type="string">
            <text:p>Gabasch+20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pJS</text:p>
          </table:table-cell>
          <table:table-cell office:value-type="string" calcext:value-type="string">
            <text:p>Harikane+2021/22</text:p>
          </table:table-cell>
          <table:table-cell office:value-type="string" calcext:value-type="string">
            <text:p>UV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ingle schecht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pJ 866 45</text:p>
          </table:table-cell>
          <table:table-cell office:value-type="string" calcext:value-type="string">
            <text:p>Lake+2018</text:p>
          </table:table-cell>
          <table:table-cell office:value-type="string" calcext:value-type="string">
            <text:p>W1→2.4</text:p>
          </table:table-cell>
          <table:table-cell table:number-columns-repeated="17"/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rd parameters</text:p>
          </table:table-cell>
          <table:table-cell office:value-type="string" calcext:value-type="string">
            <text:p>single schecht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NRAS 452 1817</text:p>
          </table:table-cell>
          <table:table-cell office:value-type="string" calcext:value-type="string">
            <text:p>Bowler+20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est-frame UV?</text:p>
          </table:table-cell>
          <table:table-cell office:value-type="string" calcext:value-type="string">
            <text:p>single schecht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NRAS 427 3244</text:p>
          </table:table-cell>
          <table:table-cell office:value-type="string" calcext:value-type="string">
            <text:p>Driver+2012</text:p>
          </table:table-cell>
          <table:table-cell office:value-type="string" calcext:value-type="string">
            <text:p>FUV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75]+5*LOG10([.W75])" office:value-type="float" office:value="-17.9045097999287" calcext:value-type="float">
            <text:p>-17.9045097999287</text:p>
          </table:table-cell>
          <table:table-cell table:formula="of:=[.AF75]" office:value-type="float" office:value="0.04" calcext:value-type="float">
            <text:p>0.04</text:p>
          </table:table-cell>
          <table:table-cell table:formula="of:=[.AG75]" office:value-type="float" office:value="0.05" calcext:value-type="float">
            <text:p>0.05</text:p>
          </table:table-cell>
          <table:table-cell office:value-type="float" office:value="-1.14" calcext:value-type="float">
            <text:p>-1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52" calcext:value-type="float">
            <text:p>15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172" calcext:value-type="float">
            <text:p>1.72E-02</text:p>
          </table:table-cell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9" calcext:value-type="float">
            <text:p>9.00E-04</text:p>
          </table:table-cell>
          <table:table-cell office:value-type="float" office:value="-17.13" calcext:value-type="float">
            <text:p>-17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ables 5+6</text:p>
          </table:table-cell>
          <table:table-cell/>
          <table:table-cell office:value-type="string" calcext:value-type="string">
            <text:p>FUV</text:p>
          </table:table-cell>
          <table:table-cell/>
          <table:table-cell office:value-type="string" calcext:value-type="string">
            <text:p>r</text:p>
          </table:table-cell>
          <table:table-cell table:formula="of:=[.AE76]+5*LOG10([.W76])" office:value-type="float" office:value="-16.9745097999287" calcext:value-type="float">
            <text:p>-16.9745097999287</text:p>
          </table:table-cell>
          <table:table-cell table:formula="of:=[.AF76]" office:value-type="float" office:value="0.2" calcext:value-type="float">
            <text:p>0.2</text:p>
          </table:table-cell>
          <table:table-cell table:formula="of:=[.AG76]"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style-name="ce2" table:number-columns-repeated="3"/>
          <table:table-cell table:number-columns-repeated="6"/>
          <table:table-cell office:value-type="float" office:value="152" calcext:value-type="float">
            <text:p>15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16" calcext:value-type="float">
            <text:p>1.60E-03</text:p>
          </table:table-cell>
          <table:table-cell table:number-columns-repeated="2" table:style-name="ce2" office:value-type="float" office:value="0.0003" calcext:value-type="float">
            <text:p>3.00E-04</text:p>
          </table:table-cell>
          <table:table-cell office:value-type="float" office:value="-16.2" calcext:value-type="float">
            <text:p>-16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hi* units are h^3 Mpc^-3</text:p>
          </table:table-cell>
          <table:table-cell/>
          <table:table-cell office:value-type="string" calcext:value-type="string">
            <text:p>NUV</text:p>
          </table:table-cell>
          <table:table-cell/>
          <table:table-cell office:value-type="string" calcext:value-type="string">
            <text:p>b</text:p>
          </table:table-cell>
          <table:table-cell table:formula="of:=[.AE77]+5*LOG10([.W77])" office:value-type="float" office:value="-18.3345097999287" calcext:value-type="float">
            <text:p>-18.3345097999287</text:p>
          </table:table-cell>
          <table:table-cell table:formula="of:=[.AF77]" office:value-type="float" office:value="0.04" calcext:value-type="float">
            <text:p>0.04</text:p>
          </table:table-cell>
          <table:table-cell table:formula="of:=[.AG77]" office:value-type="float" office:value="0.04" calcext:value-type="float">
            <text:p>0.04</text:p>
          </table:table-cell>
          <table:table-cell office:value-type="float" office:value="-1.16" calcext:value-type="float">
            <text:p>-1.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227" calcext:value-type="float">
            <text:p>22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166" calcext:value-type="float">
            <text:p>1.66E-02</text:p>
          </table:table-cell>
          <table:table-cell table:number-columns-repeated="2" table:style-name="ce2" office:value-type="float" office:value="0.0008" calcext:value-type="float">
            <text:p>8.00E-04</text:p>
          </table:table-cell>
          <table:table-cell office:value-type="float" office:value="-17.56" calcext:value-type="float">
            <text:p>-17.5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t figures (e.g. 15) have extra</text:p>
          </table:table-cell>
          <table:table-cell/>
          <table:table-cell office:value-type="string" calcext:value-type="string">
            <text:p>NUV</text:p>
          </table:table-cell>
          <table:table-cell/>
          <table:table-cell office:value-type="string" calcext:value-type="string">
            <text:p>r</text:p>
          </table:table-cell>
          <table:table-cell table:formula="of:=[.AE78]+5*LOG10([.W78])" office:value-type="float" office:value="-17.3545097999287" calcext:value-type="float">
            <text:p>-17.3545097999287</text:p>
          </table:table-cell>
          <table:table-cell table:formula="of:=[.AF78]" office:value-type="float" office:value="0.12" calcext:value-type="float">
            <text:p>0.12</text:p>
          </table:table-cell>
          <table:table-cell table:formula="of:=[.AG78]" office:value-type="float" office:value="0.16" calcext:value-type="float">
            <text:p>0.16</text:p>
          </table:table-cell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style-name="ce2" table:number-columns-repeated="3"/>
          <table:table-cell table:number-columns-repeated="6"/>
          <table:table-cell office:value-type="float" office:value="227" calcext:value-type="float">
            <text:p>22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25" calcext:value-type="float">
            <text:p>2.50E-03</text:p>
          </table:table-cell>
          <table:table-cell table:number-columns-repeated="2" table:style-name="ce2" office:value-type="float" office:value="0.0004" calcext:value-type="float">
            <text:p>4.00E-04</text:p>
          </table:table-cell>
          <table:table-cell office:value-type="float" office:value="-16.58" calcext:value-type="float">
            <text:p>-16.58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(0.5 mag)^-1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</text:p>
          </table:table-cell>
          <table:table-cell table:formula="of:=[.AE79]+5*LOG10([.W79])" office:value-type="float" office:value="-19.4645097999287" calcext:value-type="float">
            <text:p>-19.4645097999287</text:p>
          </table:table-cell>
          <table:table-cell table:formula="of:=[.AF79]" office:value-type="float" office:value="0.03" calcext:value-type="float">
            <text:p>0.03</text:p>
          </table:table-cell>
          <table:table-cell table:formula="of:=[.AG79]" office:value-type="float" office:value="0.04" calcext:value-type="float">
            <text:p>0.0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2" table:number-columns-repeated="3"/>
          <table:table-cell table:number-columns-repeated="6"/>
          <table:table-cell office:value-type="float" office:value="355" calcext:value-type="float">
            <text:p>355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142" calcext:value-type="float">
            <text:p>1.42E-02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7" calcext:value-type="float">
            <text:p>7.00E-04</text:p>
          </table:table-cell>
          <table:table-cell office:value-type="float" office:value="-18.69" calcext:value-type="float">
            <text:p>-18.6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– correct for this half mag here in phi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formula="of:=[.AE80]+5*LOG10([.W80])" office:value-type="float" office:value="-18.6345097999287" calcext:value-type="float">
            <text:p>-18.6345097999287</text:p>
          </table:table-cell>
          <table:table-cell table:formula="of:=[.AF80]" office:value-type="float" office:value="0.06" calcext:value-type="float">
            <text:p>0.06</text:p>
          </table:table-cell>
          <table:table-cell table:formula="of:=[.AG80]"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style-name="ce2" table:number-columns-repeated="3"/>
          <table:table-cell table:number-columns-repeated="6"/>
          <table:table-cell office:value-type="float" office:value="355" calcext:value-type="float">
            <text:p>355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71" calcext:value-type="float">
            <text:p>7.10E-03</text:p>
          </table:table-cell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float" office:value="-17.86" calcext:value-type="float">
            <text:p>-17.8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– or we would correct phi by a factor 2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table:formula="of:=[.AE81]+5*LOG10([.W81])" office:value-type="float" office:value="-20.8045097999287" calcext:value-type="float">
            <text:p>-20.8045097999287</text:p>
          </table:table-cell>
          <table:table-cell table:formula="of:=[.AF81]" office:value-type="float" office:value="0.05" calcext:value-type="float">
            <text:p>0.05</text:p>
          </table:table-cell>
          <table:table-cell table:formula="of:=[.AG81]" office:value-type="float" office:value="0.02" calcext:value-type="float">
            <text:p>0.02</text:p>
          </table:table-cell>
          <table:table-cell office:value-type="float" office:value="-1.2" calcext:value-type="float">
            <text:p>-1.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6"/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108" calcext:value-type="float">
            <text:p>1.08E-02</text:p>
          </table:table-cell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3" calcext:value-type="float">
            <text:p>3.00E-04</text:p>
          </table:table-cell>
          <table:table-cell office:value-type="float" office:value="-20.03" calcext:value-type="float">
            <text:p>-2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f its red/blue selection wasn’t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formula="of:=[.AE82]+5*LOG10([.W82])" office:value-type="float" office:value="-20.2745097999287" calcext:value-type="float">
            <text:p>-20.2745097999287</text:p>
          </table:table-cell>
          <table:table-cell table:formula="of:=[.AF82]" office:value-type="float" office:value="0.06" calcext:value-type="float">
            <text:p>0.06</text:p>
          </table:table-cell>
          <table:table-cell table:formula="of:=[.AG82]"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9" calcext:value-type="float">
            <text:p>6.90E-03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19.5" calcext:value-type="float">
            <text:p>-19.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iased towards blue sources; so we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formula="of:=[.AE83]+5*LOG10([.W83])" office:value-type="float" office:value="-21.4545097999287" calcext:value-type="float">
            <text:p>-21.4545097999287</text:p>
          </table:table-cell>
          <table:table-cell table:formula="of:=[.AF83]" office:value-type="float" office:value="0.04" calcext:value-type="float">
            <text:p>0.04</text:p>
          </table:table-cell>
          <table:table-cell table:formula="of:=[.AG83]" office:value-type="float" office:value="0.02" calcext:value-type="float">
            <text:p>0.02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617" calcext:value-type="float">
            <text:p>61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96" calcext:value-type="float">
            <text:p>9.60E-03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0.68" calcext:value-type="float">
            <text:p>-20.6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actually ignore phi* for this pape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84]+5*LOG10([.W84])" office:value-type="float" office:value="-21.0445097999287" calcext:value-type="float">
            <text:p>-21.0445097999287</text:p>
          </table:table-cell>
          <table:table-cell table:formula="of:=[.AF84]" office:value-type="float" office:value="0.06" calcext:value-type="float">
            <text:p>0.06</text:p>
          </table:table-cell>
          <table:table-cell table:formula="of:=[.AG84]"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6"/>
          <table:table-cell office:value-type="float" office:value="617" calcext:value-type="float">
            <text:p>61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7" calcext:value-type="float">
            <text:p>6.70E-03</text:p>
          </table:table-cell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3" calcext:value-type="float">
            <text:p>3.00E-04</text:p>
          </table:table-cell>
          <table:table-cell office:value-type="float" office:value="-20.27" calcext:value-type="float">
            <text:p>-2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table:formula="of:=[.AE85]+5*LOG10([.W85])" office:value-type="float" office:value="-21.9345097999287" calcext:value-type="float">
            <text:p>-21.9345097999287</text:p>
          </table:table-cell>
          <table:table-cell table:formula="of:=[.AF85]" office:value-type="float" office:value="0.04" calcext:value-type="float">
            <text:p>0.04</text:p>
          </table:table-cell>
          <table:table-cell table:formula="of:=[.AG85]" office:value-type="float" office:value="0.04" calcext:value-type="float">
            <text:p>0.04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748" calcext:value-type="float">
            <text:p>74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71" calcext:value-type="float">
            <text:p>7.10E-03</text:p>
          </table:table-cell>
          <table:table-cell table:number-columns-repeated="2" table:style-name="ce2" office:value-type="float" office:value="0.0003" calcext:value-type="float">
            <text:p>3.00E-04</text:p>
          </table:table-cell>
          <table:table-cell office:value-type="float" office:value="-21.16" calcext:value-type="float">
            <text:p>-21.1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table:formula="of:=[.AE86]+5*LOG10([.W86])" office:value-type="float" office:value="-21.4845097999287" calcext:value-type="float">
            <text:p>-21.4845097999287</text:p>
          </table:table-cell>
          <table:table-cell table:formula="of:=[.AF86]" office:value-type="float" office:value="0.06" calcext:value-type="float">
            <text:p>0.06</text:p>
          </table:table-cell>
          <table:table-cell table:formula="of:=[.AG86]" office:value-type="float" office:value="0.06" calcext:value-type="float">
            <text:p>0.06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748" calcext:value-type="float">
            <text:p>74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4" calcext:value-type="float">
            <text:p>6.40E-03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0.71" calcext:value-type="float">
            <text:p>-20.7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</text:p>
          </table:table-cell>
          <table:table-cell table:formula="of:=[.AE87]+5*LOG10([.W87])" office:value-type="float" office:value="-22.1445097999287" calcext:value-type="float">
            <text:p>-22.1445097999287</text:p>
          </table:table-cell>
          <table:table-cell table:formula="of:=[.AF87]" office:value-type="float" office:value="0.03" calcext:value-type="float">
            <text:p>0.03</text:p>
          </table:table-cell>
          <table:table-cell table:formula="of:=[.AG87]" office:value-type="float" office:value="0.04" calcext:value-type="float">
            <text:p>0.04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892" calcext:value-type="float">
            <text:p>89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72" calcext:value-type="float">
            <text:p>7.2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4" calcext:value-type="float">
            <text:p>4.00E-04</text:p>
          </table:table-cell>
          <table:table-cell office:value-type="float" office:value="-21.37" calcext:value-type="float">
            <text:p>-21.3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table:formula="of:=[.AE88]+5*LOG10([.W88])" office:value-type="float" office:value="-21.7145097999287" calcext:value-type="float">
            <text:p>-21.7145097999287</text:p>
          </table:table-cell>
          <table:table-cell table:formula="of:=[.AF88]" office:value-type="float" office:value="0.06" calcext:value-type="float">
            <text:p>0.06</text:p>
          </table:table-cell>
          <table:table-cell table:formula="of:=[.AG88]" office:value-type="float" office:value="0.06" calcext:value-type="float">
            <text:p>0.06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892" calcext:value-type="float">
            <text:p>89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5" calcext:value-type="float">
            <text:p>6.50E-03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0.94" calcext:value-type="float">
            <text:p>-20.9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</text:p>
          </table:table-cell>
          <table:table-cell table:formula="of:=[.AE89]+5*LOG10([.W89])" office:value-type="float" office:value="-22.3145097999287" calcext:value-type="float">
            <text:p>-22.3145097999287</text:p>
          </table:table-cell>
          <table:table-cell table:formula="of:=[.AF89]" office:value-type="float" office:value="0.04" calcext:value-type="float">
            <text:p>0.04</text:p>
          </table:table-cell>
          <table:table-cell table:formula="of:=[.AG89]" office:value-type="float" office:value="0.04" calcext:value-type="float">
            <text:p>0.04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031" calcext:value-type="float">
            <text:p>103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3" calcext:value-type="float">
            <text:p>6.3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1.54" calcext:value-type="float">
            <text:p>-21.5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</text:p>
          </table:table-cell>
          <table:table-cell table:formula="of:=[.AE90]+5*LOG10([.W90])" office:value-type="float" office:value="-21.8745097999287" calcext:value-type="float">
            <text:p>-21.8745097999287</text:p>
          </table:table-cell>
          <table:table-cell table:formula="of:=[.AF90]" office:value-type="float" office:value="0.06" calcext:value-type="float">
            <text:p>0.06</text:p>
          </table:table-cell>
          <table:table-cell table:formula="of:=[.AG90]" office:value-type="float" office:value="0.06" calcext:value-type="float">
            <text:p>0.06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1031" calcext:value-type="float">
            <text:p>103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1" calcext:value-type="float">
            <text:p>6.10E-03</text:p>
          </table:table-cell>
          <table:table-cell table:number-columns-repeated="2" table:style-name="ce2" office:value-type="float" office:value="0.0002" calcext:value-type="float">
            <text:p>2.00E-04</text:p>
          </table:table-cell>
          <table:table-cell office:value-type="float" office:value="-21.1" calcext:value-type="float">
            <text:p>-21.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b</text:p>
          </table:table-cell>
          <table:table-cell table:formula="of:=[.AE91]+5*LOG10([.W91])" office:value-type="float" office:value="-22.4445097999287" calcext:value-type="float">
            <text:p>-22.4445097999287</text:p>
          </table:table-cell>
          <table:table-cell table:formula="of:=[.AF91]" office:value-type="float" office:value="0.05" calcext:value-type="float">
            <text:p>0.05</text:p>
          </table:table-cell>
          <table:table-cell table:formula="of:=[.AG91]" office:value-type="float" office:value="0.03" calcext:value-type="float">
            <text:p>0.03</text:p>
          </table:table-cell>
          <table:table-cell office:value-type="float" office:value="-1.24" calcext:value-type="float">
            <text:p>-1.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248" calcext:value-type="float">
            <text:p>124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" calcext:value-type="float">
            <text:p>6.00E-03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1.67" calcext:value-type="float">
            <text:p>-21.6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r</text:p>
          </table:table-cell>
          <table:table-cell table:formula="of:=[.AE92]+5*LOG10([.W92])" office:value-type="float" office:value="-22.0145097999287" calcext:value-type="float">
            <text:p>-22.0145097999287</text:p>
          </table:table-cell>
          <table:table-cell table:formula="of:=[.AF92]" office:value-type="float" office:value="0.06" calcext:value-type="float">
            <text:p>0.06</text:p>
          </table:table-cell>
          <table:table-cell table:formula="of:=[.AG92]" office:value-type="float" office:value="0.05" calcext:value-type="float">
            <text:p>0.05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1248" calcext:value-type="float">
            <text:p>124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1" calcext:value-type="float">
            <text:p>6.10E-03</text:p>
          </table:table-cell>
          <table:table-cell table:number-columns-repeated="2" table:style-name="ce2" office:value-type="float" office:value="0.0002" calcext:value-type="float">
            <text:p>2.00E-04</text:p>
          </table:table-cell>
          <table:table-cell office:value-type="float" office:value="-21.24" calcext:value-type="float">
            <text:p>-21.2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</text:p>
          </table:table-cell>
          <table:table-cell table:formula="of:=[.AE93]+5*LOG10([.W93])" office:value-type="float" office:value="-22.6945097999287" calcext:value-type="float">
            <text:p>-22.6945097999287</text:p>
          </table:table-cell>
          <table:table-cell table:formula="of:=[.AF93]" office:value-type="float" office:value="0.04" calcext:value-type="float">
            <text:p>0.04</text:p>
          </table:table-cell>
          <table:table-cell table:formula="of:=[.AG93]" office:value-type="float" office:value="0.04" calcext:value-type="float">
            <text:p>0.04</text:p>
          </table:table-cell>
          <table:table-cell office:value-type="float" office:value="-1.21" calcext:value-type="float">
            <text:p>-1.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631" calcext:value-type="float">
            <text:p>163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5" calcext:value-type="float">
            <text:p>6.50E-03</text:p>
          </table:table-cell>
          <table:table-cell table:number-columns-repeated="2" table:style-name="ce2" office:value-type="float" office:value="0.0003" calcext:value-type="float">
            <text:p>3.00E-04</text:p>
          </table:table-cell>
          <table:table-cell office:value-type="float" office:value="-21.92" calcext:value-type="float">
            <text:p>-21.9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</text:p>
          </table:table-cell>
          <table:table-cell table:formula="of:=[.AE94]+5*LOG10([.W94])" office:value-type="float" office:value="-22.3145097999287" calcext:value-type="float">
            <text:p>-22.3145097999287</text:p>
          </table:table-cell>
          <table:table-cell table:formula="of:=[.AF94]" office:value-type="float" office:value="0.06" calcext:value-type="float">
            <text:p>0.06</text:p>
          </table:table-cell>
          <table:table-cell table:formula="of:=[.AG94]" office:value-type="float" office:value="0.05" calcext:value-type="float">
            <text:p>0.05</text:p>
          </table:table-cell>
          <table:table-cell office:value-type="float" office:value="-0.28" calcext:value-type="float">
            <text:p>-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6"/>
          <table:table-cell office:value-type="float" office:value="1631" calcext:value-type="float">
            <text:p>163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6" calcext:value-type="float">
            <text:p>6.00E-03</text:p>
          </table:table-cell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float" office:value="-21.54" calcext:value-type="float">
            <text:p>-21.5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</text:p>
          </table:table-cell>
          <table:table-cell table:formula="of:=[.AE95]+5*LOG10([.W95])" office:value-type="float" office:value="-22.3245097999287" calcext:value-type="float">
            <text:p>-22.3245097999287</text:p>
          </table:table-cell>
          <table:table-cell table:formula="of:=[.AF95]" office:value-type="float" office:value="0.05" calcext:value-type="float">
            <text:p>0.05</text:p>
          </table:table-cell>
          <table:table-cell table:formula="of:=[.AG95]" office:value-type="float" office:value="0.03" calcext:value-type="float">
            <text:p>0.03</text:p>
          </table:table-cell>
          <table:table-cell office:value-type="float" office:value="-1.17" calcext:value-type="float">
            <text:p>-1.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2201" calcext:value-type="float">
            <text:p>220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7" calcext:value-type="float">
            <text:p>7.00E-03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2" calcext:value-type="float">
            <text:p>2.00E-04</text:p>
          </table:table-cell>
          <table:table-cell office:value-type="float" office:value="-21.55" calcext:value-type="float">
            <text:p>-21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96]+5*LOG10([.W96])" office:value-type="float" office:value="-22.0345097999287" calcext:value-type="float">
            <text:p>-22.0345097999287</text:p>
          </table:table-cell>
          <table:table-cell table:formula="of:=[.AF96]" office:value-type="float" office:value="0.07" calcext:value-type="float">
            <text:p>0.07</text:p>
          </table:table-cell>
          <table:table-cell table:formula="of:=[.AG96]" office:value-type="float" office:value="0.06" calcext:value-type="float">
            <text:p>0.0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2201" calcext:value-type="float">
            <text:p>220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ce2" office:value-type="float" office:value="0.0058" calcext:value-type="float">
            <text:p>5.8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float" office:value="-21.26" calcext:value-type="float">
            <text:p>-21.2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NRAS 465 672</text:p>
          </table:table-cell>
          <table:table-cell office:value-type="string" calcext:value-type="string">
            <text:p>Mortlock+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97]" office:value-type="float" office:value="-22.815" calcext:value-type="float">
            <text:p>-22.815</text:p>
          </table:table-cell>
          <table:table-cell table:formula="of:=[.AF97]" office:value-type="float" office:value="0.051" calcext:value-type="float">
            <text:p>0.051</text:p>
          </table:table-cell>
          <table:table-cell table:formula="of:=[.AG97]" office:value-type="float" office:value="0.051" calcext:value-type="float">
            <text:p>0.051</text:p>
          </table:table-cell>
          <table:table-cell office:value-type="float" office:value="-1.516" calcext:value-type="float">
            <text:p>-1.516</text:p>
          </table:table-cell>
          <table:table-cell table:number-columns-repeated="2" office:value-type="float" office:value="0.023" calcext:value-type="float">
            <text:p>0.023</text:p>
          </table:table-cell>
          <table:table-cell table:formula="of:=[.AB97]" office:value-type="float" office:value="0.001245" calcext:value-type="float">
            <text:p>0.001245</text:p>
          </table:table-cell>
          <table:table-cell table:formula="of:=[.AC97]" office:value-type="float" office:value="0.000155" calcext:value-type="float">
            <text:p>0.000155</text:p>
          </table:table-cell>
          <table:table-cell table:formula="of:=[.AD97]" office:value-type="float" office:value="0.000155" calcext:value-type="float">
            <text:p>0.000155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-0.454" calcext:value-type="float">
            <text:p>-0.454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M = M* - Qz</text:p>
          </table:table-cell>
          <table:table-cell table:number-columns-repeated="5"/>
          <table:table-cell office:value-type="float" office:value="0.001245" calcext:value-type="float">
            <text:p>0.001245</text:p>
          </table:table-cell>
          <table:table-cell table:number-columns-repeated="2" office:value-type="float" office:value="0.000155" calcext:value-type="float">
            <text:p>0.000155</text:p>
          </table:table-cell>
          <table:table-cell office:value-type="float" office:value="-22.815" calcext:value-type="float">
            <text:p>-22.815</text:p>
          </table:table-cell>
          <table:table-cell table:number-columns-repeated="2"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string" calcext:value-type="string">
            <text:p>Table 4; phi* units are h^3 Mpc^-3 (but fig 5 has extra /mag); see fit_evolution.py mortlock for fits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98]" office:value-type="float" office:value="-22.815" calcext:value-type="float">
            <text:p>-22.815</text:p>
          </table:table-cell>
          <table:table-cell table:formula="of:=[.AF98]" office:value-type="float" office:value="0.051" calcext:value-type="float">
            <text:p>0.051</text:p>
          </table:table-cell>
          <table:table-cell table:formula="of:=[.AG98]" office:value-type="float" office:value="0.051" calcext:value-type="float">
            <text:p>0.051</text:p>
          </table:table-cell>
          <table:table-cell office:value-type="float" office:value="-0.817" calcext:value-type="float">
            <text:p>-0.817</text:p>
          </table:table-cell>
          <table:table-cell table:number-columns-repeated="2" office:value-type="float" office:value="0.074" calcext:value-type="float">
            <text:p>0.074</text:p>
          </table:table-cell>
          <table:table-cell table:formula="of:=[.AB98]" office:value-type="float" office:value="0.004042" calcext:value-type="float">
            <text:p>0.004042</text:p>
          </table:table-cell>
          <table:table-cell table:formula="of:=[.AC98]" office:value-type="float" office:value="0.000208" calcext:value-type="float">
            <text:p>0.000208</text:p>
          </table:table-cell>
          <table:table-cell table:formula="of:=[.AD98]" office:value-type="float" office:value="0.000208" calcext:value-type="float">
            <text:p>0.000208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-0.725" calcext:value-type="float">
            <text:p>-0.725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hi = phi* 10**(0.4Pz)</text:p>
          </table:table-cell>
          <table:table-cell table:number-columns-repeated="5"/>
          <table:table-cell office:value-type="float" office:value="0.004042" calcext:value-type="float">
            <text:p>0.004042</text:p>
          </table:table-cell>
          <table:table-cell table:number-columns-repeated="2" office:value-type="float" office:value="0.000208" calcext:value-type="float">
            <text:p>0.000208</text:p>
          </table:table-cell>
          <table:table-cell office:value-type="float" office:value="-22.815" calcext:value-type="float">
            <text:p>-22.815</text:p>
          </table:table-cell>
          <table:table-cell table:number-columns-repeated="2"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string" calcext:value-type="string">
            <text:p>MNRAS 401 1166</text:p>
          </table:table-cell>
          <table:table-cell office:value-type="string" calcext:value-type="string">
            <text:p>Cirasuolo+201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rong parameterisation of M* and phi*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476 137</text:p>
          </table:table-cell>
          <table:table-cell office:value-type="string" calcext:value-type="string">
            <text:p>Arnouts+20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01]" office:value-type="float" office:value="-22.604" calcext:value-type="float">
            <text:p>-22.604</text:p>
          </table:table-cell>
          <table:table-cell table:formula="of:=[.AF101]" office:value-type="float" office:value="0.055" calcext:value-type="float">
            <text:p>0.055</text:p>
          </table:table-cell>
          <table:table-cell table:formula="of:=[.AG101]" office:value-type="float" office:value="0.055" calcext:value-type="float">
            <text:p>0.055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.053" calcext:value-type="float">
            <text:p>0.053</text:p>
          </table:table-cell>
          <table:table-cell table:formula="of:=[.AB101]" office:value-type="float" office:value="0.0034833" calcext:value-type="float">
            <text:p>0.0034833</text:p>
          </table:table-cell>
          <table:table-cell table:formula="of:=[.AC101]" office:value-type="float" office:value="0.0003001" calcext:value-type="float">
            <text:p>0.0003001</text:p>
          </table:table-cell>
          <table:table-cell table:formula="of:=[.AD101]" office:value-type="float" office:value="0.0003001" calcext:value-type="float">
            <text:p>0.0003001</text:p>
          </table:table-cell>
          <table:table-cell office:value-type="float" office:value="0.493" calcext:value-type="float">
            <text:p>0.49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-0.543" calcext:value-type="float">
            <text:p>-0.54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M = M* - Qz</text:p>
          </table:table-cell>
          <table:table-cell table:number-columns-repeated="5"/>
          <table:table-cell office:value-type="float" office:value="0.0034833" calcext:value-type="float">
            <text:p>0.0034833</text:p>
          </table:table-cell>
          <table:table-cell table:number-columns-repeated="2" office:value-type="float" office:value="0.0003001" calcext:value-type="float">
            <text:p>0.0003001</text:p>
          </table:table-cell>
          <table:table-cell office:value-type="float" office:value="-22.604" calcext:value-type="float">
            <text:p>-22.604</text:p>
          </table:table-cell>
          <table:table-cell table:number-columns-repeated="2" office:value-type="float" office:value="0.055" calcext:value-type="float">
            <text:p>0.055</text:p>
          </table:table-cell>
          <table:table-cell/>
        </table:table-row>
        <table:table-row table:style-name="ro1">
          <table:table-cell office:value-type="string" calcext:value-type="string">
            <text:p>Table 1; phi* units are h^3 Mpc^-3 (but fig 10 has extra mag^-1); see fit_evolution.py arnouts for fits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102]" office:value-type="float" office:value="-22.386" calcext:value-type="float">
            <text:p>-22.386</text:p>
          </table:table-cell>
          <table:table-cell table:formula="of:=[.AF102]" office:value-type="float" office:value="0.045" calcext:value-type="float">
            <text:p>0.045</text:p>
          </table:table-cell>
          <table:table-cell table:formula="of:=[.AG102]" office:value-type="float" office:value="0.045" calcext:value-type="float">
            <text:p>0.045</text:p>
          </table:table-cell>
          <table:table-cell office:value-type="float" office:value="-0.206" calcext:value-type="float">
            <text:p>-0.206</text:p>
          </table:table-cell>
          <table:table-cell table:number-columns-repeated="2" office:value-type="float" office:value="0.061" calcext:value-type="float">
            <text:p>0.061</text:p>
          </table:table-cell>
          <table:table-cell table:formula="of:=[.AB102]" office:value-type="float" office:value="0.0048129" calcext:value-type="float">
            <text:p>0.0048129</text:p>
          </table:table-cell>
          <table:table-cell table:formula="of:=[.AC102]" office:value-type="float" office:value="0.0001353" calcext:value-type="float">
            <text:p>0.0001353</text:p>
          </table:table-cell>
          <table:table-cell table:formula="of:=[.AD102]" office:value-type="float" office:value="0.0001353" calcext:value-type="float">
            <text:p>0.0001353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-1.859" calcext:value-type="float">
            <text:p>-1.859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hi = phi* 10**(0.4Pz)</text:p>
          </table:table-cell>
          <table:table-cell table:number-columns-repeated="5"/>
          <table:table-cell office:value-type="float" office:value="0.0048129" calcext:value-type="float">
            <text:p>0.0048129</text:p>
          </table:table-cell>
          <table:table-cell table:number-columns-repeated="2" office:value-type="float" office:value="0.0001353" calcext:value-type="float">
            <text:p>0.0001353</text:p>
          </table:table-cell>
          <table:table-cell office:value-type="float" office:value="-22.386" calcext:value-type="float">
            <text:p>-22.386</text:p>
          </table:table-cell>
          <table:table-cell table:number-columns-repeated="2" office:value-type="float" office:value="0.045" calcext:value-type="float">
            <text:p>0.045</text:p>
          </table:table-cell>
          <table:table-cell/>
        </table:table-row>
        <table:table-row table:style-name="ro1">
          <table:table-cell office:value-type="string" calcext:value-type="string">
            <text:p>MNRAS 380 585</text:p>
          </table:table-cell>
          <table:table-cell office:value-type="string" calcext:value-type="string">
            <text:p>Cirasuolo+20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03]" office:value-type="float" office:value="-22.392" calcext:value-type="float">
            <text:p>-22.392</text:p>
          </table:table-cell>
          <table:table-cell table:formula="of:=[.AF103]" office:value-type="float" office:value="0.047" calcext:value-type="float">
            <text:p>0.047</text:p>
          </table:table-cell>
          <table:table-cell table:formula="of:=[.AG103]" office:value-type="float" office:value="0.047" calcext:value-type="float">
            <text:p>0.047</text:p>
          </table:table-cell>
          <table:table-cell office:value-type="float" office:value="-1.232" calcext:value-type="float">
            <text:p>-1.232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[.AB103]" office:value-type="float" office:value="0.001935" calcext:value-type="float">
            <text:p>0.001935</text:p>
          </table:table-cell>
          <table:table-cell table:formula="of:=[.AC103]" office:value-type="float" office:value="0.0001185" calcext:value-type="float">
            <text:p>0.0001185</text:p>
          </table:table-cell>
          <table:table-cell table:formula="of:=[.AD103]" office:value-type="float" office:value="0.0001185" calcext:value-type="float">
            <text:p>0.0001185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M = M* - Qz</text:p>
          </table:table-cell>
          <table:table-cell table:number-columns-repeated="5"/>
          <table:table-cell office:value-type="float" office:value="0.001935" calcext:value-type="float">
            <text:p>0.001935</text:p>
          </table:table-cell>
          <table:table-cell table:number-columns-repeated="2" office:value-type="float" office:value="0.0001185" calcext:value-type="float">
            <text:p>0.0001185</text:p>
          </table:table-cell>
          <table:table-cell office:value-type="float" office:value="-22.392" calcext:value-type="float">
            <text:p>-22.392</text:p>
          </table:table-cell>
          <table:table-cell table:number-columns-repeated="2"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phi* units are h^3 Mpc^-3 (but fig 6 has extra mag^-1); Table 2; see fit_evolution.py cirasuolo for fits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104]" office:value-type="float" office:value="-22.146" calcext:value-type="float">
            <text:p>-22.146</text:p>
          </table:table-cell>
          <table:table-cell table:formula="of:=[.AF104]" office:value-type="float" office:value="0.034" calcext:value-type="float">
            <text:p>0.034</text:p>
          </table:table-cell>
          <table:table-cell table:formula="of:=[.AG104]" office:value-type="float" office:value="0.034" calcext:value-type="float">
            <text:p>0.034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.061" calcext:value-type="float">
            <text:p>0.061</text:p>
          </table:table-cell>
          <table:table-cell table:formula="of:=[.AB104]" office:value-type="float" office:value="0.0038529" calcext:value-type="float">
            <text:p>0.0038529</text:p>
          </table:table-cell>
          <table:table-cell table:formula="of:=[.AC104]" office:value-type="float" office:value="0.0001928" calcext:value-type="float">
            <text:p>0.0001928</text:p>
          </table:table-cell>
          <table:table-cell table:formula="of:=[.AD104]" office:value-type="float" office:value="0.0001928" calcext:value-type="float">
            <text:p>0.0001928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-1.049" calcext:value-type="float">
            <text:p>-1.049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hi = phi* 10**(0.4Pz)</text:p>
          </table:table-cell>
          <table:table-cell table:number-columns-repeated="5"/>
          <table:table-cell office:value-type="float" office:value="0.0038529" calcext:value-type="float">
            <text:p>0.0038529</text:p>
          </table:table-cell>
          <table:table-cell table:number-columns-repeated="2" office:value-type="float" office:value="0.0001928" calcext:value-type="float">
            <text:p>0.0001928</text:p>
          </table:table-cell>
          <table:table-cell office:value-type="float" office:value="-22.146" calcext:value-type="float">
            <text:p>-22.146</text:p>
          </table:table-cell>
          <table:table-cell table:number-columns-repeated="2"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string" calcext:value-type="string">
            <text:p>A&amp;A 401 837</text:p>
          </table:table-cell>
          <table:table-cell office:value-type="string" calcext:value-type="string">
            <text:p>Pozzetti+2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w resolution/precision Ks LF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J 615 209</text:p>
          </table:table-cell>
          <table:table-cell office:value-type="string" calcext:value-type="string">
            <text:p>Hopkins2004</text:p>
          </table:table-cell>
          <table:table-cell office:value-type="string" calcext:value-type="string">
            <text:p>1.4Ghz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parameterisation of M* and phi*</text:p>
          </table:table-cell>
          <table:table-cell/>
          <table:table-cell office:value-type="string" calcext:value-type="string">
            <text:p>1.4Ghz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pJ 455 108</text:p>
          </table:table-cell>
          <table:table-cell office:value-type="string" calcext:value-type="string">
            <text:p>Lilly+1995</text:p>
          </table:table-cell>
          <table:table-cell office:value-type="string" calcext:value-type="string">
            <text:p>B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rameterisation only in 3-4 bins; hard to fit for P/Q</text:p>
          </table:table-cell>
          <table:table-cell/>
          <table:table-cell office:value-type="string" calcext:value-type="string">
            <text:p>B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AUS 306 40</text:p>
          </table:table-cell>
          <table:table-cell office:value-type="string" calcext:value-type="string">
            <text:p>Loveday20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formula="of:=[.AE111]+5*LOG10([.W111])" office:value-type="float" office:value="-21.3045097999287" calcext:value-type="float">
            <text:p>-21.3045097999287</text:p>
          </table:table-cell>
          <table:table-cell table:formula="of:=[.AF111]" office:value-type="float" office:value="0.08" calcext:value-type="float">
            <text:p>0.08</text:p>
          </table:table-cell>
          <table:table-cell table:formula="of:=[.AG111]" office:value-type="float" office:value="0.08" calcext:value-type="float">
            <text:p>0.08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AB111]*[.$W111]^3" office:value-type="float" office:value="0.00133442484733038" calcext:value-type="float">
            <text:p>0.00133442484733</text:p>
          </table:table-cell>
          <table:table-cell table:formula="of:=[.AC111]*[.$W111]^3" office:value-type="float" office:value="0.000184357605671028" calcext:value-type="float">
            <text:p>0.000184357605671</text:p>
          </table:table-cell>
          <table:table-cell table:formula="of:=[.AD111]*[.$W111]^3" office:value-type="float" office:value="0.000184357605671028" calcext:value-type="float">
            <text:p>0.0001843576056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 = M* - Q(z-z0)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2.41" calcext:value-type="float">
            <text:p>-2.41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10^[.Y111]" office:value-type="float" office:value="0.0038904514499428" calcext:value-type="float">
            <text:p>0.003890451449943</text:p>
          </table:table-cell>
          <table:table-cell table:formula="of:=[.Z111]*10^[.$Y111]*LN(10)" office:value-type="float" office:value="0.000537485730819322" calcext:value-type="float">
            <text:p>0.000537485730819</text:p>
          </table:table-cell>
          <table:table-cell table:formula="of:=[.AA111]*10^[.$Y111]*LN(10)" office:value-type="float" office:value="0.000537485730819322" calcext:value-type="float">
            <text:p>0.000537485730819</text:p>
          </table:table-cell>
          <table:table-cell office:value-type="float" office:value="-20.53" calcext:value-type="float">
            <text:p>-20.53</text:p>
          </table:table-cell>
          <table:table-cell table:number-columns-repeated="2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phi* units are h^3 Mpc^-3 with no fig to show units; Table 1; P/Q errors eyeballed from contou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112]+5*LOG10([.W112])" office:value-type="float" office:value="-21.3445097999287" calcext:value-type="float">
            <text:p>-21.3445097999287</text:p>
          </table:table-cell>
          <table:table-cell table:formula="of:=[.AF112]" office:value-type="float" office:value="0.07" calcext:value-type="float">
            <text:p>0.07</text:p>
          </table:table-cell>
          <table:table-cell table:formula="of:=[.AG112]" office:value-type="float" office:value="0.07" calcext:value-type="float">
            <text:p>0.07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AB112]*[.$W112]^3" office:value-type="float" office:value="0.00242825404043759" calcext:value-type="float">
            <text:p>0.002428254040438</text:p>
          </table:table-cell>
          <table:table-cell table:formula="of:=[.AC112]*[.$W112]^3" office:value-type="float" office:value="0.000279563077775708" calcext:value-type="float">
            <text:p>0.000279563077776</text:p>
          </table:table-cell>
          <table:table-cell table:formula="of:=[.AD112]*[.$W112]^3" office:value-type="float" office:value="0.000279563077775708" calcext:value-type="float">
            <text:p>0.000279563077776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hi = phi* 10**(0.4Pz)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2.15" calcext:value-type="float">
            <text:p>-2.15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10^[.Y112]" office:value-type="float" office:value="0.00707945784384138" calcext:value-type="float">
            <text:p>0.007079457843841</text:p>
          </table:table-cell>
          <table:table-cell table:formula="of:=[.Z112]*10^[.$Y112]*LN(10)" office:value-type="float" office:value="0.000815052704885447" calcext:value-type="float">
            <text:p>0.000815052704885</text:p>
          </table:table-cell>
          <table:table-cell table:formula="of:=[.AA112]*10^[.$Y112]*LN(10)" office:value-type="float" office:value="0.000815052704885447" calcext:value-type="float">
            <text:p>0.000815052704885</text:p>
          </table:table-cell>
          <table:table-cell office:value-type="float" office:value="-20.57" calcext:value-type="float">
            <text:p>-20.57</text:p>
          </table:table-cell>
          <table:table-cell table:number-columns-repeated="2"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ApJ 631 126</text:p>
          </table:table-cell>
          <table:table-cell office:value-type="string" calcext:value-type="string">
            <text:p>Dahlen+20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BJ but no P/Q trend for J and 3 bins for UB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508 1217</text:p>
          </table:table-cell>
          <table:table-cell office:value-type="string" calcext:value-type="string">
            <text:p>Zucca+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15]" office:value-type="float" office:value="-19.961" calcext:value-type="float">
            <text:p>-19.961</text:p>
          </table:table-cell>
          <table:table-cell table:formula="of:=[.AF115]" office:value-type="float" office:value="0.06" calcext:value-type="float">
            <text:p>0.06</text:p>
          </table:table-cell>
          <table:table-cell table:formula="of:=[.AG115]" office:value-type="float" office:value="0.06" calcext:value-type="float">
            <text:p>0.06</text:p>
          </table:table-cell>
          <table:table-cell office:value-type="float" office:value="-1.143" calcext:value-type="float">
            <text:p>-1.143</text:p>
          </table:table-cell>
          <table:table-cell table:number-columns-repeated="2" office:value-type="float" office:value="0.036" calcext:value-type="float">
            <text:p>0.036</text:p>
          </table:table-cell>
          <table:table-cell table:formula="of:=[.AB115]" office:value-type="float" office:value="0.0045274" calcext:value-type="float">
            <text:p>0.0045274</text:p>
          </table:table-cell>
          <table:table-cell table:formula="of:=[.AC115]" office:value-type="float" office:value="0.0002955" calcext:value-type="float">
            <text:p>0.0002955</text:p>
          </table:table-cell>
          <table:table-cell table:formula="of:=[.AD115]" office:value-type="float" office:value="0.0002955" calcext:value-type="float">
            <text:p>0.0002955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office:value-type="string" calcext:value-type="string">
            <text:p>M = M* - Q(z-z0)</text:p>
          </table:table-cell>
          <table:table-cell table:number-columns-repeated="5"/>
          <table:table-cell office:value-type="float" office:value="0.0045274" calcext:value-type="float">
            <text:p>0.0045274</text:p>
          </table:table-cell>
          <table:table-cell table:number-columns-repeated="2" office:value-type="float" office:value="0.0002955" calcext:value-type="float">
            <text:p>0.0002955</text:p>
          </table:table-cell>
          <table:table-cell office:value-type="float" office:value="-19.961" calcext:value-type="float">
            <text:p>-19.961</text:p>
          </table:table-cell>
          <table:table-cell table:number-columns-repeated="2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phi* units are h^3(but h=1) Mpc^-3 (but fig 4 has mag^-1); B for red/blue; 4 z bins; table 1 (early/spiral)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formula="of:=[.AE116]" office:value-type="float" office:value="-20.5" calcext:value-type="float">
            <text:p>-20.5</text:p>
          </table:table-cell>
          <table:table-cell table:formula="of:=[.AF116]" office:value-type="float" office:value="0.056" calcext:value-type="float">
            <text:p>0.056</text:p>
          </table:table-cell>
          <table:table-cell table:formula="of:=[.AG116]" office:value-type="float" office:value="0.056" calcext:value-type="float">
            <text:p>0.056</text:p>
          </table:table-cell>
          <table:table-cell office:value-type="float" office:value="-0.618" calcext:value-type="float">
            <text:p>-0.618</text:p>
          </table:table-cell>
          <table:table-cell table:number-columns-repeated="2" office:value-type="float" office:value="0.041" calcext:value-type="float">
            <text:p>0.041</text:p>
          </table:table-cell>
          <table:table-cell table:formula="of:=[.AB116]" office:value-type="float" office:value="0.0036342" calcext:value-type="float">
            <text:p>0.0036342</text:p>
          </table:table-cell>
          <table:table-cell table:formula="of:=[.AC116]" office:value-type="float" office:value="0.0000866" calcext:value-type="float">
            <text:p>8.66E-05</text:p>
          </table:table-cell>
          <table:table-cell table:formula="of:=[.AD116]" office:value-type="float" office:value="0.0000866" calcext:value-type="float">
            <text:p>8.66E-05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office:value-type="string" calcext:value-type="string">
            <text:p>Phi = phi* 10**(0.4Pz)</text:p>
          </table:table-cell>
          <table:table-cell table:number-columns-repeated="5"/>
          <table:table-cell office:value-type="float" office:value="0.0036342" calcext:value-type="float">
            <text:p>0.0036342</text:p>
          </table:table-cell>
          <table:table-cell table:number-columns-repeated="2" office:value-type="float" office:value="0.0000866" calcext:value-type="float">
            <text:p>8.66E-05</text:p>
          </table:table-cell>
          <table:table-cell office:value-type="float" office:value="-20.5" calcext:value-type="float">
            <text:p>-20.5</text:p>
          </table:table-cell>
          <table:table-cell table:number-columns-repeated="2"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A&amp;A 439 863</text:p>
          </table:table-cell>
          <table:table-cell office:value-type="string" calcext:value-type="string">
            <text:p>Ilbert+200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number-columns-repeated="15"/>
          <table:table-cell office:value-type="float" office:value="366" calcext:value-type="float">
            <text:p>366</text:p>
          </table:table-cell>
          <table:table-cell office:value-type="string" calcext:value-type="string">
            <text:p>M = M* - Q(z-z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BVRI; 7 z bins; h^3 Mpc^3 but mag^-1 in the figures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366" calcext:value-type="float">
            <text:p>366</text:p>
          </table:table-cell>
          <table:table-cell office:value-type="string" calcext:value-type="string">
            <text:p>Phi = phi* 10**(0.4Pz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t_evolution ilbert[UBVRI] for details individually for a filter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5"/>
          <table:table-cell office:value-type="float" office:value="435" calcext:value-type="float">
            <text:p>4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ble 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435" calcext:value-type="float">
            <text:p>4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table:number-columns-repeated="15"/>
          <table:table-cell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</text:p>
          </table:table-cell>
          <table:table-cell table:number-columns-repeated="15"/>
          <table:table-cell office:value-type="float" office:value="635" calcext:value-type="float">
            <text:p>6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635" calcext:value-type="float">
            <text:p>6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table:number-columns-repeated="15"/>
          <table:table-cell office:value-type="float" office:value="880" calcext:value-type="float">
            <text:p>88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880" calcext:value-type="float">
            <text:p>8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J 647 853</text:p>
          </table:table-cell>
          <table:table-cell office:value-type="string" calcext:value-type="string">
            <text:p>Willmer+2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27]" office:value-type="float" office:value="-20.113" calcext:value-type="float">
            <text:p>-20.113</text:p>
          </table:table-cell>
          <table:table-cell table:formula="of:=[.AF127]" office:value-type="float" office:value="0.015" calcext:value-type="float">
            <text:p>0.015</text:p>
          </table:table-cell>
          <table:table-cell table:formula="of:=[.AG127]" office:value-type="float" office:value="0.015" calcext:value-type="float">
            <text:p>0.015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27]" office:value-type="float" office:value="0.0039053" calcext:value-type="float">
            <text:p>0.0039053</text:p>
          </table:table-cell>
          <table:table-cell table:formula="of:=[.AC127]" office:value-type="float" office:value="0.0000382" calcext:value-type="float">
            <text:p>3.82E-05</text:p>
          </table:table-cell>
          <table:table-cell table:formula="of:=[.AD127]" office:value-type="float" office:value="0.0000382" calcext:value-type="float">
            <text:p>3.82E-05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-0.456" calcext:value-type="float">
            <text:p>-0.45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435" calcext:value-type="float">
            <text:p>435</text:p>
          </table:table-cell>
          <table:table-cell table:number-columns-repeated="6"/>
          <table:table-cell office:value-type="float" office:value="0.0039053" calcext:value-type="float">
            <text:p>0.0039053</text:p>
          </table:table-cell>
          <table:table-cell table:number-columns-repeated="2" office:value-type="float" office:value="0.0000382" calcext:value-type="float">
            <text:p>3.82E-05</text:p>
          </table:table-cell>
          <table:table-cell office:value-type="float" office:value="-20.113" calcext:value-type="float">
            <text:p>-20.113</text:p>
          </table:table-cell>
          <table:table-cell table:number-columns-repeated="2" office:value-type="float" office:value="0.015" calcext:value-type="float">
            <text:p>0.015</text:p>
          </table:table-cell>
          <table:table-cell/>
        </table:table-row>
        <table:table-row table:style-name="ro3">
          <table:table-cell table:style-name="ce13" office:value-type="string" calcext:value-type="string">
            <text:p>phi* units are Mpc^-3 with no units on figures; Tables 4+5 (minimal); 6/5 z bins for b/r; alpha errors estimated; see fit_evolution.py willmer for fits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formula="of:=[.AE128]" office:value-type="float" office:value="-20.799" calcext:value-type="float">
            <text:p>-20.799</text:p>
          </table:table-cell>
          <table:table-cell table:formula="of:=[.AF128]" office:value-type="float" office:value="0.023" calcext:value-type="float">
            <text:p>0.023</text:p>
          </table:table-cell>
          <table:table-cell table:formula="of:=[.AG128]"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28]" office:value-type="float" office:value="0.00222" calcext:value-type="float">
            <text:p>0.00222</text:p>
          </table:table-cell>
          <table:table-cell table:formula="of:=[.AC128]" office:value-type="float" office:value="0.0000402" calcext:value-type="float">
            <text:p>4.02E-05</text:p>
          </table:table-cell>
          <table:table-cell table:formula="of:=[.AD128]" office:value-type="float" office:value="0.0000402" calcext:value-type="float">
            <text:p>4.02E-05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435" calcext:value-type="float">
            <text:p>435</text:p>
          </table:table-cell>
          <table:table-cell table:number-columns-repeated="6"/>
          <table:table-cell office:value-type="float" office:value="0.00222" calcext:value-type="float">
            <text:p>0.00222</text:p>
          </table:table-cell>
          <table:table-cell table:number-columns-repeated="2" office:value-type="float" office:value="0.0000402" calcext:value-type="float">
            <text:p>4.02E-05</text:p>
          </table:table-cell>
          <table:table-cell office:value-type="float" office:value="-20.799" calcext:value-type="float">
            <text:p>-20.799</text:p>
          </table:table-cell>
          <table:table-cell table:number-columns-repeated="2"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ApJ 748 10</text:p>
          </table:table-cell>
          <table:table-cell office:value-type="string" calcext:value-type="string">
            <text:p>Cool+20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29]+5*LOG10([.W129])+[.O129]*[.X129]" office:value-type="float" office:value="-20.9185097999287" calcext:value-type="float">
            <text:p>-20.9185097999287</text:p>
          </table:table-cell>
          <table:table-cell table:formula="of:=SQRT([.AF129]^2 + ([.$X129]*[.P129])^2)" office:value-type="float" office:value="0.120337026720789" calcext:value-type="float">
            <text:p>0.120337026720789</text:p>
          </table:table-cell>
          <table:table-cell table:formula="of:=SQRT([.AG129]^2 + ([.$X129]*[.Q129])^2)" office:value-type="float" office:value="0.120337026720789" calcext:value-type="float">
            <text:p>0.120337026720789</text:p>
          </table:table-cell>
          <table:table-cell office:value-type="float" office:value="-1.11" calcext:value-type="float">
            <text:p>-1.1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29]/(1+[.R129]*[.X129])*[.W129]^3" office:value-type="float" office:value="0.00395769230769231" calcext:value-type="float">
            <text:p>0.003957692307692</text:p>
          </table:table-cell>
          <table:table-cell table:formula="of:=SQRT(([.$W129]^3/(1+[.$R129]*[.$X129])*[.AC129])^2 + (-[.$L129]*[.$X129]*[.$W129]^3/(1 + [.$R129]*[.AC129])^2 * [.S129])^2)" office:value-type="float" office:value="0.000633873858389928" calcext:value-type="float">
            <text:p>0.00063387385839</text:p>
          </table:table-cell>
          <table:table-cell table:formula="of:=SQRT(([.$W129]^3/(1+[.$R129]*[.$X129])*[.AD129])^2 + (-[.$L129]*[.$X129]*[.$W129]^3/(1 + [.$R129]*[.AD129])^2 * [.T129])^2)" office:value-type="float" office:value="0.000633873858389928" calcext:value-type="float">
            <text:p>0.00063387385839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 = M* + Qz; flipped Q sign in column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0.0111" office:value-type="float" office:value="0.0111" calcext:value-type="float">
            <text:p>0.0111</text:p>
          </table:table-cell>
          <table:table-cell table:formula="of:=0.16*[.AB129]" office:value-type="float" office:value="0.001776" calcext:value-type="float">
            <text:p>0.001776</text:p>
          </table:table-cell>
          <table:table-cell table:formula="of:=0.16*[.AB129]" office:value-type="float" office:value="0.001776" calcext:value-type="float">
            <text:p>0.001776</text:p>
          </table:table-cell>
          <table:table-cell office:value-type="float" office:value="-20.31" calcext:value-type="float">
            <text:p>-20.31</text:p>
          </table:table-cell>
          <table:table-cell table:number-columns-repeated="2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phi* units are h^3 Mpc^-3 mag^-1; Tables 4+5; estimated alpha errors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formula="of:=[.AE130]+5*LOG10([.W130])+[.O130]*[.X130]" office:value-type="float" office:value="-21.0915097999287" calcext:value-type="float">
            <text:p>-21.0915097999287</text:p>
          </table:table-cell>
          <table:table-cell table:formula="of:=SQRT([.AF130]^2 + ([.$X130]*[.P130])^2)" office:value-type="float" office:value="0.0703491293478462" calcext:value-type="float">
            <text:p>0.070349129347846</text:p>
          </table:table-cell>
          <table:table-cell table:formula="of:=SQRT([.AG130]^2 + ([.$X130]*[.Q130])^2)" office:value-type="float" office:value="0.0703491293478462" calcext:value-type="float">
            <text:p>0.070349129347846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30]/(1+[.R130]*[.X130])*[.W130]^3" office:value-type="float" office:value="0.00318364640883978" calcext:value-type="float">
            <text:p>0.00318364640884</text:p>
          </table:table-cell>
          <table:table-cell table:formula="of:=SQRT(([.$W130]^3/(1+[.$R130]*[.$X130])*[.AC130])^2 + (-[.$L130]*[.$X130]*[.$W130]^3/(1 + [.$R130]*[.AC130])^2 * [.S130])^2)" office:value-type="float" office:value="0.000477672395370756" calcext:value-type="float">
            <text:p>0.000477672395371</text:p>
          </table:table-cell>
          <table:table-cell table:formula="of:=SQRT(([.$W130]^3/(1+[.$R130]*[.$X130])*[.AD130])^2 + (-[.$L130]*[.$X130]*[.$W130]^3/(1 + [.$R130]*[.AD130])^2 * [.T130])^2)" office:value-type="float" office:value="0.000477672395370756" calcext:value-type="float">
            <text:p>0.000477672395371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hi \propto 1 + Pz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0.0084" office:value-type="float" office:value="0.0084" calcext:value-type="float">
            <text:p>0.0084</text:p>
          </table:table-cell>
          <table:table-cell table:formula="of:=0.15*[.AB130]" office:value-type="float" office:value="0.00126" calcext:value-type="float">
            <text:p>0.00126</text:p>
          </table:table-cell>
          <table:table-cell table:formula="of:=0.15*[.AB130]" office:value-type="float" office:value="0.00126" calcext:value-type="float">
            <text:p>0.00126</text:p>
          </table:table-cell>
          <table:table-cell office:value-type="float" office:value="-20.49" calcext:value-type="float">
            <text:p>-20.49</text:p>
          </table:table-cell>
          <table:table-cell table:number-columns-repeated="2"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ApJ 873 78</text:p>
          </table:table-cell>
          <table:table-cell office:value-type="string" calcext:value-type="string">
            <text:p>Beare+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formula="of:=[.AE131]" office:value-type="float" office:value="-22.572" calcext:value-type="float">
            <text:p>-22.572</text:p>
          </table:table-cell>
          <table:table-cell table:formula="of:=[.AF131]" office:value-type="float" office:value="0.023" calcext:value-type="float">
            <text:p>0.023</text:p>
          </table:table-cell>
          <table:table-cell table:formula="of:=[.AG131]" office:value-type="float" office:value="0.023" calcext:value-type="float">
            <text:p>0.023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31]" office:value-type="float" office:value="0.0023386" calcext:value-type="float">
            <text:p>0.0023386</text:p>
          </table:table-cell>
          <table:table-cell table:formula="of:=[.AC131]" office:value-type="float" office:value="0.0000209" calcext:value-type="float">
            <text:p>2.09E-05</text:p>
          </table:table-cell>
          <table:table-cell table:formula="of:=[.AD131]" office:value-type="float" office:value="0.0000209" calcext:value-type="float">
            <text:p>2.09E-05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-0.652" calcext:value-type="float">
            <text:p>-0.65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2201" calcext:value-type="float">
            <text:p>2201</text:p>
          </table:table-cell>
          <table:table-cell table:number-columns-repeated="6"/>
          <table:table-cell office:value-type="float" office:value="0.0023386" calcext:value-type="float">
            <text:p>0.0023386</text:p>
          </table:table-cell>
          <table:table-cell table:number-columns-repeated="2" office:value-type="float" office:value="0.0000209" calcext:value-type="float">
            <text:p>2.09E-05</text:p>
          </table:table-cell>
          <table:table-cell office:value-type="float" office:value="-22.572" calcext:value-type="float">
            <text:p>-22.572</text:p>
          </table:table-cell>
          <table:table-cell table:number-columns-repeated="2"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units are Mpc^-3 mag^-1 (since h70=1 for us); 5 bins for r/b (but ignore the first); see fit_evolution beare for details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</text:p>
          </table:table-cell>
          <table:table-cell table:formula="of:=[.AE132]" office:value-type="float" office:value="-22.792" calcext:value-type="float">
            <text:p>-22.792</text:p>
          </table:table-cell>
          <table:table-cell table:formula="of:=[.AF132]" office:value-type="float" office:value="0.019" calcext:value-type="float">
            <text:p>0.019</text:p>
          </table:table-cell>
          <table:table-cell table:formula="of:=[.AG132]" office:value-type="float" office:value="0.019" calcext:value-type="float">
            <text:p>0.019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B132]" office:value-type="float" office:value="0.0029055" calcext:value-type="float">
            <text:p>0.0029055</text:p>
          </table:table-cell>
          <table:table-cell table:formula="of:=[.AC132]" office:value-type="float" office:value="0.0000567" calcext:value-type="float">
            <text:p>5.67E-05</text:p>
          </table:table-cell>
          <table:table-cell table:formula="of:=[.AD132]" office:value-type="float" office:value="0.0000567" calcext:value-type="float">
            <text:p>5.67E-05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-0.459" calcext:value-type="float">
            <text:p>-0.459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2201" calcext:value-type="float">
            <text:p>2201</text:p>
          </table:table-cell>
          <table:table-cell table:number-columns-repeated="6"/>
          <table:table-cell office:value-type="float" office:value="0.0029055" calcext:value-type="float">
            <text:p>0.0029055</text:p>
          </table:table-cell>
          <table:table-cell table:number-columns-repeated="2" office:value-type="float" office:value="0.0000567" calcext:value-type="float">
            <text:p>5.67E-05</text:p>
          </table:table-cell>
          <table:table-cell office:value-type="float" office:value="-22.792" calcext:value-type="float">
            <text:p>-22.792</text:p>
          </table:table-cell>
          <table:table-cell table:number-columns-repeated="2"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MNRAS 456 1999</text:p>
          </table:table-cell>
          <table:table-cell office:value-type="string" calcext:value-type="string">
            <text:p>Marchetti+2016</text:p>
          </table:table-cell>
          <table:table-cell office:value-type="string" calcext:value-type="string">
            <text:p>250/350/50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NRAS 429 1309</text:p>
          </table:table-cell>
          <table:table-cell office:value-type="string" calcext:value-type="string">
            <text:p>Negrello+2013</text:p>
          </table:table-cell>
          <table:table-cell office:value-type="string" calcext:value-type="string">
            <text:p>350/550/85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NRAS 428 291</text:p>
          </table:table-cell>
          <table:table-cell office:value-type="string" calcext:value-type="string">
            <text:p>Patel+2013</text:p>
          </table:table-cell>
          <table:table-cell office:value-type="string" calcext:value-type="string">
            <text:p>70/16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518 L10</text:p>
          </table:table-cell>
          <table:table-cell office:value-type="string" calcext:value-type="string">
            <text:p>Dye+2010</text:p>
          </table:table-cell>
          <table:table-cell office:value-type="string" calcext:value-type="string">
            <text:p>25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NRAS 474 5363</text:p>
          </table:table-cell>
          <table:table-cell office:value-type="string" calcext:value-type="string">
            <text:p>Eser &amp; Goto 2018</text:p>
          </table:table-cell>
          <table:table-cell office:value-type="string" calcext:value-type="string">
            <text:p>9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515 A8</text:p>
          </table:table-cell>
          <table:table-cell office:value-type="string" calcext:value-type="string">
            <text:p>Rodighiero+2010</text:p>
          </table:table-cell>
          <table:table-cell office:value-type="string" calcext:value-type="string">
            <text:p>8/12/15/24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J 889 80</text:p>
          </table:table-cell>
          <table:table-cell office:value-type="string" calcext:value-type="string">
            <text:p>Lim+2020</text:p>
          </table:table-cell>
          <table:table-cell office:value-type="string" calcext:value-type="string">
            <text:p>450um</text:p>
          </table:table-cell>
          <table:table-cell office:value-type="string" calcext:value-type="string">
            <text:p>Lsun</text:p>
          </table:table-cell>
          <table:table-cell office:value-type="string" calcext:value-type="string">
            <text:p>b</text:p>
          </table:table-cell>
          <table:table-cell table:formula="of:=[.AE145] + 8.998" office:value-type="float" office:value="-20.774" calcext:value-type="float">
            <text:p>-20.774</text:p>
          </table:table-cell>
          <table:table-cell table:formula="of:=[.AF145]" office:value-type="float" office:value="0.304" calcext:value-type="float">
            <text:p>0.304</text:p>
          </table:table-cell>
          <table:table-cell table:formula="of:=[.AG145]" office:value-type="float" office:value="0.304" calcext:value-type="float">
            <text:p>0.304</text:p>
          </table:table-cell>
          <table:table-cell office:value-type="float" office:value="-0.515" calcext:value-type="float">
            <text:p>-0.515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AB145]*0.6" office:value-type="float" office:value="0.0009528" calcext:value-type="float">
            <text:p>0.0009528</text:p>
          </table:table-cell>
          <table:table-cell table:formula="of:=[.AC145]*0.6" office:value-type="float" office:value="0.00032808" calcext:value-type="float">
            <text:p>0.00032808</text:p>
          </table:table-cell>
          <table:table-cell table:formula="of:=[.AD145]*0.6" office:value-type="float" office:value="0.00032808" calcext:value-type="float">
            <text:p>0.00032808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Fit for the usual suspects</text:p>
          </table:table-cell>
          <table:table-cell table:number-columns-repeated="5"/>
          <table:table-cell office:value-type="float" office:value="0.001588" calcext:value-type="float">
            <text:p>0.001588</text:p>
          </table:table-cell>
          <table:table-cell table:number-columns-repeated="2" office:value-type="float" office:value="0.0005468" calcext:value-type="float">
            <text:p>0.0005468</text:p>
          </table:table-cell>
          <table:table-cell office:value-type="float" office:value="-29.772" calcext:value-type="float">
            <text:p>-29.772</text:p>
          </table:table-cell>
          <table:table-cell table:number-columns-repeated="2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units are Mpc^-3 dex^-1; see fit_evolution lim for details; single schechter; M* offset calculated as 8-1000micron average solar flux converted to AB ZP and moved to absolute magnitude</text:p>
          </table:table-cell>
          <table:table-cell/>
          <table:table-cell office:value-type="string" calcext:value-type="string">
            <text:p>450um</text:p>
          </table:table-cell>
          <table:table-cell/>
          <table:table-cell office:value-type="string" calcext:value-type="string">
            <text:p>r</text:p>
          </table:table-cell>
          <table:table-cell table:formula="of:=[.AE146] + 8.998" office:value-type="float" office:value="-20.774" calcext:value-type="float">
            <text:p>-20.774</text:p>
          </table:table-cell>
          <table:table-cell table:formula="of:=[.AF146]" office:value-type="float" office:value="0.304" calcext:value-type="float">
            <text:p>0.304</text:p>
          </table:table-cell>
          <table:table-cell table:formula="of:=[.AG146]" office:value-type="float" office:value="0.304" calcext:value-type="float">
            <text:p>0.304</text:p>
          </table:table-cell>
          <table:table-cell office:value-type="float" office:value="-0.515" calcext:value-type="float">
            <text:p>-0.515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AB146]*0.4" office:value-type="float" office:value="0.0006352" calcext:value-type="float">
            <text:p>0.0006352</text:p>
          </table:table-cell>
          <table:table-cell table:formula="of:=[.AC146]*0.4" office:value-type="float" office:value="0.00021872" calcext:value-type="float">
            <text:p>0.00021872</text:p>
          </table:table-cell>
          <table:table-cell table:formula="of:=[.AD146]*0.4" office:value-type="float" office:value="0.00021872" calcext:value-type="float">
            <text:p>0.00021872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Corrected for log(L*/L0) parameterisation; fit for alpha just the lower two bins since the final bin massively affects the entire output; split late 60%/early 40% as per the typical split of other literature</text:p>
          </table:table-cell>
          <table:table-cell table:number-columns-repeated="5"/>
          <table:table-cell office:value-type="float" office:value="0.001588" calcext:value-type="float">
            <text:p>0.001588</text:p>
          </table:table-cell>
          <table:table-cell table:number-columns-repeated="2" office:value-type="float" office:value="0.0005468" calcext:value-type="float">
            <text:p>0.0005468</text:p>
          </table:table-cell>
          <table:table-cell office:value-type="float" office:value="-29.772" calcext:value-type="float">
            <text:p>-29.772</text:p>
          </table:table-cell>
          <table:table-cell table:number-columns-repeated="2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NRAS 432 23</text:p>
          </table:table-cell>
          <table:table-cell office:value-type="string" calcext:value-type="string">
            <text:p>Gruppioni+2013</text:p>
          </table:table-cell>
          <table:table-cell office:value-type="string" calcext:value-type="string">
            <text:p>250/350/50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; total IR LF?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533 A132</text:p>
          </table:table-cell>
          <table:table-cell office:value-type="string" calcext:value-type="string">
            <text:p>Magnelli+2013</text:p>
          </table:table-cell>
          <table:table-cell office:value-type="string" calcext:value-type="string">
            <text:p>70/100/16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&amp;A 528 A35</text:p>
          </table:table-cell>
          <table:table-cell office:value-type="string" calcext:value-type="string">
            <text:p>Magnelli+2011</text:p>
          </table:table-cell>
          <table:table-cell office:value-type="string" calcext:value-type="string">
            <text:p>24/70u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rong schechter parameterisati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NRAS 494 1894</text:p>
          </table:table-cell>
          <table:table-cell office:value-type="string" calcext:value-type="string">
            <text:p>Moutard+2020</text:p>
          </table:table-cell>
          <table:table-cell office:value-type="string" calcext:value-type="string">
            <text:p>FUV</text:p>
          </table:table-cell>
          <table:table-cell/>
          <table:table-cell office:value-type="string" calcext:value-type="string">
            <text:p>b</text:p>
          </table:table-cell>
          <table:table-cell table:formula="of:=[.AE153]" office:value-type="float" office:value="-18.329" calcext:value-type="float">
            <text:p>-18.329</text:p>
          </table:table-cell>
          <table:table-cell table:formula="of:=[.AF153]" office:value-type="float" office:value="0.012" calcext:value-type="float">
            <text:p>0.012</text:p>
          </table:table-cell>
          <table:table-cell table:formula="of:=[.AG153]" office:value-type="float" office:value="0.012" calcext:value-type="float">
            <text:p>0.012</text:p>
          </table:table-cell>
          <table:table-cell office:value-type="float" office:value="-1.391" calcext:value-type="float">
            <text:p>-1.391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[.AB153]" office:value-type="float" office:value="0.00586138164514029" calcext:value-type="float">
            <text:p>0.00586138164514</text:p>
          </table:table-cell>
          <table:table-cell table:formula="of:=[.AC153]" office:value-type="float" office:value="0.0000944743100031425" calcext:value-type="float">
            <text:p>9.44743100031425E-05</text:p>
          </table:table-cell>
          <table:table-cell table:formula="of:=[.AD153]" office:value-type="float" office:value="0.0000944743100031425" calcext:value-type="float">
            <text:p>9.44743100031425E-05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-0.405" calcext:value-type="float">
            <text:p>-0.4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54.6" calcext:value-type="float">
            <text:p>154.6</text:p>
          </table:table-cell>
          <table:table-cell table:number-columns-repeated="3"/>
          <table:table-cell office:value-type="float" office:value="-2.232" calcext:value-type="float">
            <text:p>-2.232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10^[.Y153]" office:value-type="float" office:value="0.00586138164514029" calcext:value-type="float">
            <text:p>0.00586138164514</text:p>
          </table:table-cell>
          <table:table-cell table:formula="of:=[.Z153]*10^[.$Y153]*LN(10)" office:value-type="float" office:value="0.0000944743100031425" calcext:value-type="float">
            <text:p>9.44743100031425E-05</text:p>
          </table:table-cell>
          <table:table-cell table:formula="of:=[.AA153]*10^[.$Y153]*LN(10)" office:value-type="float" office:value="0.0000944743100031425" calcext:value-type="float">
            <text:p>9.44743100031425E-05</text:p>
          </table:table-cell>
          <table:table-cell office:value-type="float" office:value="-18.329" calcext:value-type="float">
            <text:p>-18.329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assume UV bands are 100% blue</text:p>
          </table:table-cell>
          <table:table-cell/>
          <table:table-cell office:value-type="string" calcext:value-type="string">
            <text:p>FUV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154.6" calcext:value-type="float">
            <text:p>15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axies</text:p>
          </table:table-cell>
          <table:table-cell/>
          <table:table-cell office:value-type="string" calcext:value-type="string">
            <text:p>NUV</text:p>
          </table:table-cell>
          <table:table-cell/>
          <table:table-cell office:value-type="string" calcext:value-type="string">
            <text:p>b</text:p>
          </table:table-cell>
          <table:table-cell table:formula="of:=[.AE155]" office:value-type="float" office:value="-18.475" calcext:value-type="float">
            <text:p>-18.475</text:p>
          </table:table-cell>
          <table:table-cell table:formula="of:=[.AF155]" office:value-type="float" office:value="0.009" calcext:value-type="float">
            <text:p>0.009</text:p>
          </table:table-cell>
          <table:table-cell table:formula="of:=[.AG155]" office:value-type="float" office:value="0.009" calcext:value-type="float">
            <text:p>0.009</text:p>
          </table:table-cell>
          <table:table-cell office:value-type="float" office:value="-1.367" calcext:value-type="float">
            <text:p>-1.36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[.AB155]" office:value-type="float" office:value="0.00606736329588505" calcext:value-type="float">
            <text:p>0.006067363295885</text:p>
          </table:table-cell>
          <table:table-cell table:formula="of:=[.AC155]" office:value-type="float" office:value="0.0000838237216733049" calcext:value-type="float">
            <text:p>8.38237216733049E-05</text:p>
          </table:table-cell>
          <table:table-cell table:formula="of:=[.AD155]" office:value-type="float" office:value="0.0000838237216733049" calcext:value-type="float">
            <text:p>8.38237216733049E-0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-0.419" calcext:value-type="float">
            <text:p>-0.41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234.5" calcext:value-type="float">
            <text:p>234.5</text:p>
          </table:table-cell>
          <table:table-cell table:number-columns-repeated="3"/>
          <table:table-cell office:value-type="float" office:value="-2.217" calcext:value-type="float">
            <text:p>-2.21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10^[.Y155]" office:value-type="float" office:value="0.00606736329588505" calcext:value-type="float">
            <text:p>0.006067363295885</text:p>
          </table:table-cell>
          <table:table-cell table:formula="of:=[.Z155]*10^[.$Y155]*LN(10)" office:value-type="float" office:value="0.0000838237216733049" calcext:value-type="float">
            <text:p>8.38237216733049E-05</text:p>
          </table:table-cell>
          <table:table-cell table:formula="of:=[.AA155]*10^[.$Y155]*LN(10)" office:value-type="float" office:value="0.0000838237216733049" calcext:value-type="float">
            <text:p>8.38237216733049E-05</text:p>
          </table:table-cell>
          <table:table-cell office:value-type="float" office:value="-18.475" calcext:value-type="float">
            <text:p>-18.475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h=1 here so we don’t need to correct</text:p>
          </table:table-cell>
          <table:table-cell/>
          <table:table-cell office:value-type="string" calcext:value-type="string">
            <text:p>NUV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  <table:table-cell office:value-type="float" office:value="234.5" calcext:value-type="float">
            <text:p>23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e fit_evolution.py moutard for fits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</text:p>
          </table:table-cell>
          <table:table-cell table:formula="of:=[.AE157]" office:value-type="float" office:value="-18.728" calcext:value-type="float">
            <text:p>-18.728</text:p>
          </table:table-cell>
          <table:table-cell table:formula="of:=[.AF157]" office:value-type="float" office:value="0.01" calcext:value-type="float">
            <text:p>0.01</text:p>
          </table:table-cell>
          <table:table-cell table:formula="of:=[.AG157]" office:value-type="float" office:value="0.01" calcext:value-type="float">
            <text:p>0.01</text:p>
          </table:table-cell>
          <table:table-cell office:value-type="float" office:value="-1.566" calcext:value-type="float">
            <text:p>-1.566</text:p>
          </table:table-cell>
          <table:table-cell table:number-columns-repeated="2" office:value-type="float" office:value="0.015" calcext:value-type="float">
            <text:p>0.015</text:p>
          </table:table-cell>
          <table:table-cell table:formula="of:=[.AB157]" office:value-type="float" office:value="0.00426579518801593" calcext:value-type="float">
            <text:p>0.004265795188016</text:p>
          </table:table-cell>
          <table:table-cell table:formula="of:=SQRT(([.AC157]*10)^2 + 0.001^2)" office:value-type="float" office:value="0.00140170854830454" calcext:value-type="float">
            <text:p>0.001401708548305</text:p>
          </table:table-cell>
          <table:table-cell table:formula="of:=SQRT(([.AD157]*10)^2 + 0.001^2)" office:value-type="float" office:value="0.00140170854830454" calcext:value-type="float">
            <text:p>0.001401708548305</text:p>
          </table:table-cell>
          <table:table-cell office:value-type="float" office:value="1.957" calcext:value-type="float">
            <text:p>1.95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-1.59" calcext:value-type="float">
            <text:p>-1.59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-2.37" calcext:value-type="float">
            <text:p>-2.37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0^[.Y157]" office:value-type="float" office:value="0.00426579518801593" calcext:value-type="float">
            <text:p>0.004265795188016</text:p>
          </table:table-cell>
          <table:table-cell table:formula="of:=[.Z157]*10^[.$Y157]*LN(10)" office:value-type="float" office:value="0.000098223564096912" calcext:value-type="float">
            <text:p>9.8223564096912E-05</text:p>
          </table:table-cell>
          <table:table-cell table:formula="of:=[.AA157]*10^[.$Y157]*LN(10)" office:value-type="float" office:value="0.000098223564096912" calcext:value-type="float">
            <text:p>9.8223564096912E-05</text:p>
          </table:table-cell>
          <table:table-cell office:value-type="float" office:value="-18.728" calcext:value-type="float">
            <text:p>-18.728</text:p>
          </table:table-cell>
          <table:table-cell table:number-columns-repeated="2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able 2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table:formula="of:=[.AE158]" office:value-type="float" office:value="-18.728" calcext:value-type="float">
            <text:p>-18.728</text:p>
          </table:table-cell>
          <table:table-cell table:formula="of:=[.AF158]*10" office:value-type="float" office:value="0.1" calcext:value-type="float">
            <text:p>0.1</text:p>
          </table:table-cell>
          <table:table-cell table:formula="of:=[.AG158]*10" office:value-type="float" office:value="0.1" calcext:value-type="float">
            <text:p>0.1</text:p>
          </table:table-cell>
          <table:table-cell office:value-type="float" office:value="-0.639" calcext:value-type="float">
            <text:p>-0.639</text:p>
          </table:table-cell>
          <table:table-cell table:formula="of:=0.019*10" office:value-type="float" office:value="0.19" calcext:value-type="float">
            <text:p>0.19</text:p>
          </table:table-cell>
          <table:table-cell table:formula="of:=0.019*10" office:value-type="float" office:value="0.19" calcext:value-type="float">
            <text:p>0.19</text:p>
          </table:table-cell>
          <table:table-cell table:formula="of:=[.AB158]" office:value-type="float" office:value="0.00849180475036314" calcext:value-type="float">
            <text:p>0.008491804750363</text:p>
          </table:table-cell>
          <table:table-cell table:formula="of:=SQRT(([.AC158]*10)^2 + 0.001^2)" office:value-type="float" office:value="0.00126953461591761" calcext:value-type="float">
            <text:p>0.001269534615918</text:p>
          </table:table-cell>
          <table:table-cell table:formula="of:=SQRT(([.AD158]*10)^2 + 0.001^2)" office:value-type="float" office:value="0.00126953461591761" calcext:value-type="float">
            <text:p>0.001269534615918</text:p>
          </table:table-cell>
          <table:table-cell office:value-type="float" office:value="1.957" calcext:value-type="float">
            <text:p>1.95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-0.759" calcext:value-type="float">
            <text:p>-0.759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-2.071" calcext:value-type="float">
            <text:p>-2.071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10^[.Y158]" office:value-type="float" office:value="0.00849180475036314" calcext:value-type="float">
            <text:p>0.008491804750363</text:p>
          </table:table-cell>
          <table:table-cell table:formula="of:=[.Z158]*10^[.$Y158]*LN(10)" office:value-type="float" office:value="0.0000782124121232087" calcext:value-type="float">
            <text:p>7.82124121232087E-05</text:p>
          </table:table-cell>
          <table:table-cell table:formula="of:=[.AA158]*10^[.$Y158]*LN(10)" office:value-type="float" office:value="0.0000782124121232087" calcext:value-type="float">
            <text:p>7.82124121232087E-05</text:p>
          </table:table-cell>
          <table:table-cell office:value-type="float" office:value="-18.728" calcext:value-type="float">
            <text:p>-18.728</text:p>
          </table:table-cell>
          <table:table-cell table:number-columns-repeated="2" office:value-type="float" office:value="0.01" calcext:value-type="float">
            <text:p>0.01</text:p>
          </table:table-cell>
          <table:table-cell/>
        </table:table-row>
      </table:table>
      <table:table table:name="P-Q correlation estimate" table:style-name="ta1">
        <office:forms form:automatic-focus="false" form:apply-design-mode="false"/>
        <table:table-column table:style-name="co21" table:number-columns-repeated="19" table:default-cell-style-name="Default"/>
        <table:table-row table:style-name="ro1">
          <table:table-cell table:style-name="ce15" office:value-type="string" calcext:value-type="string">
            <text:p>b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dQ</text:p>
          </table:table-cell>
          <table:table-cell office:value-type="string" calcext:value-type="string">
            <text:p>dP</text:p>
          </table:table-cell>
          <table:table-cell/>
          <table:table-cell office:value-type="string" calcext:value-type="string">
            <text:p>o11</text:p>
          </table:table-cell>
          <table:table-cell office:value-type="string" calcext:value-type="string">
            <text:p>o2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int</text:p>
          </table:table-cell>
          <table:table-cell office:value-type="string" calcext:value-type="string">
            <text:p>o2p2</text:p>
          </table:table-cell>
          <table:table-cell office:value-type="string" calcext:value-type="string">
            <text:p>o1p2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-5.5" calcext:value-type="float">
            <text:p>-5.5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[.B2]-[.C2])/([.D2]-[.E2])" office:value-type="float" office:value="-2.5" calcext:value-type="float">
            <text:p>-2.5</text:p>
          </table:table-cell>
          <table:table-cell table:formula="of:=ATAN(1/[.F2])" office:value-type="float" office:value="-0.380506377112365" calcext:value-type="float">
            <text:p>-0.380506377112365</text:p>
          </table:table-cell>
          <table:table-cell table:formula="of:=[.G2]/PI()*180" office:value-type="float" office:value="-21.8014094863518" calcext:value-type="float">
            <text:p>-21.8014094863518</text:p>
          </table:table-cell>
          <table:table-cell office:value-type="float" office:value="0.711" calcext:value-type="float">
            <text:p>0.711</text:p>
          </table:table-cell>
          <table:table-cell office:value-type="float" office:value="1.643" calcext:value-type="float">
            <text:p>1.643</text:p>
          </table:table-cell>
          <table:table-cell/>
          <table:table-cell table:formula="of:=[.I2]^2" office:value-type="float" office:value="0.505521" calcext:value-type="float">
            <text:p>0.505521</text:p>
          </table:table-cell>
          <table:table-cell table:formula="of:=[.J2]^2" office:value-type="float" office:value="2.699449" calcext:value-type="float">
            <text:p>2.699449</text:p>
          </table:table-cell>
          <table:table-cell table:formula="of:=COS([.F19])" office:value-type="float" office:value="0.927183854566787" calcext:value-type="float">
            <text:p>0.927183854566787</text:p>
          </table:table-cell>
          <table:table-cell table:formula="of:=SIN([.F19])" office:value-type="float" office:value="-0.374606593415912" calcext:value-type="float">
            <text:p>-0.374606593415912</text:p>
          </table:table-cell>
          <table:table-cell table:formula="of:=([.L2]-[.N2]^2/[.O2]^2*[.M2])/([.O2]^2 - [.N2]^4/[.O2]^2)" office:value-type="float" office:value="3.12744441345602" calcext:value-type="float">
            <text:p>3.12744441345602</text:p>
          </table:table-cell>
          <table:table-cell table:style-name="ce16" table:formula="of:=([.L2]-[.P2]*[.O2]^2)/[.N2]^2" office:value-type="float" office:value="0.0775255865439802" calcext:value-type="float">
            <text:p>0.1</text:p>
          </table:table-cell>
          <table:table-cell table:formula="of:=([.P2]-[.Q2])*[.O2]*[.N2]" office:value-type="float" office:value="-1.05932582116747" calcext:value-type="float">
            <text:p>-1.05932582116747</text:p>
          </table:table-cell>
          <table:table-cell table:formula="of:=([.P2]-[.Q2])*[.O2]*[.N2]/[.I2]/[.J2]" office:value-type="float" office:value="-0.906822723318778" calcext:value-type="float">
            <text:p>-0.90682272331877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formula="of:=([.B3]-[.C3])/([.D3]-[.E3])" office:value-type="float" office:value="-2" calcext:value-type="float">
            <text:p>-2</text:p>
          </table:table-cell>
          <table:table-cell table:formula="of:=ATAN(1/[.F3])" office:value-type="float" office:value="-0.463647609000806" calcext:value-type="float">
            <text:p>-0.463647609000806</text:p>
          </table:table-cell>
          <table:table-cell table:formula="of:=[.G3]/PI()*180" office:value-type="float" office:value="-26.565051177078" calcext:value-type="float">
            <text:p>-26.565051177078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B4]-[.C4])/([.D4]-[.E4])" office:value-type="float" office:value="-2.5" calcext:value-type="float">
            <text:p>-2.5</text:p>
          </table:table-cell>
          <table:table-cell table:formula="of:=ATAN(1/[.F4])" office:value-type="float" office:value="-0.380506377112365" calcext:value-type="float">
            <text:p>-0.380506377112365</text:p>
          </table:table-cell>
          <table:table-cell table:formula="of:=[.G4]/PI()*180" office:value-type="float" office:value="-21.8014094863518" calcext:value-type="float">
            <text:p>-21.801409486351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2.15" calcext:value-type="float">
            <text:p>2.15</text:p>
          </table:table-cell>
          <table:table-cell table:formula="of:=([.B5]-[.C5])/([.D5]-[.E5])" office:value-type="float" office:value="-2.23529411764706" calcext:value-type="float">
            <text:p>-2.23529411764706</text:p>
          </table:table-cell>
          <table:table-cell table:formula="of:=ATAN(1/[.F5])" office:value-type="float" office:value="-0.420663349133035" calcext:value-type="float">
            <text:p>-0.420663349133035</text:p>
          </table:table-cell>
          <table:table-cell table:formula="of:=[.G5]/PI()*180" office:value-type="float" office:value="-24.1022345011611" calcext:value-type="float">
            <text:p>-24.1022345011611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table:formula="of:=([.B6]-[.C6])/([.D6]-[.E6])" office:value-type="float" office:value="-2.39130434782609" calcext:value-type="float">
            <text:p>-2.39130434782609</text:p>
          </table:table-cell>
          <table:table-cell table:formula="of:=ATAN(1/[.F6])" office:value-type="float" office:value="-0.396081441564307" calcext:value-type="float">
            <text:p>-0.396081441564307</text:p>
          </table:table-cell>
          <table:table-cell table:formula="of:=[.G6]/PI()*180" office:value-type="float" office:value="-22.6937949450924" calcext:value-type="float">
            <text:p>-22.693794945092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B8]-[.C8])/([.D8]-[.E8])" office:value-type="float" office:value="-3" calcext:value-type="float">
            <text:p>-3</text:p>
          </table:table-cell>
          <table:table-cell table:formula="of:=ATAN(1/[.F8])" office:value-type="float" office:value="-0.321750554396642" calcext:value-type="float">
            <text:p>-0.321750554396642</text:p>
          </table:table-cell>
          <table:table-cell table:formula="of:=[.G8]/PI()*180" office:value-type="float" office:value="-18.434948822922" calcext:value-type="float">
            <text:p>-18.434948822922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table:formula="of:=([.B9]-[.C9])/([.D9]-[.E9])" office:value-type="float" office:value="-2.22222222222222" calcext:value-type="float">
            <text:p>-2.22222222222222</text:p>
          </table:table-cell>
          <table:table-cell table:formula="of:=ATAN(1/[.F9])" office:value-type="float" office:value="-0.422853926132941" calcext:value-type="float">
            <text:p>-0.422853926132941</text:p>
          </table:table-cell>
          <table:table-cell table:formula="of:=[.G9]/PI()*180" office:value-type="float" office:value="-24.2277453179542" calcext:value-type="float">
            <text:p>-24.2277453179542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" calcext:value-type="float">
            <text:p>-1</text:p>
          </table:table-cell>
          <table:table-cell office:value-type="float" office:value="-1.75" calcext:value-type="float">
            <text:p>-1.7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10]-[.C10])/([.D10]-[.E10])" office:value-type="float" office:value="-1.875" calcext:value-type="float">
            <text:p>-1.875</text:p>
          </table:table-cell>
          <table:table-cell table:formula="of:=ATAN(1/[.F10])" office:value-type="float" office:value="-0.489957326253728" calcext:value-type="float">
            <text:p>-0.489957326253728</text:p>
          </table:table-cell>
          <table:table-cell table:formula="of:=[.G10]/PI()*180" office:value-type="float" office:value="-28.0724869358529" calcext:value-type="float">
            <text:p>-28.072486935852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-1.2" calcext:value-type="float">
            <text:p>-1.2</text:p>
          </table:table-cell>
          <table:table-cell office:value-type="float" office:value="-2.05" calcext:value-type="float">
            <text:p>-2.05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table:formula="of:=([.B11]-[.C11])/([.D11]-[.E11])" office:value-type="float" office:value="-1.7" calcext:value-type="float">
            <text:p>-1.7</text:p>
          </table:table-cell>
          <table:table-cell table:formula="of:=ATAN(1/[.F11])" office:value-type="float" office:value="-0.531724067258806" calcext:value-type="float">
            <text:p>-0.531724067258806</text:p>
          </table:table-cell>
          <table:table-cell table:formula="of:=[.G11]/PI()*180" office:value-type="float" office:value="-30.4655449194599" calcext:value-type="float">
            <text:p>-30.465544919459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3" calcext:value-type="float">
            <text:p>-2.3</text:p>
          </table:table-cell>
          <table:table-cell office:value-type="float" office:value="-3.3" calcext:value-type="float">
            <text:p>-3.3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  <table:table-cell table:formula="of:=([.B12]-[.C12])/([.D12]-[.E12])" office:value-type="float" office:value="-2.22222222222222" calcext:value-type="float">
            <text:p>-2.22222222222222</text:p>
          </table:table-cell>
          <table:table-cell table:formula="of:=ATAN(1/[.F12])" office:value-type="float" office:value="-0.422853926132941" calcext:value-type="float">
            <text:p>-0.422853926132941</text:p>
          </table:table-cell>
          <table:table-cell table:formula="of:=[.G12]/PI()*180" office:value-type="float" office:value="-24.2277453179542" calcext:value-type="float">
            <text:p>-24.227745317954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AVERAGE([.F2:.F12])" office:value-type="float" office:value="-2.26460429099176" calcext:value-type="float">
            <text:p>-2.26460429099176</text:p>
          </table:table-cell>
          <table:table-cell/>
          <table:table-cell table:formula="of:=AVERAGE([.H2:.H12])" office:value-type="float" office:value="-24.2392370910178" calcext:value-type="float">
            <text:p>-24.2392370910178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table:formula="of:=ATAN(1/[.F14])" office:value-type="float" office:value="-0.41582836545685" calcext:value-type="float">
            <text:p>-0.41582836545685</text:p>
          </table:table-cell>
          <table:table-cell table:formula="of:=[.F17]/PI()*180" office:value-type="float" office:value="-23.8252103425011" calcext:value-type="float">
            <text:p>-23.8252103425011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[.G19]*PI()/180" office:value-type="float" office:value="-0.383972435438752" calcext:value-type="float">
            <text:p>-0.38397243543875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</table:table>
      <table:table table:name="Paper blue-red split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ref.</text:p>
          </table:table-cell>
          <table:table-cell table:number-columns-repeated="2"/>
          <table:table-cell office:value-type="string" calcext:value-type="string">
            <text:p>Nblue</text:p>
          </table:table-cell>
          <table:table-cell office:value-type="string" calcext:value-type="string">
            <text:p>Nred</text:p>
          </table:table-cell>
          <table:table-cell office:value-type="string" calcext:value-type="string">
            <text:p>% blue</text:p>
          </table:table-cell>
          <table:table-cell/>
        </table:table-row>
        <table:table-row table:style-name="ro1">
          <table:table-cell office:value-type="string" calcext:value-type="string">
            <text:p>MNRAS 420 1239</text:p>
          </table:table-cell>
          <table:table-cell office:value-type="string" calcext:value-type="string">
            <text:p>Loveday+2012</text:p>
          </table:table-cell>
          <table:table-cell office:value-type="string" calcext:value-type="string">
            <text:p>colour cut in Mr vs g – r, g – r = 0.15 – 0.03 Mr</text:p>
          </table:table-cell>
          <table:table-cell/>
          <table:table-cell table:formula="of:=6278+7356+8579+6432+4888" office:value-type="float" office:value="33533" calcext:value-type="float">
            <text:p>33533</text:p>
          </table:table-cell>
          <table:table-cell table:formula="of:=2903+3802+4281+4006+3759" office:value-type="float" office:value="18751" calcext:value-type="float">
            <text:p>18751</text:p>
          </table:table-cell>
          <table:table-cell table:style-name="ce17" table:formula="of:=[.E2]/([.E2]+[.F2])*100" office:value-type="float" office:value="64.1362558335246" calcext:value-type="float">
            <text:p>64.13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NRAS 451 1540</text:p>
          </table:table-cell>
          <table:table-cell office:value-type="string" calcext:value-type="string">
            <text:p>Loveday+2015</text:p>
          </table:table-cell>
          <table:table-cell office:value-type="string" calcext:value-type="string">
            <text:p>colour cut in Mr vs g – 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NRAS 439 1245</text:p>
          </table:table-cell>
          <table:table-cell office:value-type="string" calcext:value-type="string">
            <text:p>Kelvin+2014</text:p>
          </table:table-cell>
          <table:table-cell office:value-type="string" calcext:value-type="string">
            <text:p>visual classification for sub-types, double fit to all sources (which we use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J 518 533L</text:p>
          </table:table-cell>
          <table:table-cell office:value-type="string" calcext:value-type="string">
            <text:p>Lin+1999</text:p>
          </table:table-cell>
          <table:table-cell office:value-type="string" calcext:value-type="string">
            <text:p>early/intermediate/late, based on “SED type”</text:p>
          </table:table-cell>
          <table:table-cell/>
          <table:table-cell table:formula="of:=1017+1012+1016" office:value-type="float" office:value="3045" calcext:value-type="float">
            <text:p>3045</text:p>
          </table:table-cell>
          <table:table-cell table:formula="of:=611+611+611" office:value-type="float" office:value="1833" calcext:value-type="float">
            <text:p>1833</text:p>
          </table:table-cell>
          <table:table-cell table:style-name="ce17" table:formula="of:=[.E8]/([.E8]+[.F8])*100" office:value-type="float" office:value="62.4231242312423" calcext:value-type="float">
            <text:p>62.423</text:p>
          </table:table-cell>
          <table:table-cell office:value-type="string" calcext:value-type="string">
            <text:p>(but intermediate significant, having 1553 galaxies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J 697 506</text:p>
          </table:table-cell>
          <table:table-cell office:value-type="string" calcext:value-type="string">
            <text:p>Dai+2009</text:p>
          </table:table-cell>
          <table:table-cell office:value-type="string" calcext:value-type="string">
            <text:p>late type aren’t early type; 80% of 0.8-10micron luminosity is assigned to early-type template</text:p>
          </table:table-cell>
          <table:table-cell/>
          <table:table-cell table:formula="of:=2683+3425+2626+3308" office:value-type="float" office:value="12042" calcext:value-type="float">
            <text:p>12042</text:p>
          </table:table-cell>
          <table:table-cell table:formula="of:=2222+2422+1741+494" office:value-type="float" office:value="6879" calcext:value-type="float">
            <text:p>6879</text:p>
          </table:table-cell>
          <table:table-cell table:style-name="ce17" table:formula="of:=[.E10]/([.E10]+[.F10])*100" office:value-type="float" office:value="63.6435706358015" calcext:value-type="float">
            <text:p>63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gnificant overlap – missing late type? But early = red so that doesn’t wo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J 560 566</text:p>
          </table:table-cell>
          <table:table-cell office:value-type="string" calcext:value-type="string">
            <text:p>Kochanek+2001</text:p>
          </table:table-cell>
          <table:table-cell office:value-type="string" calcext:value-type="string">
            <text:p>T-type split, T &lt; -0.5 early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781" calcext:value-type="float">
            <text:p>1781</text:p>
          </table:table-cell>
          <table:table-cell table:style-name="ce17" table:formula="of:=[.E12]/([.E12]+[.F12])*100" office:value-type="float" office:value="54.0742650850954" calcext:value-type="float">
            <text:p>54.074</text:p>
          </table:table-cell>
          <table:table-cell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MNRAS 427 3244</text:p>
          </table:table-cell>
          <table:table-cell office:value-type="string" calcext:value-type="string">
            <text:p>Driver+2012</text:p>
          </table:table-cell>
          <table:table-cell office:value-type="string" calcext:value-type="string">
            <text:p>sersic index and colour cut including visual classification</text:p>
          </table:table-cell>
          <table:table-cell/>
          <table:table-cell office:value-type="float" office:value="2952" calcext:value-type="float">
            <text:p>2952</text:p>
          </table:table-cell>
          <table:table-cell office:value-type="float" office:value="1821" calcext:value-type="float">
            <text:p>1821</text:p>
          </table:table-cell>
          <table:table-cell table:style-name="ce17" table:formula="of:=[.E14]/([.E14]+[.F14])*100" office:value-type="float" office:value="61.8478944060339" calcext:value-type="float">
            <text:p>61.848</text:p>
          </table:table-cell>
          <table:table-cell office:value-type="string" calcext:value-type="string">
            <text:p>But 5431 objects not inspected/assign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oidal and discy/non-spheroidal populations – significant non-red b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RAS 465 672</text:p>
          </table:table-cell>
          <table:table-cell office:value-type="string" calcext:value-type="string">
            <text:p>Mortlock+201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&amp;A 476 137</text:p>
          </table:table-cell>
          <table:table-cell office:value-type="string" calcext:value-type="string">
            <text:p>Arnouts+200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NRAS 380 585</text:p>
          </table:table-cell>
          <table:table-cell office:value-type="string" calcext:value-type="string">
            <text:p>Cirasuolo+200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AUS 306 40</text:p>
          </table:table-cell>
          <table:table-cell office:value-type="string" calcext:value-type="string">
            <text:p>Loveday201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&amp;A 508 1217</text:p>
          </table:table-cell>
          <table:table-cell office:value-type="string" calcext:value-type="string">
            <text:p>Zucca+200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&amp;A 439 863</text:p>
          </table:table-cell>
          <table:table-cell office:value-type="string" calcext:value-type="string">
            <text:p>Ilbert+2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J 647 853</text:p>
          </table:table-cell>
          <table:table-cell office:value-type="string" calcext:value-type="string">
            <text:p>Willmer+2006</text:p>
          </table:table-cell>
          <table:table-cell table:number-columns-repeated="6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ApJ 748 10</text:p>
          </table:table-cell>
          <table:table-cell office:value-type="string" calcext:value-type="string">
            <text:p>Cool+20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J 873 78</text:p>
          </table:table-cell>
          <table:table-cell office:value-type="string" calcext:value-type="string">
            <text:p>Beare+201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J 889 80</text:p>
          </table:table-cell>
          <table:table-cell office:value-type="string" calcext:value-type="string">
            <text:p>Lim+2020</text:p>
          </table:table-cell>
          <table:table-cell office:value-type="string" calcext:value-type="string">
            <text:p>single schechter so we just split red/blue 50-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uld probably split 60-40</text:p>
          </table:table-cell>
          <table:table-cell table:number-columns-repeated="5"/>
        </table:table-row>
      </table:table>
      <table:table table:name="galaxy_count_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ce2"/>
        <table:table-column table:style-name="co21" table:number-columns-repeated="2" table:default-cell-style-name="ce2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ref.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dM*+</text:p>
          </table:table-cell>
          <table:table-cell office:value-type="string" calcext:value-type="string">
            <text:p>dM*-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alpha+</text:p>
          </table:table-cell>
          <table:table-cell office:value-type="string" calcext:value-type="string">
            <text:p>dalpha-</text:p>
          </table:table-cell>
          <table:table-cell office:value-type="string" calcext:value-type="string">
            <text:p>phi*</text:p>
          </table:table-cell>
          <table:table-cell office:value-type="string" calcext:value-type="string">
            <text:p>dphi*+</text:p>
          </table:table-cell>
          <table:table-cell office:value-type="string" calcext:value-type="string">
            <text:p>dphi*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Q+</text:p>
          </table:table-cell>
          <table:table-cell office:value-type="string" calcext:value-type="string">
            <text:p>dQ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P+</text:p>
          </table:table-cell>
          <table:table-cell office:value-type="string" calcext:value-type="string">
            <text:p>dP-</text:p>
          </table:table-cell>
          <table:table-cell office:value-type="string" calcext:value-type="string">
            <text:p>l (nm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logphi*</text:p>
          </table:table-cell>
          <table:table-cell office:value-type="string" calcext:value-type="string">
            <text:p>dlogphi+</text:p>
          </table:table-cell>
          <table:table-cell office:value-type="string" calcext:value-type="string">
            <text:p>dlogphi-</text:p>
          </table:table-cell>
          <table:table-cell table:style-name="Default" office:value-type="string" calcext:value-type="string">
            <text:p>phi* (unc)</text:p>
          </table:table-cell>
          <table:table-cell table:style-name="Default" office:value-type="string" calcext:value-type="string">
            <text:p>dphi*+ (unc)</text:p>
          </table:table-cell>
          <table:table-cell table:style-name="Default" office:value-type="string" calcext:value-type="string">
            <text:p>dphi*- (unc)</text:p>
          </table:table-cell>
          <table:table-cell office:value-type="string" calcext:value-type="string">
            <text:p>M* (unc)</text:p>
          </table:table-cell>
          <table:table-cell office:value-type="string" calcext:value-type="string">
            <text:p>dM*+ (unc)</text:p>
          </table:table-cell>
          <table:table-cell office:value-type="string" calcext:value-type="string">
            <text:p>dM*- (unc)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 office:value-type="string" calcext:value-type="string">
            <text:p>Loveday+20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formula="of:=[.AC2]+5*LOG10([.U2])+[.V2]*[.N2]" office:value-type="float" office:value="-18.4945097999287" calcext:value-type="float">
            <text:p>-18.4945097999287</text:p>
          </table:table-cell>
          <table:table-cell table:formula="of:=SQRT([.AD2]^2 + ([.$V2]*[.O2])^2)" office:value-type="float" office:value="0.116619037896906" calcext:value-type="float">
            <text:p>0.116619037896906</text:p>
          </table:table-cell>
          <table:table-cell table:formula="of:=SQRT([.AE2]^2 + ([.$V2]*[.P2])^2)" office:value-type="float" office:value="0.116619037896906" calcext:value-type="float">
            <text:p>0.116619037896906</text:p>
          </table:table-cell>
          <table:table-cell office:value-type="float" office:value="-1.43" calcext:value-type="float">
            <text:p>-1.43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Z2]*[.U2]^3" office:value-type="float" office:value="0.0044933" calcext:value-type="float">
            <text:p>0.0044933</text:p>
          </table:table-cell>
          <table:table-cell table:formula="of:=[.AA2]*[.U2]^3" office:value-type="float" office:value="0.0008575" calcext:value-type="float">
            <text:p>0.0008575</text:p>
          </table:table-cell>
          <table:table-cell table:formula="of:=[.AB2]*[.U2]^3" office:value-type="float" office:value="0.0008575" calcext:value-type="float">
            <text:p>0.000857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-7.1" calcext:value-type="float">
            <text:p>-7.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31" calcext:value-type="float">
            <text:p>1.31E-02</text:p>
          </table:table-cell>
          <table:table-cell table:number-columns-repeated="2" office:value-type="float" office:value="0.0025" calcext:value-type="float">
            <text:p>2.50E-03</text:p>
          </table:table-cell>
          <table:table-cell office:value-type="float" office:value="-18.27" calcext:value-type="float">
            <text:p>-18.27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formula="of:=[.AC3]+5*LOG10([.U3])+[.V3]*[.N3]" office:value-type="float" office:value="-17.4745097999287" calcext:value-type="float">
            <text:p>-17.4745097999287</text:p>
          </table:table-cell>
          <table:table-cell table:formula="of:=SQRT([.AD3]^2 + ([.$V3]*[.O3])^2)" office:value-type="float" office:value="0.156524758424985" calcext:value-type="float">
            <text:p>0.156524758424985</text:p>
          </table:table-cell>
          <table:table-cell table:formula="of:=SQRT([.AE3]^2 + ([.$V3]*[.P3])^2)" office:value-type="float" office:value="0.156524758424985" calcext:value-type="float">
            <text:p>0.156524758424985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Z3]*[.U3]^3" office:value-type="float" office:value="0.0146804" calcext:value-type="float">
            <text:p>0.0146804</text:p>
          </table:table-cell>
          <table:table-cell table:formula="of:=[.AA3]*[.U3]^3" office:value-type="float" office:value="0.0049392" calcext:value-type="float">
            <text:p>0.0049392</text:p>
          </table:table-cell>
          <table:table-cell table:formula="of:=[.AB3]*[.U3]^3" office:value-type="float" office:value="0.0049392" calcext:value-type="float">
            <text:p>0.0049392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8.1" calcext:value-type="float">
            <text:p>-8.1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428" calcext:value-type="float">
            <text:p>4.28E-02</text:p>
          </table:table-cell>
          <table:table-cell table:number-columns-repeated="2" office:value-type="float" office:value="0.0144" calcext:value-type="float">
            <text:p>1.44E-02</text:p>
          </table:table-cell>
          <table:table-cell office:value-type="float" office:value="-17.34" calcext:value-type="float">
            <text:p>-17.34</text:p>
          </table:table-cell>
          <table:table-cell table:number-columns-repeated="2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[.AC4]+5*LOG10([.U4])+[.V4]*[.N4]" office:value-type="float" office:value="-20.0445097999287" calcext:value-type="float">
            <text:p>-20.0445097999287</text:p>
          </table:table-cell>
          <table:table-cell table:formula="of:=SQRT([.AD4]^2 + ([.$V4]*[.O4])^2)" office:value-type="float" office:value="0.0921954445729289" calcext:value-type="float">
            <text:p>0.092195444572929</text:p>
          </table:table-cell>
          <table:table-cell table:formula="of:=SQRT([.AE4]^2 + ([.$V4]*[.P4])^2)" office:value-type="float" office:value="0.0921954445729289" calcext:value-type="float">
            <text:p>0.092195444572929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Z4]*[.U4]^3" office:value-type="float" office:value="0.0025039" calcext:value-type="float">
            <text:p>0.0025039</text:p>
          </table:table-cell>
          <table:table-cell table:formula="of:=[.AA4]*[.U4]^3" office:value-type="float" office:value="0.0001029" calcext:value-type="float">
            <text:p>0.0001029</text:p>
          </table:table-cell>
          <table:table-cell table:formula="of:=[.AB4]*[.U4]^3" office:value-type="float" office:value="0.0001029" calcext:value-type="float">
            <text:p>0.000102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69" calcext:value-type="float">
            <text:p>46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073" calcext:value-type="float">
            <text:p>7.30E-03</text:p>
          </table:table-cell>
          <table:table-cell table:number-columns-repeated="2" office:value-type="float" office:value="0.0003" calcext:value-type="float">
            <text:p>3.00E-04</text:p>
          </table:table-cell>
          <table:table-cell office:value-type="float" office:value="-19.58" calcext:value-type="float">
            <text:p>-19.58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[.AC5]+5*LOG10([.U5])+[.V5]*[.N5]" office:value-type="float" office:value="-19.7245097999287" calcext:value-type="float">
            <text:p>-19.7245097999287</text:p>
          </table:table-cell>
          <table:table-cell table:formula="of:=SQRT([.AD5]^2 + ([.$V5]*[.O5])^2)" office:value-type="float" office:value="0.152315462117278" calcext:value-type="float">
            <text:p>0.152315462117278</text:p>
          </table:table-cell>
          <table:table-cell table:formula="of:=SQRT([.AE5]^2 + ([.$V5]*[.P5])^2)" office:value-type="float" office:value="0.152315462117278" calcext:value-type="float">
            <text:p>0.152315462117278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Z5]*[.U5]^3" office:value-type="float" office:value="0.0043218" calcext:value-type="float">
            <text:p>0.0043218</text:p>
          </table:table-cell>
          <table:table-cell table:formula="of:=[.AA5]*[.U5]^3" office:value-type="float" office:value="0.0005831" calcext:value-type="float">
            <text:p>0.0005831</text:p>
          </table:table-cell>
          <table:table-cell table:formula="of:=[.AB5]*[.U5]^3" office:value-type="float" office:value="0.0005831" calcext:value-type="float">
            <text:p>0.00058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469" calcext:value-type="float">
            <text:p>46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26" calcext:value-type="float">
            <text:p>1.26E-02</text:p>
          </table:table-cell>
          <table:table-cell table:number-columns-repeated="2" office:value-type="float" office:value="0.0017" calcext:value-type="float">
            <text:p>1.70E-03</text:p>
          </table:table-cell>
          <table:table-cell office:value-type="float" office:value="-19.31" calcext:value-type="float">
            <text:p>-19.31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6]+5*LOG10([.U6])+[.V6]*[.N6]" office:value-type="float" office:value="-20.9745097999287" calcext:value-type="float">
            <text:p>-20.9745097999287</text:p>
          </table:table-cell>
          <table:table-cell table:formula="of:=SQRT([.AD6]^2 + ([.$V6]*[.O6])^2)" office:value-type="float" office:value="0.0670820393249937" calcext:value-type="float">
            <text:p>0.067082039324994</text:p>
          </table:table-cell>
          <table:table-cell table:formula="of:=SQRT([.AE6]^2 + ([.$V6]*[.P6])^2)" office:value-type="float" office:value="0.0670820393249937" calcext:value-type="float">
            <text:p>0.067082039324994</text:p>
          </table:table-cell>
          <table:table-cell office:value-type="float" office:value="-1.49" calcext:value-type="float">
            <text:p>-1.49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Z6]*[.U6]^3" office:value-type="float" office:value="0.0013034" calcext:value-type="float">
            <text:p>0.0013034</text:p>
          </table:table-cell>
          <table:table-cell table:formula="of:=[.AA6]*[.U6]^3" office:value-type="float" office:value="0.0001715" calcext:value-type="float">
            <text:p>0.0001715</text:p>
          </table:table-cell>
          <table:table-cell table:formula="of:=[.AB6]*[.U6]^3" office:value-type="float" office:value="0.0001715" calcext:value-type="float">
            <text:p>0.000171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038" calcext:value-type="float">
            <text:p>3.80E-03</text:p>
          </table:table-cell>
          <table:table-cell table:number-columns-repeated="2" office:value-type="float" office:value="0.0005" calcext:value-type="float">
            <text:p>5.00E-04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7]+5*LOG10([.U7])+[.V7]*[.N7]" office:value-type="float" office:value="-20.8745097999287" calcext:value-type="float">
            <text:p>-20.8745097999287</text:p>
          </table:table-cell>
          <table:table-cell table:formula="of:=SQRT([.AD7]^2 + ([.$V7]*[.O7])^2)" office:value-type="float" office:value="0.0316227766016838" calcext:value-type="float">
            <text:p>0.031622776601684</text:p>
          </table:table-cell>
          <table:table-cell table:formula="of:=SQRT([.AE7]^2 + ([.$V7]*[.P7])^2)" office:value-type="float" office:value="0.0316227766016838" calcext:value-type="float">
            <text:p>0.031622776601684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Z7]*[.U7]^3" office:value-type="float" office:value="0.0038073" calcext:value-type="float">
            <text:p>0.0038073</text:p>
          </table:table-cell>
          <table:table-cell table:formula="of:=[.AA7]*[.U7]^3" office:value-type="float" office:value="0.0005145" calcext:value-type="float">
            <text:p>0.0005145</text:p>
          </table:table-cell>
          <table:table-cell table:formula="of:=[.AB7]*[.U7]^3" office:value-type="float" office:value="0.0005145" calcext:value-type="float">
            <text:p>0.000514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11" calcext:value-type="float">
            <text:p>1.11E-02</text:p>
          </table:table-cell>
          <table:table-cell table:number-columns-repeated="2" office:value-type="float" office:value="0.0015" calcext:value-type="float">
            <text:p>1.50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formula="of:=[.AC8]+5*LOG10([.U8])+[.V8]*[.N8]" office:value-type="float" office:value="-21.2845097999287" calcext:value-type="float">
            <text:p>-21.2845097999287</text:p>
          </table:table-cell>
          <table:table-cell table:formula="of:=SQRT([.AD8]^2 + ([.$V8]*[.O8])^2)" office:value-type="float" office:value="0.0721110255092798" calcext:value-type="float">
            <text:p>0.07211102550928</text:p>
          </table:table-cell>
          <table:table-cell table:formula="of:=SQRT([.AE8]^2 + ([.$V8]*[.P8])^2)" office:value-type="float" office:value="0.0721110255092798" calcext:value-type="float">
            <text:p>0.07211102550928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[.Z8]*[.U8]^3" office:value-type="float" office:value="0.0014406" calcext:value-type="float">
            <text:p>0.0014406</text:p>
          </table:table-cell>
          <table:table-cell table:formula="of:=[.AA8]*[.U8]^3" office:value-type="float" office:value="0.0002058" calcext:value-type="float">
            <text:p>0.0002058</text:p>
          </table:table-cell>
          <table:table-cell table:formula="of:=[.AB8]*[.U8]^3" office:value-type="float" office:value="0.0002058" calcext:value-type="float">
            <text:p>0.000205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748" calcext:value-type="float">
            <text:p>74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042" calcext:value-type="float">
            <text:p>4.20E-03</text:p>
          </table:table-cell>
          <table:table-cell table:number-columns-repeated="2" office:value-type="float" office:value="0.0006" calcext:value-type="float">
            <text:p>6.00E-04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formula="of:=[.AC9]+5*LOG10([.U9])+[.V9]*[.N9]" office:value-type="float" office:value="-21.2045097999287" calcext:value-type="float">
            <text:p>-21.2045097999287</text:p>
          </table:table-cell>
          <table:table-cell table:formula="of:=SQRT([.AD9]^2 + ([.$V9]*[.O9])^2)" office:value-type="float" office:value="0.0316227766016838" calcext:value-type="float">
            <text:p>0.031622776601684</text:p>
          </table:table-cell>
          <table:table-cell table:formula="of:=SQRT([.AE9]^2 + ([.$V9]*[.P9])^2)" office:value-type="float" office:value="0.0316227766016838" calcext:value-type="float">
            <text:p>0.031622776601684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Z9]*[.U9]^3" office:value-type="float" office:value="0.0039788" calcext:value-type="float">
            <text:p>0.0039788</text:p>
          </table:table-cell>
          <table:table-cell table:formula="of:=[.AA9]*[.U9]^3" office:value-type="float" office:value="0.0005145" calcext:value-type="float">
            <text:p>0.0005145</text:p>
          </table:table-cell>
          <table:table-cell table:formula="of:=[.AB9]*[.U9]^3" office:value-type="float" office:value="0.0005145" calcext:value-type="float">
            <text:p>0.0005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48" calcext:value-type="float">
            <text:p>74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16" calcext:value-type="float">
            <text:p>1.16E-02</text:p>
          </table:table-cell>
          <table:table-cell table:number-columns-repeated="2" office:value-type="float" office:value="0.0015" calcext:value-type="float">
            <text:p>1.50E-03</text:p>
          </table:table-cell>
          <table:table-cell office:value-type="float" office:value="-20.63" calcext:value-type="float">
            <text:p>-20.63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formula="of:=[.AC10]+5*LOG10([.U10])+[.V10]*[.N10]" office:value-type="float" office:value="-21.6745097999287" calcext:value-type="float">
            <text:p>-21.6745097999287</text:p>
          </table:table-cell>
          <table:table-cell table:formula="of:=SQRT([.AD10]^2 + ([.$V10]*[.O10])^2)" office:value-type="float" office:value="0.0447213595499958" calcext:value-type="float">
            <text:p>0.044721359549996</text:p>
          </table:table-cell>
          <table:table-cell table:formula="of:=SQRT([.AE10]^2 + ([.$V10]*[.P10])^2)" office:value-type="float" office:value="0.0447213595499958" calcext:value-type="float">
            <text:p>0.044721359549996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Z10]*[.U10]^3" office:value-type="float" office:value="0.0011662" calcext:value-type="float">
            <text:p>0.0011662</text:p>
          </table:table-cell>
          <table:table-cell table:formula="of:=[.AA10]*[.U10]^3" office:value-type="float" office:value="0.0001372" calcext:value-type="float">
            <text:p>0.0001372</text:p>
          </table:table-cell>
          <table:table-cell table:formula="of:=[.AB10]*[.U10]^3" office:value-type="float" office:value="0.0001372" calcext:value-type="float">
            <text:p>0.000137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92" calcext:value-type="float">
            <text:p>89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034" calcext:value-type="float">
            <text:p>3.40E-03</text:p>
          </table:table-cell>
          <table:table-cell table:number-columns-repeated="2" office:value-type="float" office:value="0.0004" calcext:value-type="float">
            <text:p>4.00E-04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0 1239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formula="of:=[.AC11]+5*LOG10([.U11])+[.V11]*[.N11]" office:value-type="float" office:value="-21.4045097999287" calcext:value-type="float">
            <text:p>-21.4045097999287</text:p>
          </table:table-cell>
          <table:table-cell table:formula="of:=SQRT([.AD11]^2 + ([.$V11]*[.O11])^2)" office:value-type="float" office:value="0.0670820393249937" calcext:value-type="float">
            <text:p>0.067082039324994</text:p>
          </table:table-cell>
          <table:table-cell table:formula="of:=SQRT([.AE11]^2 + ([.$V11]*[.P11])^2)" office:value-type="float" office:value="0.0670820393249937" calcext:value-type="float">
            <text:p>0.067082039324994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Z11]*[.U11]^3" office:value-type="float" office:value="0.0045276" calcext:value-type="float">
            <text:p>0.0045276</text:p>
          </table:table-cell>
          <table:table-cell table:formula="of:=[.AA11]*[.U11]^3" office:value-type="float" office:value="0.0005488" calcext:value-type="float">
            <text:p>0.0005488</text:p>
          </table:table-cell>
          <table:table-cell table:formula="of:=[.AB11]*[.U11]^3" office:value-type="float" office:value="0.0005488" calcext:value-type="float">
            <text:p>0.000548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892" calcext:value-type="float">
            <text:p>89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32" calcext:value-type="float">
            <text:p>1.32E-02</text:p>
          </table:table-cell>
          <table:table-cell table:number-columns-repeated="2" office:value-type="float" office:value="0.0016" calcext:value-type="float">
            <text:p>1.60E-03</text:p>
          </table:table-cell>
          <table:table-cell office:value-type="float" office:value="-20.87" calcext:value-type="float">
            <text:p>-20.87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51 1540</text:p>
          </table:table-cell>
          <table:table-cell office:value-type="string" calcext:value-type="string">
            <text:p>Loveday+2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12]+5*LOG10([.U12])-[.Q12]*[.V12]" office:value-type="float" office:value="-21.2645097999287" calcext:value-type="float">
            <text:p>-21.2645097999287</text:p>
          </table:table-cell>
          <table:table-cell table:formula="of:=SQRT([.AD12]^2 + ([.$O12]*[.$V12])^2)" office:value-type="float" office:value="0.0509901951359279" calcext:value-type="float">
            <text:p>0.050990195135928</text:p>
          </table:table-cell>
          <table:table-cell table:formula="of:=SQRT([.AE12]^2 + ([.$O12]*[.$V12])^2)" office:value-type="float" office:value="0.0509901951359279" calcext:value-type="float">
            <text:p>0.050990195135928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Z12]*[.$U12]^3" office:value-type="float" office:value="0.00184201906154997" calcext:value-type="float">
            <text:p>0.00184201906155</text:p>
          </table:table-cell>
          <table:table-cell table:formula="of:=[.AA12]*[.$U12]^3" office:value-type="float" office:value="0.000212070281606792" calcext:value-type="float">
            <text:p>0.000212070281607</text:p>
          </table:table-cell>
          <table:table-cell table:formula="of:=[.AB12]*[.$U12]^3" office:value-type="float" office:value="0.000212070281606792" calcext:value-type="float">
            <text:p>0.000212070281607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formula="of:=10^[.W12]" office:value-type="float" office:value="0.00537031796370253" calcext:value-type="float">
            <text:p>0.005370317963703</text:p>
          </table:table-cell>
          <table:table-cell table:style-name="Default" table:formula="of:=[.X12]*10^[.$W12]*LN(10)" office:value-type="float" office:value="0.000618280704392979" calcext:value-type="float">
            <text:p>0.000618280704393</text:p>
          </table:table-cell>
          <table:table-cell table:style-name="Default" table:formula="of:=[.Y12]*10^[.$W12]*LN(10)" office:value-type="float" office:value="0.000618280704392979" calcext:value-type="float">
            <text:p>0.000618280704393</text:p>
          </table:table-cell>
          <table:table-cell office:value-type="float" office:value="-20.36" calcext:value-type="float">
            <text:p>-20.36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NRAS 451 154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13]+5*LOG10([.U13])-[.Q13]*[.V13]" office:value-type="float" office:value="-21.6095097999287" calcext:value-type="float">
            <text:p>-21.6095097999287</text:p>
          </table:table-cell>
          <table:table-cell table:formula="of:=SQRT([.AD13]^2 + ([.$O13]*[.$V13])^2)" office:value-type="float" office:value="0.0626418390534633" calcext:value-type="float">
            <text:p>0.062641839053463</text:p>
          </table:table-cell>
          <table:table-cell table:formula="of:=SQRT([.AE13]^2 + ([.$O13]*[.$V13])^2)" office:value-type="float" office:value="0.0626418390534633" calcext:value-type="float">
            <text:p>0.062641839053463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Z13]*[.$U13]^3" office:value-type="float" office:value="0.00201973373786967" calcext:value-type="float">
            <text:p>0.00201973373787</text:p>
          </table:table-cell>
          <table:table-cell table:formula="of:=[.AA13]*[.$U13]^3" office:value-type="float" office:value="0.000232530439831792" calcext:value-type="float">
            <text:p>0.000232530439832</text:p>
          </table:table-cell>
          <table:table-cell table:formula="of:=[.AB13]*[.$U13]^3" office:value-type="float" office:value="0.000232530439831792" calcext:value-type="float">
            <text:p>0.00023253043983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2.23" calcext:value-type="float">
            <text:p>-2.23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formula="of:=10^[.W13]" office:value-type="float" office:value="0.00588843655355589" calcext:value-type="float">
            <text:p>0.005888436553556</text:p>
          </table:table-cell>
          <table:table-cell table:style-name="Default" table:formula="of:=[.X13]*10^[.$W13]*LN(10)" office:value-type="float" office:value="0.000677931311462951" calcext:value-type="float">
            <text:p>0.000677931311463</text:p>
          </table:table-cell>
          <table:table-cell table:style-name="Default" table:formula="of:=[.Y13]*10^[.$W13]*LN(10)" office:value-type="float" office:value="0.000677931311462951" calcext:value-type="float">
            <text:p>0.000677931311463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 office:value-type="string" calcext:value-type="string">
            <text:p>Kelvin+201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formula="of:=[.AC14]" office:value-type="float" office:value="-18.53" calcext:value-type="float">
            <text:p>-18.53</text:p>
          </table:table-cell>
          <table:table-cell table:formula="of:=[.AD14]" office:value-type="float" office:value="1.25" calcext:value-type="float">
            <text:p>1.25</text:p>
          </table:table-cell>
          <table:table-cell table:formula="of:=[.AE14]" office:value-type="float" office:value="1.25" calcext:value-type="float">
            <text:p>1.25</text:p>
          </table:table-cell>
          <table:table-cell office:value-type="float" office:value="-0.91" calcext:value-type="float">
            <text:p>-0.91</text:p>
          </table:table-cell>
          <table:table-cell table:number-columns-repeated="2" office:value-type="float" office:value="7.17" calcext:value-type="float">
            <text:p>7.17</text:p>
          </table:table-cell>
          <table:table-cell table:style-name="ce2" table:formula="of:=[.Z14]" office:value-type="float" office:value="0.00964" calcext:value-type="float">
            <text:p>9.64E-03</text:p>
          </table:table-cell>
          <table:table-cell table:style-name="ce2" table:formula="of:=[.AA14]" office:value-type="float" office:value="0.01291" calcext:value-type="float">
            <text:p>1.29E-02</text:p>
          </table:table-cell>
          <table:table-cell table:style-name="ce2" table:formula="of:=[.AB14]" office:value-type="float" office:value="0.01291" calcext:value-type="float">
            <text:p>1.29E-02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number-columns-repeated="5"/>
          <table:table-cell office:value-type="float" office:value="0.00964" calcext:value-type="float">
            <text:p>9.64E-03</text:p>
          </table:table-cell>
          <table:table-cell table:number-columns-repeated="2" office:value-type="float" office:value="0.01291" calcext:value-type="float">
            <text:p>1.29E-02</text:p>
          </table:table-cell>
          <table:table-cell office:value-type="float" office:value="-18.53" calcext:value-type="float">
            <text:p>-18.53</text:p>
          </table:table-cell>
          <table:table-cell table:number-columns-repeated="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formula="of:=[.AC15]" office:value-type="float" office:value="-18.53" calcext:value-type="float">
            <text:p>-18.53</text:p>
          </table:table-cell>
          <table:table-cell table:formula="of:=[.AD15]" office:value-type="float" office:value="1.25" calcext:value-type="float">
            <text:p>1.25</text:p>
          </table:table-cell>
          <table:table-cell table:formula="of:=[.AE15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6.01" calcext:value-type="float">
            <text:p>6.01</text:p>
          </table:table-cell>
          <table:table-cell table:style-name="ce2" table:formula="of:=[.Z15]" office:value-type="float" office:value="0.00146" calcext:value-type="float">
            <text:p>1.46E-03</text:p>
          </table:table-cell>
          <table:table-cell table:style-name="ce2" table:formula="of:=[.AA15]" office:value-type="float" office:value="0.00939" calcext:value-type="float">
            <text:p>9.39E-03</text:p>
          </table:table-cell>
          <table:table-cell table:style-name="ce2" table:formula="of:=[.AB15]" office:value-type="float" office:value="0.00939" calcext:value-type="float">
            <text:p>9.39E-03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number-columns-repeated="5"/>
          <table:table-cell office:value-type="float" office:value="0.00146" calcext:value-type="float">
            <text:p>1.46E-03</text:p>
          </table:table-cell>
          <table:table-cell table:number-columns-repeated="2" office:value-type="float" office:value="0.00939" calcext:value-type="float">
            <text:p>9.39E-03</text:p>
          </table:table-cell>
          <table:table-cell office:value-type="float" office:value="-18.53" calcext:value-type="float">
            <text:p>-18.53</text:p>
          </table:table-cell>
          <table:table-cell table:number-columns-repeated="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[.AC16]" office:value-type="float" office:value="-20.28" calcext:value-type="float">
            <text:p>-20.28</text:p>
          </table:table-cell>
          <table:table-cell table:formula="of:=[.AD16]" office:value-type="float" office:value="0.26" calcext:value-type="float">
            <text:p>0.26</text:p>
          </table:table-cell>
          <table:table-cell table:formula="of:=[.AE16]" office:value-type="float" office:value="0.26" calcext:value-type="float">
            <text:p>0.26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0.14" calcext:value-type="float">
            <text:p>0.14</text:p>
          </table:table-cell>
          <table:table-cell table:style-name="ce2" table:formula="of:=[.Z16]" office:value-type="float" office:value="0.00351" calcext:value-type="float">
            <text:p>3.51E-03</text:p>
          </table:table-cell>
          <table:table-cell table:style-name="ce2" table:formula="of:=[.AA16]" office:value-type="float" office:value="0.00175" calcext:value-type="float">
            <text:p>1.75E-03</text:p>
          </table:table-cell>
          <table:table-cell table:style-name="ce2" table:formula="of:=[.AB16]" office:value-type="float" office:value="0.00175" calcext:value-type="float">
            <text:p>1.75E-03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table:number-columns-repeated="5"/>
          <table:table-cell office:value-type="float" office:value="0.00351" calcext:value-type="float">
            <text:p>3.51E-03</text:p>
          </table:table-cell>
          <table:table-cell table:number-columns-repeated="2" office:value-type="float" office:value="0.00175" calcext:value-type="float">
            <text:p>1.75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[.AC17]" office:value-type="float" office:value="-20.28" calcext:value-type="float">
            <text:p>-20.28</text:p>
          </table:table-cell>
          <table:table-cell table:formula="of:=[.AD17]" office:value-type="float" office:value="0.26" calcext:value-type="float">
            <text:p>0.26</text:p>
          </table:table-cell>
          <table:table-cell table:formula="of:=[.AE17]"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59" calcext:value-type="float">
            <text:p>0.59</text:p>
          </table:table-cell>
          <table:table-cell table:style-name="ce2" table:formula="of:=[.Z17]" office:value-type="float" office:value="0.00488" calcext:value-type="float">
            <text:p>4.88E-03</text:p>
          </table:table-cell>
          <table:table-cell table:style-name="ce2" table:formula="of:=[.AA17]" office:value-type="float" office:value="0.00122" calcext:value-type="float">
            <text:p>1.22E-03</text:p>
          </table:table-cell>
          <table:table-cell table:style-name="ce2" table:formula="of:=[.AB17]" office:value-type="float" office:value="0.00122" calcext:value-type="float">
            <text:p>1.22E-03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table:number-columns-repeated="5"/>
          <table:table-cell office:value-type="float" office:value="0.00488" calcext:value-type="float">
            <text:p>4.88E-03</text:p>
          </table:table-cell>
          <table:table-cell table:number-columns-repeated="2" office:value-type="float" office:value="0.00122" calcext:value-type="float">
            <text:p>1.22E-03</text:p>
          </table:table-cell>
          <table:table-cell office:value-type="float" office:value="-20.28" calcext:value-type="float">
            <text:p>-20.28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18]" office:value-type="float" office:value="-20.9" calcext:value-type="float">
            <text:p>-20.9</text:p>
          </table:table-cell>
          <table:table-cell table:formula="of:=[.AD18]" office:value-type="float" office:value="0.26" calcext:value-type="float">
            <text:p>0.26</text:p>
          </table:table-cell>
          <table:table-cell table:formula="of:=[.AE18]" office:value-type="float" office:value="0.26" calcext:value-type="float">
            <text:p>0.26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0.07" calcext:value-type="float">
            <text:p>0.07</text:p>
          </table:table-cell>
          <table:table-cell table:style-name="ce2" table:formula="of:=[.Z18]" office:value-type="float" office:value="0.00451" calcext:value-type="float">
            <text:p>4.51E-03</text:p>
          </table:table-cell>
          <table:table-cell table:style-name="ce2" table:formula="of:=[.AA18]" office:value-type="float" office:value="0.00103" calcext:value-type="float">
            <text:p>1.03E-03</text:p>
          </table:table-cell>
          <table:table-cell table:style-name="ce2" table:formula="of:=[.AB18]" office:value-type="float" office:value="0.00103" calcext:value-type="float">
            <text:p>1.03E-03</text:p>
          </table:table-cell>
          <table:table-cell table:number-columns-repeated="6"/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0.00451" calcext:value-type="float">
            <text:p>4.51E-03</text:p>
          </table:table-cell>
          <table:table-cell table:number-columns-repeated="2" office:value-type="float" office:value="0.00103" calcext:value-type="float">
            <text:p>1.03E-03</text:p>
          </table:table-cell>
          <table:table-cell office:value-type="float" office:value="-20.9" calcext:value-type="float">
            <text:p>-20.9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19]" office:value-type="float" office:value="-20.9" calcext:value-type="float">
            <text:p>-20.9</text:p>
          </table:table-cell>
          <table:table-cell table:formula="of:=[.AD19]" office:value-type="float" office:value="0.26" calcext:value-type="float">
            <text:p>0.26</text:p>
          </table:table-cell>
          <table:table-cell table:formula="of:=[.AE19]"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ce2" table:formula="of:=[.Z19]" office:value-type="float" office:value="0.00301" calcext:value-type="float">
            <text:p>3.01E-03</text:p>
          </table:table-cell>
          <table:table-cell table:style-name="ce2" table:formula="of:=[.AA19]" office:value-type="float" office:value="0.00083" calcext:value-type="float">
            <text:p>8.30E-04</text:p>
          </table:table-cell>
          <table:table-cell table:style-name="ce2" table:formula="of:=[.AB19]" office:value-type="float" office:value="0.00083" calcext:value-type="float">
            <text:p>8.30E-04</text:p>
          </table:table-cell>
          <table:table-cell table:number-columns-repeated="6"/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0.00301" calcext:value-type="float">
            <text:p>3.01E-03</text:p>
          </table:table-cell>
          <table:table-cell table:number-columns-repeated="2" office:value-type="float" office:value="0.00083" calcext:value-type="float">
            <text:p>8.30E-04</text:p>
          </table:table-cell>
          <table:table-cell office:value-type="float" office:value="-20.9" calcext:value-type="float">
            <text:p>-20.9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formula="of:=[.AC20]" office:value-type="float" office:value="-21.45" calcext:value-type="float">
            <text:p>-21.45</text:p>
          </table:table-cell>
          <table:table-cell table:formula="of:=[.AD20]" office:value-type="float" office:value="0.2" calcext:value-type="float">
            <text:p>0.2</text:p>
          </table:table-cell>
          <table:table-cell table:formula="of:=[.AE20]"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0.21" calcext:value-type="float">
            <text:p>0.21</text:p>
          </table:table-cell>
          <table:table-cell table:style-name="ce2" table:formula="of:=[.Z20]" office:value-type="float" office:value="0.0022" calcext:value-type="float">
            <text:p>2.20E-03</text:p>
          </table:table-cell>
          <table:table-cell table:style-name="ce2" table:formula="of:=[.AA20]" office:value-type="float" office:value="0.0015" calcext:value-type="float">
            <text:p>1.50E-03</text:p>
          </table:table-cell>
          <table:table-cell table:style-name="ce2" table:formula="of:=[.AB20]" office:value-type="float" office:value="0.0015" calcext:value-type="float">
            <text:p>1.50E-03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table:number-columns-repeated="5"/>
          <table:table-cell office:value-type="float" office:value="0.0022" calcext:value-type="float">
            <text:p>2.20E-03</text:p>
          </table:table-cell>
          <table:table-cell table:number-columns-repeated="2" office:value-type="float" office:value="0.0015" calcext:value-type="float">
            <text:p>1.50E-03</text:p>
          </table:table-cell>
          <table:table-cell office:value-type="float" office:value="-21.45" calcext:value-type="float">
            <text:p>-21.4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formula="of:=[.AC21]" office:value-type="float" office:value="-21.45" calcext:value-type="float">
            <text:p>-21.45</text:p>
          </table:table-cell>
          <table:table-cell table:formula="of:=[.AD21]" office:value-type="float" office:value="0.2" calcext:value-type="float">
            <text:p>0.2</text:p>
          </table:table-cell>
          <table:table-cell table:formula="of:=[.AE21]" office:value-type="float" office:value="0.2" calcext:value-type="float">
            <text:p>0.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2" table:formula="of:=[.Z21]" office:value-type="float" office:value="0.00487" calcext:value-type="float">
            <text:p>4.87E-03</text:p>
          </table:table-cell>
          <table:table-cell table:style-name="ce2" table:formula="of:=[.AA21]" office:value-type="float" office:value="0.00134" calcext:value-type="float">
            <text:p>1.34E-03</text:p>
          </table:table-cell>
          <table:table-cell table:style-name="ce2" table:formula="of:=[.AB21]" office:value-type="float" office:value="0.00134" calcext:value-type="float">
            <text:p>1.34E-03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table:number-columns-repeated="5"/>
          <table:table-cell office:value-type="float" office:value="0.00487" calcext:value-type="float">
            <text:p>4.87E-03</text:p>
          </table:table-cell>
          <table:table-cell table:number-columns-repeated="2" office:value-type="float" office:value="0.00134" calcext:value-type="float">
            <text:p>1.34E-03</text:p>
          </table:table-cell>
          <table:table-cell office:value-type="float" office:value="-21.45" calcext:value-type="float">
            <text:p>-21.4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formula="of:=[.AC22]" office:value-type="float" office:value="-21.78" calcext:value-type="float">
            <text:p>-21.78</text:p>
          </table:table-cell>
          <table:table-cell table:formula="of:=[.AD22]" office:value-type="float" office:value="0.25" calcext:value-type="float">
            <text:p>0.25</text:p>
          </table:table-cell>
          <table:table-cell table:formula="of:=[.AE22]" office:value-type="float" office:value="0.25" calcext:value-type="float">
            <text:p>0.25</text:p>
          </table:table-cell>
          <table:table-cell office:value-type="float" office:value="-1.46" calcext:value-type="float">
            <text:p>-1.46</text:p>
          </table:table-cell>
          <table:table-cell table:number-columns-repeated="2" office:value-type="float" office:value="0.21" calcext:value-type="float">
            <text:p>0.21</text:p>
          </table:table-cell>
          <table:table-cell table:style-name="ce2" table:formula="of:=[.Z22]" office:value-type="float" office:value="0.0014" calcext:value-type="float">
            <text:p>1.40E-03</text:p>
          </table:table-cell>
          <table:table-cell table:style-name="ce2" table:formula="of:=[.AA22]" office:value-type="float" office:value="0.00112" calcext:value-type="float">
            <text:p>1.12E-03</text:p>
          </table:table-cell>
          <table:table-cell table:style-name="ce2" table:formula="of:=[.AB22]" office:value-type="float" office:value="0.00112" calcext:value-type="float">
            <text:p>1.12E-03</text:p>
          </table:table-cell>
          <table:table-cell table:number-columns-repeated="6"/>
          <table:table-cell office:value-type="float" office:value="892" calcext:value-type="float">
            <text:p>892</text:p>
          </table:table-cell>
          <table:table-cell table:number-columns-repeated="5"/>
          <table:table-cell office:value-type="float" office:value="0.0014" calcext:value-type="float">
            <text:p>1.40E-03</text:p>
          </table:table-cell>
          <table:table-cell table:number-columns-repeated="2" office:value-type="float" office:value="0.00112" calcext:value-type="float">
            <text:p>1.12E-03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formula="of:=[.AC23]" office:value-type="float" office:value="-21.78" calcext:value-type="float">
            <text:p>-21.78</text:p>
          </table:table-cell>
          <table:table-cell table:formula="of:=[.AD23]" office:value-type="float" office:value="0.25" calcext:value-type="float">
            <text:p>0.25</text:p>
          </table:table-cell>
          <table:table-cell table:formula="of:=[.AE23]"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44" calcext:value-type="float">
            <text:p>0.44</text:p>
          </table:table-cell>
          <table:table-cell table:style-name="ce2" table:formula="of:=[.Z23]" office:value-type="float" office:value="0.00505" calcext:value-type="float">
            <text:p>5.05E-03</text:p>
          </table:table-cell>
          <table:table-cell table:style-name="ce2" table:formula="of:=[.AA23]" office:value-type="float" office:value="0.00088" calcext:value-type="float">
            <text:p>8.80E-04</text:p>
          </table:table-cell>
          <table:table-cell table:style-name="ce2" table:formula="of:=[.AB23]" office:value-type="float" office:value="0.00088" calcext:value-type="float">
            <text:p>8.80E-04</text:p>
          </table:table-cell>
          <table:table-cell table:number-columns-repeated="6"/>
          <table:table-cell office:value-type="float" office:value="892" calcext:value-type="float">
            <text:p>892</text:p>
          </table:table-cell>
          <table:table-cell table:number-columns-repeated="5"/>
          <table:table-cell office:value-type="float" office:value="0.00505" calcext:value-type="float">
            <text:p>5.05E-03</text:p>
          </table:table-cell>
          <table:table-cell table:number-columns-repeated="2" office:value-type="float" office:value="0.00088" calcext:value-type="float">
            <text:p>8.80E-04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formula="of:=[.AC24]" office:value-type="float" office:value="-21.76" calcext:value-type="float">
            <text:p>-21.76</text:p>
          </table:table-cell>
          <table:table-cell table:formula="of:=[.AD24]" office:value-type="float" office:value="0.24" calcext:value-type="float">
            <text:p>0.24</text:p>
          </table:table-cell>
          <table:table-cell table:formula="of:=[.AE24]" office:value-type="float" office:value="0.24" calcext:value-type="float">
            <text:p>0.24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2" table:formula="of:=[.Z24]" office:value-type="float" office:value="0.00144" calcext:value-type="float">
            <text:p>1.44E-03</text:p>
          </table:table-cell>
          <table:table-cell table:style-name="ce2" table:formula="of:=[.AA24]" office:value-type="float" office:value="0.00125" calcext:value-type="float">
            <text:p>1.25E-03</text:p>
          </table:table-cell>
          <table:table-cell table:style-name="ce2" table:formula="of:=[.AB24]" office:value-type="float" office:value="0.00125" calcext:value-type="float">
            <text:p>1.25E-03</text:p>
          </table:table-cell>
          <table:table-cell table:number-columns-repeated="6"/>
          <table:table-cell office:value-type="float" office:value="1031" calcext:value-type="float">
            <text:p>1031</text:p>
          </table:table-cell>
          <table:table-cell table:number-columns-repeated="5"/>
          <table:table-cell office:value-type="float" office:value="0.00144" calcext:value-type="float">
            <text:p>1.44E-03</text:p>
          </table:table-cell>
          <table:table-cell table:number-columns-repeated="2" office:value-type="float" office:value="0.00125" calcext:value-type="float">
            <text:p>1.25E-03</text:p>
          </table:table-cell>
          <table:table-cell office:value-type="float" office:value="-21.76" calcext:value-type="float">
            <text:p>-21.76</text:p>
          </table:table-cell>
          <table:table-cell table:number-columns-repeated="2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formula="of:=[.AC25]" office:value-type="float" office:value="-21.76" calcext:value-type="float">
            <text:p>-21.76</text:p>
          </table:table-cell>
          <table:table-cell table:formula="of:=[.AD25]" office:value-type="float" office:value="0.24" calcext:value-type="float">
            <text:p>0.24</text:p>
          </table:table-cell>
          <table:table-cell table:formula="of:=[.AE25]" office:value-type="float" office:value="0.24" calcext:value-type="float">
            <text:p>0.24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4" calcext:value-type="float">
            <text:p>0.54</text:p>
          </table:table-cell>
          <table:table-cell table:style-name="ce2" table:formula="of:=[.Z25]" office:value-type="float" office:value="0.00483" calcext:value-type="float">
            <text:p>4.83E-03</text:p>
          </table:table-cell>
          <table:table-cell table:style-name="ce2" table:formula="of:=[.AA25]" office:value-type="float" office:value="0.00084" calcext:value-type="float">
            <text:p>8.40E-04</text:p>
          </table:table-cell>
          <table:table-cell table:style-name="ce2" table:formula="of:=[.AB25]" office:value-type="float" office:value="0.00084" calcext:value-type="float">
            <text:p>8.40E-04</text:p>
          </table:table-cell>
          <table:table-cell table:number-columns-repeated="6"/>
          <table:table-cell office:value-type="float" office:value="1031" calcext:value-type="float">
            <text:p>1031</text:p>
          </table:table-cell>
          <table:table-cell table:number-columns-repeated="5"/>
          <table:table-cell office:value-type="float" office:value="0.00483" calcext:value-type="float">
            <text:p>4.83E-03</text:p>
          </table:table-cell>
          <table:table-cell table:number-columns-repeated="2" office:value-type="float" office:value="0.00084" calcext:value-type="float">
            <text:p>8.40E-04</text:p>
          </table:table-cell>
          <table:table-cell office:value-type="float" office:value="-21.76" calcext:value-type="float">
            <text:p>-21.76</text:p>
          </table:table-cell>
          <table:table-cell table:number-columns-repeated="2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formula="of:=[.AC26]" office:value-type="float" office:value="-21.82" calcext:value-type="float">
            <text:p>-21.82</text:p>
          </table:table-cell>
          <table:table-cell table:formula="of:=[.AD26]" office:value-type="float" office:value="0.17" calcext:value-type="float">
            <text:p>0.17</text:p>
          </table:table-cell>
          <table:table-cell table:formula="of:=[.AE26]" office:value-type="float" office:value="0.17" calcext:value-type="float">
            <text:p>0.17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2.43" calcext:value-type="float">
            <text:p>2.43</text:p>
          </table:table-cell>
          <table:table-cell table:style-name="ce2" table:formula="of:=[.Z26]" office:value-type="float" office:value="0.00158" calcext:value-type="float">
            <text:p>1.58E-03</text:p>
          </table:table-cell>
          <table:table-cell table:style-name="ce2" table:formula="of:=[.AA26]" office:value-type="float" office:value="0.00076" calcext:value-type="float">
            <text:p>7.60E-04</text:p>
          </table:table-cell>
          <table:table-cell table:style-name="ce2" table:formula="of:=[.AB26]" office:value-type="float" office:value="0.00076" calcext:value-type="float">
            <text:p>7.60E-04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0.00158" calcext:value-type="float">
            <text:p>1.58E-03</text:p>
          </table:table-cell>
          <table:table-cell table:number-columns-repeated="2" office:value-type="float" office:value="0.00076" calcext:value-type="float">
            <text:p>7.60E-04</text:p>
          </table:table-cell>
          <table:table-cell office:value-type="float" office:value="-21.82" calcext:value-type="float">
            <text:p>-21.82</text:p>
          </table:table-cell>
          <table:table-cell table:number-columns-repeated="2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formula="of:=[.AC27]" office:value-type="float" office:value="-21.82" calcext:value-type="float">
            <text:p>-21.82</text:p>
          </table:table-cell>
          <table:table-cell table:formula="of:=[.AD27]" office:value-type="float" office:value="0.17" calcext:value-type="float">
            <text:p>0.17</text:p>
          </table:table-cell>
          <table:table-cell table:formula="of:=[.AE27]"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2.58" calcext:value-type="float">
            <text:p>2.58</text:p>
          </table:table-cell>
          <table:table-cell table:style-name="ce2" table:formula="of:=[.Z27]" office:value-type="float" office:value="0.00478" calcext:value-type="float">
            <text:p>4.78E-03</text:p>
          </table:table-cell>
          <table:table-cell table:style-name="ce2" table:formula="of:=[.AA27]" office:value-type="float" office:value="0.00072" calcext:value-type="float">
            <text:p>7.20E-04</text:p>
          </table:table-cell>
          <table:table-cell table:style-name="ce2" table:formula="of:=[.AB27]" office:value-type="float" office:value="0.00072" calcext:value-type="float">
            <text:p>7.20E-04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0.00478" calcext:value-type="float">
            <text:p>4.78E-03</text:p>
          </table:table-cell>
          <table:table-cell table:number-columns-repeated="2" office:value-type="float" office:value="0.00072" calcext:value-type="float">
            <text:p>7.20E-04</text:p>
          </table:table-cell>
          <table:table-cell office:value-type="float" office:value="-21.82" calcext:value-type="float">
            <text:p>-21.82</text:p>
          </table:table-cell>
          <table:table-cell table:number-columns-repeated="2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table:formula="of:=[.AC28]" office:value-type="float" office:value="-22.04" calcext:value-type="float">
            <text:p>-22.04</text:p>
          </table:table-cell>
          <table:table-cell table:formula="of:=[.AD28]" office:value-type="float" office:value="0.26" calcext:value-type="float">
            <text:p>0.26</text:p>
          </table:table-cell>
          <table:table-cell table:formula="of:=[.AE28]" office:value-type="float" office:value="0.26" calcext:value-type="float">
            <text:p>0.26</text:p>
          </table:table-cell>
          <table:table-cell office:value-type="float" office:value="-1.46" calcext:value-type="float">
            <text:p>-1.46</text:p>
          </table:table-cell>
          <table:table-cell table:number-columns-repeated="2" office:value-type="float" office:value="2.43" calcext:value-type="float">
            <text:p>2.43</text:p>
          </table:table-cell>
          <table:table-cell table:style-name="ce2" table:formula="of:=[.Z28]" office:value-type="float" office:value="0.00135" calcext:value-type="float">
            <text:p>1.35E-03</text:p>
          </table:table-cell>
          <table:table-cell table:style-name="ce2" table:formula="of:=[.AA28]" office:value-type="float" office:value="0.00633" calcext:value-type="float">
            <text:p>6.33E-03</text:p>
          </table:table-cell>
          <table:table-cell table:style-name="ce2" table:formula="of:=[.AB28]" office:value-type="float" office:value="0.00633" calcext:value-type="float">
            <text:p>6.33E-03</text:p>
          </table:table-cell>
          <table:table-cell table:number-columns-repeated="6"/>
          <table:table-cell office:value-type="float" office:value="1631" calcext:value-type="float">
            <text:p>1631</text:p>
          </table:table-cell>
          <table:table-cell table:number-columns-repeated="5"/>
          <table:table-cell office:value-type="float" office:value="0.00135" calcext:value-type="float">
            <text:p>1.35E-03</text:p>
          </table:table-cell>
          <table:table-cell table:number-columns-repeated="2" office:value-type="float" office:value="0.00633" calcext:value-type="float">
            <text:p>6.33E-03</text:p>
          </table:table-cell>
          <table:table-cell office:value-type="float" office:value="-22.04" calcext:value-type="float">
            <text:p>-22.04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formula="of:=[.AC29]" office:value-type="float" office:value="-22.04" calcext:value-type="float">
            <text:p>-22.04</text:p>
          </table:table-cell>
          <table:table-cell table:formula="of:=[.AD29]" office:value-type="float" office:value="0.26" calcext:value-type="float">
            <text:p>0.26</text:p>
          </table:table-cell>
          <table:table-cell table:formula="of:=[.AE29]"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2.58" calcext:value-type="float">
            <text:p>2.58</text:p>
          </table:table-cell>
          <table:table-cell table:style-name="ce2" table:formula="of:=[.Z29]" office:value-type="float" office:value="0.0053" calcext:value-type="float">
            <text:p>5.30E-03</text:p>
          </table:table-cell>
          <table:table-cell table:style-name="ce2" table:formula="of:=[.AA29]" office:value-type="float" office:value="0.00669" calcext:value-type="float">
            <text:p>6.69E-03</text:p>
          </table:table-cell>
          <table:table-cell table:style-name="ce2" table:formula="of:=[.AB29]" office:value-type="float" office:value="0.00669" calcext:value-type="float">
            <text:p>6.69E-03</text:p>
          </table:table-cell>
          <table:table-cell table:number-columns-repeated="6"/>
          <table:table-cell office:value-type="float" office:value="1631" calcext:value-type="float">
            <text:p>1631</text:p>
          </table:table-cell>
          <table:table-cell table:number-columns-repeated="5"/>
          <table:table-cell office:value-type="float" office:value="0.0053" calcext:value-type="float">
            <text:p>5.30E-03</text:p>
          </table:table-cell>
          <table:table-cell table:number-columns-repeated="2" office:value-type="float" office:value="0.00669" calcext:value-type="float">
            <text:p>6.69E-03</text:p>
          </table:table-cell>
          <table:table-cell office:value-type="float" office:value="-22.04" calcext:value-type="float">
            <text:p>-22.04</text:p>
          </table:table-cell>
          <table:table-cell table:number-columns-repeated="2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30]" office:value-type="float" office:value="-21.72" calcext:value-type="float">
            <text:p>-21.72</text:p>
          </table:table-cell>
          <table:table-cell table:formula="of:=[.AD30]" office:value-type="float" office:value="0.23" calcext:value-type="float">
            <text:p>0.23</text:p>
          </table:table-cell>
          <table:table-cell table:formula="of:=[.AE30]" office:value-type="float" office:value="0.23" calcext:value-type="float">
            <text:p>0.23</text:p>
          </table:table-cell>
          <table:table-cell office:value-type="float" office:value="-1.39" calcext:value-type="float">
            <text:p>-1.39</text:p>
          </table:table-cell>
          <table:table-cell table:number-columns-repeated="2" office:value-type="float" office:value="1.62" calcext:value-type="float">
            <text:p>1.62</text:p>
          </table:table-cell>
          <table:table-cell table:style-name="ce2" table:formula="of:=[.Z30]" office:value-type="float" office:value="0.00164" calcext:value-type="float">
            <text:p>1.64E-03</text:p>
          </table:table-cell>
          <table:table-cell table:style-name="ce2" table:formula="of:=[.AA30]" office:value-type="float" office:value="0.00313" calcext:value-type="float">
            <text:p>3.13E-03</text:p>
          </table:table-cell>
          <table:table-cell table:style-name="ce2" table:formula="of:=[.AB30]" office:value-type="float" office:value="0.00313" calcext:value-type="float">
            <text:p>3.13E-03</text:p>
          </table:table-cell>
          <table:table-cell table:number-columns-repeated="6"/>
          <table:table-cell office:value-type="float" office:value="2201" calcext:value-type="float">
            <text:p>2201</text:p>
          </table:table-cell>
          <table:table-cell table:number-columns-repeated="5"/>
          <table:table-cell office:value-type="float" office:value="0.00164" calcext:value-type="float">
            <text:p>1.64E-03</text:p>
          </table:table-cell>
          <table:table-cell table:number-columns-repeated="2" office:value-type="float" office:value="0.00313" calcext:value-type="float">
            <text:p>3.13E-03</text:p>
          </table:table-cell>
          <table:table-cell office:value-type="float" office:value="-21.72" calcext:value-type="float">
            <text:p>-21.72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MNRAS 439 1245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31]" office:value-type="float" office:value="-21.72" calcext:value-type="float">
            <text:p>-21.72</text:p>
          </table:table-cell>
          <table:table-cell table:formula="of:=[.AD31]" office:value-type="float" office:value="0.23" calcext:value-type="float">
            <text:p>0.23</text:p>
          </table:table-cell>
          <table:table-cell table:formula="of:=[.AE31]"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1.55" calcext:value-type="float">
            <text:p>1.55</text:p>
          </table:table-cell>
          <table:table-cell table:style-name="ce2" table:formula="of:=[.Z31]" office:value-type="float" office:value="0.00509" calcext:value-type="float">
            <text:p>5.09E-03</text:p>
          </table:table-cell>
          <table:table-cell table:style-name="ce2" table:formula="of:=[.AA31]" office:value-type="float" office:value="0.00318" calcext:value-type="float">
            <text:p>3.18E-03</text:p>
          </table:table-cell>
          <table:table-cell table:style-name="ce2" table:formula="of:=[.AB31]" office:value-type="float" office:value="0.00318" calcext:value-type="float">
            <text:p>3.18E-03</text:p>
          </table:table-cell>
          <table:table-cell table:number-columns-repeated="6"/>
          <table:table-cell office:value-type="float" office:value="2201" calcext:value-type="float">
            <text:p>2201</text:p>
          </table:table-cell>
          <table:table-cell table:number-columns-repeated="5"/>
          <table:table-cell office:value-type="float" office:value="0.00509" calcext:value-type="float">
            <text:p>5.09E-03</text:p>
          </table:table-cell>
          <table:table-cell table:number-columns-repeated="2" office:value-type="float" office:value="0.00318" calcext:value-type="float">
            <text:p>3.18E-03</text:p>
          </table:table-cell>
          <table:table-cell office:value-type="float" office:value="-21.72" calcext:value-type="float">
            <text:p>-21.72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 office:value-type="string" calcext:value-type="string">
            <text:p>Lin+199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formula="of:=[.AC32]+5*LOG10([.U32])+[.V32]*[.N32]" office:value-type="float" office:value="-19.9415097999287" calcext:value-type="float">
            <text:p>-19.9415097999287</text:p>
          </table:table-cell>
          <table:table-cell table:formula="of:=SQRT([.AD32]^2 + ([.$V32]*[.O32])^2)" office:value-type="float" office:value="0.248402898533813" calcext:value-type="float">
            <text:p>0.248402898533813</text:p>
          </table:table-cell>
          <table:table-cell table:formula="of:=SQRT([.AE32]^2 + ([.$V32]*[.P32])^2)" office:value-type="float" office:value="0.248402898533813" calcext:value-type="float">
            <text:p>0.248402898533813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Z32]*[.$U32]^3" office:value-type="float" office:value="0.0032585" calcext:value-type="float">
            <text:p>0.0032585</text:p>
          </table:table-cell>
          <table:table-cell table:formula="of:=[.AA32]*[.$U32]^3" office:value-type="float" office:value="0.0013377" calcext:value-type="float">
            <text:p>0.0013377</text:p>
          </table:table-cell>
          <table:table-cell table:formula="of:=[.AB32]*[.$U32]^3" office:value-type="float" office:value="0.0013377" calcext:value-type="float">
            <text:p>0.001337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366" calcext:value-type="float">
            <text:p>36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095" calcext:value-type="float">
            <text:p>0.0095</text:p>
          </table:table-cell>
          <table:table-cell table:number-columns-repeated="2" table:style-name="Default" office:value-type="float" office:value="0.0039" calcext:value-type="float">
            <text:p>0.0039</text:p>
          </table:table-cell>
          <table:table-cell office:value-type="float" office:value="-19.32" calcext:value-type="float">
            <text:p>-19.32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formula="of:=[.AC33]+5*LOG10([.U33])+[.V33]*[.N33]" office:value-type="float" office:value="-19.7535097999287" calcext:value-type="float">
            <text:p>-19.7535097999287</text:p>
          </table:table-cell>
          <table:table-cell table:formula="of:=SQRT([.AD33]^2 + ([.$V33]*[.O33])^2)" office:value-type="float" office:value="0.264007575648882" calcext:value-type="float">
            <text:p>0.264007575648882</text:p>
          </table:table-cell>
          <table:table-cell table:formula="of:=SQRT([.AE33]^2 + ([.$V33]*[.P33])^2)" office:value-type="float" office:value="0.264007575648882" calcext:value-type="float">
            <text:p>0.264007575648882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Z33]*[.$U33]^3" office:value-type="float" office:value="0.0031556" calcext:value-type="float">
            <text:p>0.0031556</text:p>
          </table:table-cell>
          <table:table-cell table:formula="of:=[.AA33]*[.$U33]^3" office:value-type="float" office:value="0.0008918" calcext:value-type="float">
            <text:p>0.0008918</text:p>
          </table:table-cell>
          <table:table-cell table:formula="of:=[.AB33]*[.$U33]^3" office:value-type="float" office:value="0.0008918" calcext:value-type="float">
            <text:p>0.000891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66" calcext:value-type="float">
            <text:p>36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092" calcext:value-type="float">
            <text:p>0.0092</text:p>
          </table:table-cell>
          <table:table-cell table:number-columns-repeated="2" table:style-name="Default" office:value-type="float" office:value="0.0026" calcext:value-type="float">
            <text:p>0.0026</text:p>
          </table:table-cell>
          <table:table-cell office:value-type="float" office:value="-19.27" calcext:value-type="float">
            <text:p>-19.27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[.AC34]+5*LOG10([.U34])+[.V34]*[.N34]" office:value-type="float" office:value="-19.9805097999287" calcext:value-type="float">
            <text:p>-19.9805097999287</text:p>
          </table:table-cell>
          <table:table-cell table:formula="of:=SQRT([.AD34]^2 + ([.$V34]*[.O34])^2)" office:value-type="float" office:value="0.266400075075064" calcext:value-type="float">
            <text:p>0.266400075075064</text:p>
          </table:table-cell>
          <table:table-cell table:formula="of:=SQRT([.AE34]^2 + ([.$V34]*[.P34])^2)" office:value-type="float" office:value="0.266400075075064" calcext:value-type="float">
            <text:p>0.266400075075064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Z34]*[.$U34]^3" office:value-type="float" office:value="0.0024696" calcext:value-type="float">
            <text:p>0.0024696</text:p>
          </table:table-cell>
          <table:table-cell table:formula="of:=[.AA34]*[.$U34]^3" office:value-type="float" office:value="0.0011319" calcext:value-type="float">
            <text:p>0.0011319</text:p>
          </table:table-cell>
          <table:table-cell table:formula="of:=[.AB34]*[.$U34]^3" office:value-type="float" office:value="0.0011319" calcext:value-type="float">
            <text:p>0.001131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435" calcext:value-type="float">
            <text:p>43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072" calcext:value-type="float">
            <text:p>0.0072</text:p>
          </table:table-cell>
          <table:table-cell table:number-columns-repeated="2" table:style-name="Default" office:value-type="float" office:value="0.0033" calcext:value-type="float">
            <text:p>0.0033</text:p>
          </table:table-cell>
          <table:table-cell office:value-type="float" office:value="-19.26" calcext:value-type="float">
            <text:p>-19.26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[.AC35]+5*LOG10([.U35])+[.V35]*[.N35]" office:value-type="float" office:value="-19.3605097999287" calcext:value-type="float">
            <text:p>-19.3605097999287</text:p>
          </table:table-cell>
          <table:table-cell table:formula="of:=SQRT([.AD35]^2 + ([.$V35]*[.O35])^2)" office:value-type="float" office:value="0.189760375210422" calcext:value-type="float">
            <text:p>0.189760375210422</text:p>
          </table:table-cell>
          <table:table-cell table:formula="of:=SQRT([.AE35]^2 + ([.$V35]*[.P35])^2)" office:value-type="float" office:value="0.189760375210422" calcext:value-type="float">
            <text:p>0.18976037521042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Z35]*[.$U35]^3" office:value-type="float" office:value="0.0069629" calcext:value-type="float">
            <text:p>0.0069629</text:p>
          </table:table-cell>
          <table:table-cell table:formula="of:=[.AA35]*[.$U35]^3" office:value-type="float" office:value="0.012348" calcext:value-type="float">
            <text:p>0.012348</text:p>
          </table:table-cell>
          <table:table-cell table:formula="of:=[.AB35]*[.$U35]^3" office:value-type="float" office:value="0.012348" calcext:value-type="float">
            <text:p>0.012348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435" calcext:value-type="float">
            <text:p>43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203" calcext:value-type="float">
            <text:p>0.0203</text:p>
          </table:table-cell>
          <table:table-cell table:number-columns-repeated="2" table:style-name="Default" office:value-type="float" office:value="0.036" calcext:value-type="float">
            <text:p>0.036</text:p>
          </table:table-cell>
          <table:table-cell office:value-type="float" office:value="-19.06" calcext:value-type="float">
            <text:p>-19.06</text:p>
          </table:table-cell>
          <table:table-cell table:number-columns-repeated="2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b</text:p>
          </table:table-cell>
          <table:table-cell table:formula="of:=[.AC36]+5*LOG10([.U36])+[.V36]*[.N36]" office:value-type="float" office:value="-20.8515097999287" calcext:value-type="float">
            <text:p>-20.8515097999287</text:p>
          </table:table-cell>
          <table:table-cell table:formula="of:=SQRT([.AD36]^2 + ([.$V36]*[.O36])^2)" office:value-type="float" office:value="0.285804128731549" calcext:value-type="float">
            <text:p>0.285804128731549</text:p>
          </table:table-cell>
          <table:table-cell table:formula="of:=SQRT([.AE36]^2 + ([.$V36]*[.P36])^2)" office:value-type="float" office:value="0.285804128731549" calcext:value-type="float">
            <text:p>0.285804128731549</text:p>
          </table:table-cell>
          <table:table-cell office:value-type="float" office:value="-1.34" calcext:value-type="float">
            <text:p>-1.34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Z36]*[.$U36]^3" office:value-type="float" office:value="0.0019208" calcext:value-type="float">
            <text:p>0.0019208</text:p>
          </table:table-cell>
          <table:table-cell table:formula="of:=[.AA36]*[.$U36]^3" office:value-type="float" office:value="0.001029" calcext:value-type="float">
            <text:p>0.001029</text:p>
          </table:table-cell>
          <table:table-cell table:formula="of:=[.AB36]*[.$U36]^3" office:value-type="float" office:value="0.001029" calcext:value-type="float">
            <text:p>0.00102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710" calcext:value-type="float">
            <text:p>71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056" calcext:value-type="float">
            <text:p>0.0056</text:p>
          </table:table-cell>
          <table:table-cell table:number-columns-repeated="2" table:style-name="Default" office:value-type="float" office:value="0.003" calcext:value-type="float">
            <text:p>0.003</text:p>
          </table:table-cell>
          <table:table-cell office:value-type="float" office:value="-20.11" calcext:value-type="float">
            <text:p>-20.11</text:p>
          </table:table-cell>
          <table:table-cell table:number-columns-repeated="2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pJ 518 533L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</text:p>
          </table:table-cell>
          <table:table-cell table:formula="of:=[.AC37]+5*LOG10([.U37])+[.V37]*[.N37]" office:value-type="float" office:value="-21.0375097999287" calcext:value-type="float">
            <text:p>-21.0375097999287</text:p>
          </table:table-cell>
          <table:table-cell table:formula="of:=SQRT([.AD37]^2 + ([.$V37]*[.O37])^2)" office:value-type="float" office:value="0.284401125173583" calcext:value-type="float">
            <text:p>0.284401125173583</text:p>
          </table:table-cell>
          <table:table-cell table:formula="of:=SQRT([.AE37]^2 + ([.$V37]*[.P37])^2)" office:value-type="float" office:value="0.284401125173583" calcext:value-type="float">
            <text:p>0.284401125173583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Z37]*[.$U37]^3" office:value-type="float" office:value="0.002744" calcext:value-type="float">
            <text:p>0.002744</text:p>
          </table:table-cell>
          <table:table-cell table:formula="of:=[.AA37]*[.$U37]^3" office:value-type="float" office:value="0.0007889" calcext:value-type="float">
            <text:p>0.0007889</text:p>
          </table:table-cell>
          <table:table-cell table:formula="of:=[.AB37]*[.$U37]^3" office:value-type="float" office:value="0.0007889" calcext:value-type="float">
            <text:p>0.000788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710" calcext:value-type="float">
            <text:p>71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office:value-type="float" office:value="0.008" calcext:value-type="float">
            <text:p>0.008</text:p>
          </table:table-cell>
          <table:table-cell table:number-columns-repeated="2" table:style-name="Default" office:value-type="float" office:value="0.0023" calcext:value-type="float">
            <text:p>0.0023</text:p>
          </table:table-cell>
          <table:table-cell office:value-type="float" office:value="-20.47" calcext:value-type="float">
            <text:p>-20.47</text:p>
          </table:table-cell>
          <table:table-cell table:number-columns-repeated="2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 office:value-type="string" calcext:value-type="string">
            <text:p>Dai+2009</text:p>
          </table:table-cell>
          <table:table-cell office:value-type="string" calcext:value-type="string">
            <text:p>[3.6]</text:p>
          </table:table-cell>
          <table:table-cell office:value-type="string" calcext:value-type="string">
            <text:p>b</text:p>
          </table:table-cell>
          <table:table-cell table:formula="of:=[.AC38]+5*LOG10([.U38])+[.V38]*[.N38]+2.785147" office:value-type="float" office:value="-22.0093627999287" calcext:value-type="float">
            <text:p>-22.0093627999287</text:p>
          </table:table-cell>
          <table:table-cell table:formula="of:=SQRT([.AD38]^2 + ([.$V38]*[.O38])^2)" office:value-type="float" office:value="0.265753645318366" calcext:value-type="float">
            <text:p>0.265753645318366</text:p>
          </table:table-cell>
          <table:table-cell table:formula="of:=SQRT([.AE38]^2 + ([.$V38]*[.P38])^2)" office:value-type="float" office:value="0.265753645318366" calcext:value-type="float">
            <text:p>0.265753645318366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Z38]*[.$U38]^3" office:value-type="float" office:value="0.0025725" calcext:value-type="float">
            <text:p>0.0025725</text:p>
          </table:table-cell>
          <table:table-cell table:formula="of:=[.AA38]*[.$U38]^3" office:value-type="float" office:value="0.0000686" calcext:value-type="float">
            <text:p>6.86E-05</text:p>
          </table:table-cell>
          <table:table-cell table:formula="of:=[.AB38]*[.$U38]^3" office:value-type="float" office:value="0.0000686" calcext:value-type="float">
            <text:p>6.86E-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75" calcext:value-type="float">
            <text:p>7.50E-03</text:p>
          </table:table-cell>
          <table:table-cell table:number-columns-repeated="2" office:value-type="float" office:value="0.0002" calcext:value-type="float">
            <text:p>2.00E-04</text:p>
          </table:table-cell>
          <table:table-cell office:value-type="float" office:value="-24.27" calcext:value-type="float">
            <text:p>-24.27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3.6]</text:p>
          </table:table-cell>
          <table:table-cell office:value-type="string" calcext:value-type="string">
            <text:p>r</text:p>
          </table:table-cell>
          <table:table-cell table:formula="of:=[.AC39]+5*LOG10([.U39])+[.V39]*[.N39]+2.785147" office:value-type="float" office:value="-21.8193627999287" calcext:value-type="float">
            <text:p>-21.8193627999287</text:p>
          </table:table-cell>
          <table:table-cell table:formula="of:=SQRT([.AD39]^2 + ([.$V39]*[.O39])^2)" office:value-type="float" office:value="0.2530316185776" calcext:value-type="float">
            <text:p>0.2530316185776</text:p>
          </table:table-cell>
          <table:table-cell table:formula="of:=SQRT([.AE39]^2 + ([.$V39]*[.P39])^2)" office:value-type="float" office:value="0.2530316185776" calcext:value-type="float">
            <text:p>0.2530316185776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Z39]*[.$U39]^3" office:value-type="float" office:value="0.0015092" calcext:value-type="float">
            <text:p>0.0015092</text:p>
          </table:table-cell>
          <table:table-cell table:formula="of:=[.AA39]*[.$U39]^3" office:value-type="float" office:value="0.0001715" calcext:value-type="float">
            <text:p>0.0001715</text:p>
          </table:table-cell>
          <table:table-cell table:formula="of:=[.AB39]*[.$U39]^3" office:value-type="float" office:value="0.0001715" calcext:value-type="float">
            <text:p>0.0001715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44" calcext:value-type="float">
            <text:p>4.40E-03</text:p>
          </table:table-cell>
          <table:table-cell table:number-columns-repeated="2" office:value-type="float" office:value="0.0005" calcext:value-type="float">
            <text:p>5.00E-04</text:p>
          </table:table-cell>
          <table:table-cell office:value-type="float" office:value="-24.18" calcext:value-type="float">
            <text:p>-24.18</text:p>
          </table:table-cell>
          <table:table-cell table:number-columns-repeated="2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4.5]</text:p>
          </table:table-cell>
          <table:table-cell office:value-type="string" calcext:value-type="string">
            <text:p>b</text:p>
          </table:table-cell>
          <table:table-cell table:formula="of:=[.AC40]+5*LOG10([.U40])+[.V40]*[.N40]+3.258136" office:value-type="float" office:value="-21.5513737999287" calcext:value-type="float">
            <text:p>-21.5513737999287</text:p>
          </table:table-cell>
          <table:table-cell table:formula="of:=SQRT([.AD40]^2 + ([.$V40]*[.O40])^2)" office:value-type="float" office:value="0.273358738656733" calcext:value-type="float">
            <text:p>0.273358738656733</text:p>
          </table:table-cell>
          <table:table-cell table:formula="of:=SQRT([.AE40]^2 + ([.$V40]*[.P40])^2)" office:value-type="float" office:value="0.273358738656733" calcext:value-type="float">
            <text:p>0.273358738656733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[.Z40]*[.$U40]^3" office:value-type="float" office:value="0.0024696" calcext:value-type="float">
            <text:p>0.0024696</text:p>
          </table:table-cell>
          <table:table-cell table:formula="of:=[.AA40]*[.$U40]^3" office:value-type="float" office:value="0.0000686" calcext:value-type="float">
            <text:p>6.86E-05</text:p>
          </table:table-cell>
          <table:table-cell table:formula="of:=[.AB40]*[.$U40]^3" office:value-type="float" office:value="0.0000686" calcext:value-type="float">
            <text:p>6.86E-0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7" calcext:value-type="float">
            <text:p>4487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72" calcext:value-type="float">
            <text:p>7.20E-03</text:p>
          </table:table-cell>
          <table:table-cell table:number-columns-repeated="2" office:value-type="float" office:value="0.0002" calcext:value-type="float">
            <text:p>2.00E-04</text:p>
          </table:table-cell>
          <table:table-cell office:value-type="float" office:value="-24.26" calcext:value-type="float">
            <text:p>-24.26</text:p>
          </table:table-cell>
          <table:table-cell table:number-columns-repeated="2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4.5]</text:p>
          </table:table-cell>
          <table:table-cell office:value-type="string" calcext:value-type="string">
            <text:p>r</text:p>
          </table:table-cell>
          <table:table-cell table:formula="of:=[.AC41]+5*LOG10([.U41])+[.V41]*[.N41]+3.258136" office:value-type="float" office:value="-21.2713737999287" calcext:value-type="float">
            <text:p>-21.2713737999287</text:p>
          </table:table-cell>
          <table:table-cell table:formula="of:=SQRT([.AD41]^2 + ([.$V41]*[.O41])^2)" office:value-type="float" office:value="0.279508497187474" calcext:value-type="float">
            <text:p>0.279508497187474</text:p>
          </table:table-cell>
          <table:table-cell table:formula="of:=SQRT([.AE41]^2 + ([.$V41]*[.P41])^2)" office:value-type="float" office:value="0.279508497187474" calcext:value-type="float">
            <text:p>0.279508497187474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Z41]*[.$U41]^3" office:value-type="float" office:value="0.0012691" calcext:value-type="float">
            <text:p>0.0012691</text:p>
          </table:table-cell>
          <table:table-cell table:formula="of:=[.AA41]*[.$U41]^3" office:value-type="float" office:value="0.0001372" calcext:value-type="float">
            <text:p>0.0001372</text:p>
          </table:table-cell>
          <table:table-cell table:formula="of:=[.AB41]*[.$U41]^3" office:value-type="float" office:value="0.0001372" calcext:value-type="float">
            <text:p>0.000137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7" calcext:value-type="float">
            <text:p>4487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37" calcext:value-type="float">
            <text:p>3.70E-03</text:p>
          </table:table-cell>
          <table:table-cell table:number-columns-repeated="2" office:value-type="float" office:value="0.0004" calcext:value-type="float">
            <text:p>4.00E-04</text:p>
          </table:table-cell>
          <table:table-cell office:value-type="float" office:value="-24.08" calcext:value-type="float">
            <text:p>-24.08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5.8]</text:p>
          </table:table-cell>
          <table:table-cell office:value-type="string" calcext:value-type="string">
            <text:p>b</text:p>
          </table:table-cell>
          <table:table-cell table:formula="of:=[.AC42]+5*LOG10([.U42])+[.V42]*[.N42]+3.750716" office:value-type="float" office:value="-22.8837937999287" calcext:value-type="float">
            <text:p>-22.8837937999287</text:p>
          </table:table-cell>
          <table:table-cell table:formula="of:=SQRT([.AD42]^2 + ([.$V42]*[.O42])^2)" office:value-type="float" office:value="0.265753645318366" calcext:value-type="float">
            <text:p>0.265753645318366</text:p>
          </table:table-cell>
          <table:table-cell table:formula="of:=SQRT([.AE42]^2 + ([.$V42]*[.P42])^2)" office:value-type="float" office:value="0.265753645318366" calcext:value-type="float">
            <text:p>0.265753645318366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Z42]*[.$U42]^3" office:value-type="float" office:value="0.0014063" calcext:value-type="float">
            <text:p>0.0014063</text:p>
          </table:table-cell>
          <table:table-cell table:formula="of:=[.AA42]*[.$U42]^3" office:value-type="float" office:value="0.0000343" calcext:value-type="float">
            <text:p>3.43E-05</text:p>
          </table:table-cell>
          <table:table-cell table:formula="of:=[.AB42]*[.$U42]^3" office:value-type="float" office:value="0.0000343" calcext:value-type="float">
            <text:p>3.43E-0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41" calcext:value-type="float">
            <text:p>4.10E-03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-25.96" calcext:value-type="float">
            <text:p>-25.9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5.8]</text:p>
          </table:table-cell>
          <table:table-cell office:value-type="string" calcext:value-type="string">
            <text:p>r</text:p>
          </table:table-cell>
          <table:table-cell table:formula="of:=[.AC43]+5*LOG10([.U43])+[.V43]*[.N43]+3.750716" office:value-type="float" office:value="-21.5837937999287" calcext:value-type="float">
            <text:p>-21.5837937999287</text:p>
          </table:table-cell>
          <table:table-cell table:formula="of:=SQRT([.AD43]^2 + ([.$V43]*[.O43])^2)" office:value-type="float" office:value="0.336005952328229" calcext:value-type="float">
            <text:p>0.336005952328229</text:p>
          </table:table-cell>
          <table:table-cell table:formula="of:=SQRT([.AE43]^2 + ([.$V43]*[.P43])^2)" office:value-type="float" office:value="0.336005952328229" calcext:value-type="float">
            <text:p>0.336005952328229</text:p>
          </table:table-cell>
          <table:table-cell office:value-type="float" office:value="-1.33" calcext:value-type="float">
            <text:p>-1.33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Z43]*[.$U43]^3" office:value-type="float" office:value="0.0009947" calcext:value-type="float">
            <text:p>0.0009947</text:p>
          </table:table-cell>
          <table:table-cell table:formula="of:=[.AA43]*[.$U43]^3" office:value-type="float" office:value="0.0001029" calcext:value-type="float">
            <text:p>0.0001029</text:p>
          </table:table-cell>
          <table:table-cell table:formula="of:=[.AB43]*[.$U43]^3" office:value-type="float" office:value="0.0001029" calcext:value-type="float">
            <text:p>0.000102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29" calcext:value-type="float">
            <text:p>2.90E-03</text:p>
          </table:table-cell>
          <table:table-cell table:number-columns-repeated="2" office:value-type="float" office:value="0.0003" calcext:value-type="float">
            <text:p>3.00E-04</text:p>
          </table:table-cell>
          <table:table-cell office:value-type="float" office:value="-24.86" calcext:value-type="float">
            <text:p>-24.86</text:p>
          </table:table-cell>
          <table:table-cell table:number-columns-repeated="2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8.0]</text:p>
          </table:table-cell>
          <table:table-cell office:value-type="string" calcext:value-type="string">
            <text:p>b</text:p>
          </table:table-cell>
          <table:table-cell table:formula="of:=[.AC44]+5*LOG10([.U44])+[.V44]*[.N44]+4.391595" office:value-type="float" office:value="-23.8179147999287" calcext:value-type="float">
            <text:p>-23.8179147999287</text:p>
          </table:table-cell>
          <table:table-cell table:formula="of:=SQRT([.AD44]^2 + ([.$V44]*[.O44])^2)" office:value-type="float" office:value="0.262488094968134" calcext:value-type="float">
            <text:p>0.262488094968134</text:p>
          </table:table-cell>
          <table:table-cell table:formula="of:=SQRT([.AE44]^2 + ([.$V44]*[.P44])^2)" office:value-type="float" office:value="0.262488094968134" calcext:value-type="float">
            <text:p>0.262488094968134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Z44]*[.$U44]^3" office:value-type="float" office:value="0.0015092" calcext:value-type="float">
            <text:p>0.0015092</text:p>
          </table:table-cell>
          <table:table-cell table:formula="of:=[.AA44]*[.$U44]^3" office:value-type="float" office:value="0.0000343" calcext:value-type="float">
            <text:p>3.43E-05</text:p>
          </table:table-cell>
          <table:table-cell table:formula="of:=[.AB44]*[.$U44]^3" office:value-type="float" office:value="0.0000343" calcext:value-type="float">
            <text:p>3.43E-0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44" calcext:value-type="float">
            <text:p>4.40E-03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-27.86" calcext:value-type="float">
            <text:p>-27.86</text:p>
          </table:table-cell>
          <table:table-cell table:number-columns-repeated="2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pJ 697 506</text:p>
          </table:table-cell>
          <table:table-cell/>
          <table:table-cell office:value-type="string" calcext:value-type="string">
            <text:p>[8.0]</text:p>
          </table:table-cell>
          <table:table-cell office:value-type="string" calcext:value-type="string">
            <text:p>r</text:p>
          </table:table-cell>
          <table:table-cell table:formula="of:=[.AC45]+5*LOG10([.U45])+[.V45]*[.N45]+4.391595" office:value-type="float" office:value="-22.7929147999287" calcext:value-type="float">
            <text:p>-22.7929147999287</text:p>
          </table:table-cell>
          <table:table-cell table:formula="of:=SQRT([.AD45]^2 + ([.$V45]*[.O45])^2)" office:value-type="float" office:value="1.13952841122984" calcext:value-type="float">
            <text:p>1.13952841122984</text:p>
          </table:table-cell>
          <table:table-cell table:formula="of:=SQRT([.AE45]^2 + ([.$V45]*[.P45])^2)" office:value-type="float" office:value="1.13952841122984" calcext:value-type="float">
            <text:p>1.13952841122984</text:p>
          </table:table-cell>
          <table:table-cell office:value-type="float" office:value="-2.03" calcext:value-type="float">
            <text:p>-2.03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Z45]*[.$U45]^3" office:value-type="float" office:value="0.0002401" calcext:value-type="float">
            <text:p>0.0002401</text:p>
          </table:table-cell>
          <table:table-cell table:formula="of:=[.AA45]*[.$U45]^3" office:value-type="float" office:value="0.0000343" calcext:value-type="float">
            <text:p>3.43E-05</text:p>
          </table:table-cell>
          <table:table-cell table:formula="of:=[.AB45]*[.$U45]^3" office:value-type="float" office:value="0.0000343" calcext:value-type="float">
            <text:p>3.43E-0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0007" calcext:value-type="float">
            <text:p>7.00E-04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-26.86" calcext:value-type="float">
            <text:p>-26.86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ApJ 560 566</text:p>
          </table:table-cell>
          <table:table-cell office:value-type="string" calcext:value-type="string">
            <text:p>Kochanek+200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</text:p>
          </table:table-cell>
          <table:table-cell table:formula="of:=[.AC46]+5*LOG10([.U46])+1.834505" office:value-type="float" office:value="-21.9200047999287" calcext:value-type="float">
            <text:p>-21.9200047999287</text:p>
          </table:table-cell>
          <table:table-cell table:formula="of:=[.AD46]" office:value-type="float" office:value="0.06" calcext:value-type="float">
            <text:p>0.06</text:p>
          </table:table-cell>
          <table:table-cell table:formula="of:=[.AE46]" office:value-type="float" office:value="0.06" calcext:value-type="float">
            <text:p>0.06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Z46]*[.$U46]^3" office:value-type="float" office:value="0.0034643" calcext:value-type="float">
            <text:p>0.0034643</text:p>
          </table:table-cell>
          <table:table-cell table:formula="of:=[.AA46]*[.$U46]^3" office:value-type="float" office:value="0.0004459" calcext:value-type="float">
            <text:p>0.0004459</text:p>
          </table:table-cell>
          <table:table-cell table:formula="of:=[.AB46]*[.$U46]^3" office:value-type="float" office:value="0.0004459" calcext:value-type="float">
            <text:p>0.0004459</text:p>
          </table:table-cell>
          <table:table-cell table:number-columns-repeated="6"/>
          <table:table-cell office:value-type="float" office:value="2159" calcext:value-type="float">
            <text:p>215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101" calcext:value-type="float">
            <text:p>1.01E-02</text:p>
          </table:table-cell>
          <table:table-cell table:number-columns-repeated="2" office:value-type="float" office:value="0.0013" calcext:value-type="float">
            <text:p>1.30E-03</text:p>
          </table:table-cell>
          <table:table-cell office:value-type="float" office:value="-22.98" calcext:value-type="float">
            <text:p>-22.98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4">
          <table:table-cell office:value-type="string" calcext:value-type="string">
            <text:p>ApJ 560 566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r</text:p>
          </table:table-cell>
          <table:table-cell table:formula="of:=[.AC47]+5*LOG10([.U47])+1.834505" office:value-type="float" office:value="-22.4700047999287" calcext:value-type="float">
            <text:p>-22.4700047999287</text:p>
          </table:table-cell>
          <table:table-cell table:formula="of:=[.AD47]" office:value-type="float" office:value="0.06" calcext:value-type="float">
            <text:p>0.06</text:p>
          </table:table-cell>
          <table:table-cell table:formula="of:=[.AE47]" office:value-type="float" office:value="0.06" calcext:value-type="float">
            <text:p>0.06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Z47]*[.$U47]^3" office:value-type="float" office:value="0.0015435" calcext:value-type="float">
            <text:p>0.0015435</text:p>
          </table:table-cell>
          <table:table-cell table:formula="of:=[.AA47]*[.$U47]^3" office:value-type="float" office:value="0.0002058" calcext:value-type="float">
            <text:p>0.0002058</text:p>
          </table:table-cell>
          <table:table-cell table:formula="of:=[.AB47]*[.$U47]^3" office:value-type="float" office:value="0.0002058" calcext:value-type="float">
            <text:p>0.0002058</text:p>
          </table:table-cell>
          <table:table-cell table:number-columns-repeated="6"/>
          <table:table-cell office:value-type="float" office:value="2159" calcext:value-type="float">
            <text:p>215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45" calcext:value-type="float">
            <text:p>4.50E-03</text:p>
          </table:table-cell>
          <table:table-cell table:number-columns-repeated="2" office:value-type="float" office:value="0.0006" calcext:value-type="float">
            <text:p>6.00E-04</text:p>
          </table:table-cell>
          <table:table-cell office:value-type="float" office:value="-23.53" calcext:value-type="float">
            <text:p>-23.53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 office:value-type="string" calcext:value-type="string">
            <text:p>Driver+2012</text:p>
          </table:table-cell>
          <table:table-cell office:value-type="string" calcext:value-type="string">
            <text:p>FUV</text:p>
          </table:table-cell>
          <table:table-cell office:value-type="string" calcext:value-type="string">
            <text:p>b</text:p>
          </table:table-cell>
          <table:table-cell table:formula="of:=[.AC48]+5*LOG10([.U48])" office:value-type="float" office:value="-17.9045097999287" calcext:value-type="float">
            <text:p>-17.9045097999287</text:p>
          </table:table-cell>
          <table:table-cell table:formula="of:=[.AD48]" office:value-type="float" office:value="0.04" calcext:value-type="float">
            <text:p>0.04</text:p>
          </table:table-cell>
          <table:table-cell table:formula="of:=[.AE48]" office:value-type="float" office:value="0.05" calcext:value-type="float">
            <text:p>0.05</text:p>
          </table:table-cell>
          <table:table-cell office:value-type="float" office:value="-1.14" calcext:value-type="float">
            <text:p>-1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172" calcext:value-type="float">
            <text:p>1.72E-02</text:p>
          </table:table-cell>
          <table:table-cell office:value-type="float" office:value="0.0008" calcext:value-type="float">
            <text:p>8.00E-04</text:p>
          </table:table-cell>
          <table:table-cell office:value-type="float" office:value="0.0009" calcext:value-type="float">
            <text:p>9.00E-04</text:p>
          </table:table-cell>
          <table:table-cell office:value-type="float" office:value="-17.13" calcext:value-type="float">
            <text:p>-17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FUV</text:p>
          </table:table-cell>
          <table:table-cell office:value-type="string" calcext:value-type="string">
            <text:p>r</text:p>
          </table:table-cell>
          <table:table-cell table:formula="of:=[.AC49]+5*LOG10([.U49])" office:value-type="float" office:value="-16.9745097999287" calcext:value-type="float">
            <text:p>-16.9745097999287</text:p>
          </table:table-cell>
          <table:table-cell table:formula="of:=[.AD49]" office:value-type="float" office:value="0.2" calcext:value-type="float">
            <text:p>0.2</text:p>
          </table:table-cell>
          <table:table-cell table:formula="of:=[.AE49]"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style-name="ce2" table:number-columns-repeated="3"/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16" calcext:value-type="float">
            <text:p>1.60E-03</text:p>
          </table:table-cell>
          <table:table-cell table:number-columns-repeated="2" office:value-type="float" office:value="0.0003" calcext:value-type="float">
            <text:p>3.00E-04</text:p>
          </table:table-cell>
          <table:table-cell office:value-type="float" office:value="-16.2" calcext:value-type="float">
            <text:p>-16.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NUV</text:p>
          </table:table-cell>
          <table:table-cell office:value-type="string" calcext:value-type="string">
            <text:p>b</text:p>
          </table:table-cell>
          <table:table-cell table:formula="of:=[.AC50]+5*LOG10([.U50])" office:value-type="float" office:value="-18.3345097999287" calcext:value-type="float">
            <text:p>-18.3345097999287</text:p>
          </table:table-cell>
          <table:table-cell table:formula="of:=[.AD50]" office:value-type="float" office:value="0.04" calcext:value-type="float">
            <text:p>0.04</text:p>
          </table:table-cell>
          <table:table-cell table:formula="of:=[.AE50]" office:value-type="float" office:value="0.04" calcext:value-type="float">
            <text:p>0.04</text:p>
          </table:table-cell>
          <table:table-cell office:value-type="float" office:value="-1.16" calcext:value-type="float">
            <text:p>-1.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166" calcext:value-type="float">
            <text:p>1.66E-02</text:p>
          </table:table-cell>
          <table:table-cell table:number-columns-repeated="2" office:value-type="float" office:value="0.0008" calcext:value-type="float">
            <text:p>8.00E-04</text:p>
          </table:table-cell>
          <table:table-cell office:value-type="float" office:value="-17.56" calcext:value-type="float">
            <text:p>-17.56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NUV</text:p>
          </table:table-cell>
          <table:table-cell office:value-type="string" calcext:value-type="string">
            <text:p>r</text:p>
          </table:table-cell>
          <table:table-cell table:formula="of:=[.AC51]+5*LOG10([.U51])" office:value-type="float" office:value="-17.3545097999287" calcext:value-type="float">
            <text:p>-17.3545097999287</text:p>
          </table:table-cell>
          <table:table-cell table:formula="of:=[.AD51]" office:value-type="float" office:value="0.12" calcext:value-type="float">
            <text:p>0.12</text:p>
          </table:table-cell>
          <table:table-cell table:formula="of:=[.AE51]" office:value-type="float" office:value="0.16" calcext:value-type="float">
            <text:p>0.16</text:p>
          </table:table-cell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style-name="ce2" table:number-columns-repeated="3"/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25" calcext:value-type="float">
            <text:p>2.50E-03</text:p>
          </table:table-cell>
          <table:table-cell table:number-columns-repeated="2" office:value-type="float" office:value="0.0004" calcext:value-type="float">
            <text:p>4.00E-04</text:p>
          </table:table-cell>
          <table:table-cell office:value-type="float" office:value="-16.58" calcext:value-type="float">
            <text:p>-16.58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formula="of:=[.AC52]+5*LOG10([.U52])" office:value-type="float" office:value="-19.4645097999287" calcext:value-type="float">
            <text:p>-19.4645097999287</text:p>
          </table:table-cell>
          <table:table-cell table:formula="of:=[.AD52]" office:value-type="float" office:value="0.03" calcext:value-type="float">
            <text:p>0.03</text:p>
          </table:table-cell>
          <table:table-cell table:formula="of:=[.AE52]" office:value-type="float" office:value="0.04" calcext:value-type="float">
            <text:p>0.0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2" table:number-columns-repeated="3"/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142" calcext:value-type="float">
            <text:p>1.42E-02</text:p>
          </table:table-cell>
          <table:table-cell office:value-type="float" office:value="0.0004" calcext:value-type="float">
            <text:p>4.00E-04</text:p>
          </table:table-cell>
          <table:table-cell office:value-type="float" office:value="0.0007" calcext:value-type="float">
            <text:p>7.00E-04</text:p>
          </table:table-cell>
          <table:table-cell office:value-type="float" office:value="-18.69" calcext:value-type="float">
            <text:p>-18.6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formula="of:=[.AC53]+5*LOG10([.U53])" office:value-type="float" office:value="-18.6345097999287" calcext:value-type="float">
            <text:p>-18.6345097999287</text:p>
          </table:table-cell>
          <table:table-cell table:formula="of:=[.AD53]" office:value-type="float" office:value="0.06" calcext:value-type="float">
            <text:p>0.06</text:p>
          </table:table-cell>
          <table:table-cell table:formula="of:=[.AE53]"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style-name="ce2" table:number-columns-repeated="3"/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71" calcext:value-type="float">
            <text:p>7.10E-03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17.86" calcext:value-type="float">
            <text:p>-17.86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[.AC54]+5*LOG10([.U54])" office:value-type="float" office:value="-20.8045097999287" calcext:value-type="float">
            <text:p>-20.8045097999287</text:p>
          </table:table-cell>
          <table:table-cell table:formula="of:=[.AD54]" office:value-type="float" office:value="0.05" calcext:value-type="float">
            <text:p>0.05</text:p>
          </table:table-cell>
          <table:table-cell table:formula="of:=[.AE54]" office:value-type="float" office:value="0.02" calcext:value-type="float">
            <text:p>0.02</text:p>
          </table:table-cell>
          <table:table-cell office:value-type="float" office:value="-1.2" calcext:value-type="float">
            <text:p>-1.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6"/>
          <table:table-cell office:value-type="float" office:value="469" calcext:value-type="float">
            <text:p>46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108" calcext:value-type="float">
            <text:p>1.08E-02</text:p>
          </table:table-cell>
          <table:table-cell office:value-type="float" office:value="0.0006" calcext:value-type="float">
            <text:p>6.00E-04</text:p>
          </table:table-cell>
          <table:table-cell office:value-type="float" office:value="0.0003" calcext:value-type="float">
            <text:p>3.00E-04</text:p>
          </table:table-cell>
          <table:table-cell office:value-type="float" office:value="-20.03" calcext:value-type="float">
            <text:p>-2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[.AC55]+5*LOG10([.U55])" office:value-type="float" office:value="-20.2745097999287" calcext:value-type="float">
            <text:p>-20.2745097999287</text:p>
          </table:table-cell>
          <table:table-cell table:formula="of:=[.AD55]" office:value-type="float" office:value="0.06" calcext:value-type="float">
            <text:p>0.06</text:p>
          </table:table-cell>
          <table:table-cell table:formula="of:=[.AE55]"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469" calcext:value-type="float">
            <text:p>46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9" calcext:value-type="float">
            <text:p>6.9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19.5" calcext:value-type="float">
            <text:p>-19.5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56]+5*LOG10([.U56])" office:value-type="float" office:value="-21.4545097999287" calcext:value-type="float">
            <text:p>-21.4545097999287</text:p>
          </table:table-cell>
          <table:table-cell table:formula="of:=[.AD56]" office:value-type="float" office:value="0.04" calcext:value-type="float">
            <text:p>0.04</text:p>
          </table:table-cell>
          <table:table-cell table:formula="of:=[.AE56]" office:value-type="float" office:value="0.02" calcext:value-type="float">
            <text:p>0.02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96" calcext:value-type="float">
            <text:p>9.60E-03</text:p>
          </table:table-cell>
          <table:table-cell office:value-type="float" office:value="0.0004" calcext:value-type="float">
            <text:p>4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0.68" calcext:value-type="float">
            <text:p>-20.6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57]+5*LOG10([.U57])" office:value-type="float" office:value="-21.0445097999287" calcext:value-type="float">
            <text:p>-21.0445097999287</text:p>
          </table:table-cell>
          <table:table-cell table:formula="of:=[.AD57]" office:value-type="float" office:value="0.06" calcext:value-type="float">
            <text:p>0.06</text:p>
          </table:table-cell>
          <table:table-cell table:formula="of:=[.AE57]"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6"/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7" calcext:value-type="float">
            <text:p>6.70E-03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3" calcext:value-type="float">
            <text:p>3.00E-04</text:p>
          </table:table-cell>
          <table:table-cell office:value-type="float" office:value="-20.27" calcext:value-type="float">
            <text:p>-2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formula="of:=[.AC58]+5*LOG10([.U58])" office:value-type="float" office:value="-21.9345097999287" calcext:value-type="float">
            <text:p>-21.9345097999287</text:p>
          </table:table-cell>
          <table:table-cell table:formula="of:=[.AD58]" office:value-type="float" office:value="0.04" calcext:value-type="float">
            <text:p>0.04</text:p>
          </table:table-cell>
          <table:table-cell table:formula="of:=[.AE58]" office:value-type="float" office:value="0.04" calcext:value-type="float">
            <text:p>0.04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748" calcext:value-type="float">
            <text:p>74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71" calcext:value-type="float">
            <text:p>7.10E-03</text:p>
          </table:table-cell>
          <table:table-cell table:number-columns-repeated="2" office:value-type="float" office:value="0.0003" calcext:value-type="float">
            <text:p>3.00E-04</text:p>
          </table:table-cell>
          <table:table-cell office:value-type="float" office:value="-21.16" calcext:value-type="float">
            <text:p>-21.16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formula="of:=[.AC59]+5*LOG10([.U59])" office:value-type="float" office:value="-21.4845097999287" calcext:value-type="float">
            <text:p>-21.4845097999287</text:p>
          </table:table-cell>
          <table:table-cell table:formula="of:=[.AD59]" office:value-type="float" office:value="0.06" calcext:value-type="float">
            <text:p>0.06</text:p>
          </table:table-cell>
          <table:table-cell table:formula="of:=[.AE59]" office:value-type="float" office:value="0.06" calcext:value-type="float">
            <text:p>0.06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748" calcext:value-type="float">
            <text:p>74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4" calcext:value-type="float">
            <text:p>6.4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0.71" calcext:value-type="float">
            <text:p>-20.71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formula="of:=[.AC60]+5*LOG10([.U60])" office:value-type="float" office:value="-22.1445097999287" calcext:value-type="float">
            <text:p>-22.1445097999287</text:p>
          </table:table-cell>
          <table:table-cell table:formula="of:=[.AD60]" office:value-type="float" office:value="0.03" calcext:value-type="float">
            <text:p>0.03</text:p>
          </table:table-cell>
          <table:table-cell table:formula="of:=[.AE60]" office:value-type="float" office:value="0.04" calcext:value-type="float">
            <text:p>0.04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892" calcext:value-type="float">
            <text:p>89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72" calcext:value-type="float">
            <text:p>7.20E-03</text:p>
          </table:table-cell>
          <table:table-cell office:value-type="float" office:value="0.0003" calcext:value-type="float">
            <text:p>3.00E-04</text:p>
          </table:table-cell>
          <table:table-cell office:value-type="float" office:value="0.0004" calcext:value-type="float">
            <text:p>4.00E-04</text:p>
          </table:table-cell>
          <table:table-cell office:value-type="float" office:value="-21.37" calcext:value-type="float">
            <text:p>-21.3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formula="of:=[.AC61]+5*LOG10([.U61])" office:value-type="float" office:value="-21.7145097999287" calcext:value-type="float">
            <text:p>-21.7145097999287</text:p>
          </table:table-cell>
          <table:table-cell table:formula="of:=[.AD61]" office:value-type="float" office:value="0.06" calcext:value-type="float">
            <text:p>0.06</text:p>
          </table:table-cell>
          <table:table-cell table:formula="of:=[.AE61]" office:value-type="float" office:value="0.06" calcext:value-type="float">
            <text:p>0.06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892" calcext:value-type="float">
            <text:p>89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5" calcext:value-type="float">
            <text:p>6.5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0.94" calcext:value-type="float">
            <text:p>-20.94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formula="of:=[.AC62]+5*LOG10([.U62])" office:value-type="float" office:value="-22.3145097999287" calcext:value-type="float">
            <text:p>-22.3145097999287</text:p>
          </table:table-cell>
          <table:table-cell table:formula="of:=[.AD62]" office:value-type="float" office:value="0.04" calcext:value-type="float">
            <text:p>0.04</text:p>
          </table:table-cell>
          <table:table-cell table:formula="of:=[.AE62]" office:value-type="float" office:value="0.04" calcext:value-type="float">
            <text:p>0.04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031" calcext:value-type="float">
            <text:p>103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3" calcext:value-type="float">
            <text:p>6.30E-03</text:p>
          </table:table-cell>
          <table:table-cell office:value-type="float" office:value="0.0003" calcext:value-type="float">
            <text:p>3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1.54" calcext:value-type="float">
            <text:p>-21.54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formula="of:=[.AC63]+5*LOG10([.U63])" office:value-type="float" office:value="-21.8745097999287" calcext:value-type="float">
            <text:p>-21.8745097999287</text:p>
          </table:table-cell>
          <table:table-cell table:formula="of:=[.AD63]" office:value-type="float" office:value="0.06" calcext:value-type="float">
            <text:p>0.06</text:p>
          </table:table-cell>
          <table:table-cell table:formula="of:=[.AE63]" office:value-type="float" office:value="0.06" calcext:value-type="float">
            <text:p>0.06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1031" calcext:value-type="float">
            <text:p>103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1" calcext:value-type="float">
            <text:p>6.10E-03</text:p>
          </table:table-cell>
          <table:table-cell table:number-columns-repeated="2" office:value-type="float" office:value="0.0002" calcext:value-type="float">
            <text:p>2.00E-04</text:p>
          </table:table-cell>
          <table:table-cell office:value-type="float" office:value="-21.1" calcext:value-type="float">
            <text:p>-21.1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formula="of:=[.AC64]+5*LOG10([.U64])" office:value-type="float" office:value="-22.4445097999287" calcext:value-type="float">
            <text:p>-22.4445097999287</text:p>
          </table:table-cell>
          <table:table-cell table:formula="of:=[.AD64]" office:value-type="float" office:value="0.05" calcext:value-type="float">
            <text:p>0.05</text:p>
          </table:table-cell>
          <table:table-cell table:formula="of:=[.AE64]" office:value-type="float" office:value="0.03" calcext:value-type="float">
            <text:p>0.03</text:p>
          </table:table-cell>
          <table:table-cell office:value-type="float" office:value="-1.24" calcext:value-type="float">
            <text:p>-1.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" calcext:value-type="float">
            <text:p>6.00E-03</text:p>
          </table:table-cell>
          <table:table-cell office:value-type="float" office:value="0.0004" calcext:value-type="float">
            <text:p>4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1.67" calcext:value-type="float">
            <text:p>-21.6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formula="of:=[.AC65]+5*LOG10([.U65])" office:value-type="float" office:value="-22.0145097999287" calcext:value-type="float">
            <text:p>-22.0145097999287</text:p>
          </table:table-cell>
          <table:table-cell table:formula="of:=[.AD65]" office:value-type="float" office:value="0.06" calcext:value-type="float">
            <text:p>0.06</text:p>
          </table:table-cell>
          <table:table-cell table:formula="of:=[.AE65]" office:value-type="float" office:value="0.05" calcext:value-type="float">
            <text:p>0.05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1" calcext:value-type="float">
            <text:p>6.10E-03</text:p>
          </table:table-cell>
          <table:table-cell table:number-columns-repeated="2" office:value-type="float" office:value="0.0002" calcext:value-type="float">
            <text:p>2.00E-04</text:p>
          </table:table-cell>
          <table:table-cell office:value-type="float" office:value="-21.24" calcext:value-type="float">
            <text:p>-21.2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table:formula="of:=[.AC66]+5*LOG10([.U66])" office:value-type="float" office:value="-22.6945097999287" calcext:value-type="float">
            <text:p>-22.6945097999287</text:p>
          </table:table-cell>
          <table:table-cell table:formula="of:=[.AD66]" office:value-type="float" office:value="0.04" calcext:value-type="float">
            <text:p>0.04</text:p>
          </table:table-cell>
          <table:table-cell table:formula="of:=[.AE66]" office:value-type="float" office:value="0.04" calcext:value-type="float">
            <text:p>0.04</text:p>
          </table:table-cell>
          <table:table-cell office:value-type="float" office:value="-1.21" calcext:value-type="float">
            <text:p>-1.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1631" calcext:value-type="float">
            <text:p>163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5" calcext:value-type="float">
            <text:p>6.50E-03</text:p>
          </table:table-cell>
          <table:table-cell table:number-columns-repeated="2" office:value-type="float" office:value="0.0003" calcext:value-type="float">
            <text:p>3.00E-04</text:p>
          </table:table-cell>
          <table:table-cell office:value-type="float" office:value="-21.92" calcext:value-type="float">
            <text:p>-21.92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formula="of:=[.AC67]+5*LOG10([.U67])" office:value-type="float" office:value="-22.3145097999287" calcext:value-type="float">
            <text:p>-22.3145097999287</text:p>
          </table:table-cell>
          <table:table-cell table:formula="of:=[.AD67]" office:value-type="float" office:value="0.06" calcext:value-type="float">
            <text:p>0.06</text:p>
          </table:table-cell>
          <table:table-cell table:formula="of:=[.AE67]" office:value-type="float" office:value="0.05" calcext:value-type="float">
            <text:p>0.05</text:p>
          </table:table-cell>
          <table:table-cell office:value-type="float" office:value="-0.28" calcext:value-type="float">
            <text:p>-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6"/>
          <table:table-cell office:value-type="float" office:value="1631" calcext:value-type="float">
            <text:p>163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6" calcext:value-type="float">
            <text:p>6.00E-03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21.54" calcext:value-type="float">
            <text:p>-21.5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68]+5*LOG10([.U68])" office:value-type="float" office:value="-22.3245097999287" calcext:value-type="float">
            <text:p>-22.3245097999287</text:p>
          </table:table-cell>
          <table:table-cell table:formula="of:=[.AD68]" office:value-type="float" office:value="0.05" calcext:value-type="float">
            <text:p>0.05</text:p>
          </table:table-cell>
          <table:table-cell table:formula="of:=[.AE68]" office:value-type="float" office:value="0.03" calcext:value-type="float">
            <text:p>0.03</text:p>
          </table:table-cell>
          <table:table-cell office:value-type="float" office:value="-1.17" calcext:value-type="float">
            <text:p>-1.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6"/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7" calcext:value-type="float">
            <text:p>7.00E-03</text:p>
          </table:table-cell>
          <table:table-cell office:value-type="float" office:value="0.0004" calcext:value-type="float">
            <text:p>4.00E-04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-21.55" calcext:value-type="float">
            <text:p>-21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NRAS 427 3244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69]+5*LOG10([.U69])" office:value-type="float" office:value="-22.0345097999287" calcext:value-type="float">
            <text:p>-22.0345097999287</text:p>
          </table:table-cell>
          <table:table-cell table:formula="of:=[.AD69]" office:value-type="float" office:value="0.07" calcext:value-type="float">
            <text:p>0.07</text:p>
          </table:table-cell>
          <table:table-cell table:formula="of:=[.AE69]" office:value-type="float" office:value="0.06" calcext:value-type="float">
            <text:p>0.0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2" table:number-columns-repeated="3"/>
          <table:table-cell table:number-columns-repeated="6"/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0058" calcext:value-type="float">
            <text:p>5.80E-03</text:p>
          </table:table-cell>
          <table:table-cell office:value-type="float" office:value="0.0003" calcext:value-type="float">
            <text:p>3.00E-0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21.26" calcext:value-type="float">
            <text:p>-21.2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NRAS 465 672</text:p>
          </table:table-cell>
          <table:table-cell office:value-type="string" calcext:value-type="string">
            <text:p>Mortlock+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70]+5*LOG10([.U70])" office:value-type="float" office:value="-23.5895097999287" calcext:value-type="float">
            <text:p>-23.5895097999287</text:p>
          </table:table-cell>
          <table:table-cell table:formula="of:=[.AD70]*10" office:value-type="float" office:value="0.51" calcext:value-type="float">
            <text:p>0.51</text:p>
          </table:table-cell>
          <table:table-cell table:formula="of:=[.AE70]*10" office:value-type="float" office:value="0.51" calcext:value-type="float">
            <text:p>0.51</text:p>
          </table:table-cell>
          <table:table-cell office:value-type="float" office:value="-1.516" calcext:value-type="float">
            <text:p>-1.516</text:p>
          </table:table-cell>
          <table:table-cell table:formula="of:=0.023*10" office:value-type="float" office:value="0.23" calcext:value-type="float">
            <text:p>0.23</text:p>
          </table:table-cell>
          <table:table-cell table:formula="of:=0.023*10" office:value-type="float" office:value="0.23" calcext:value-type="float">
            <text:p>0.23</text:p>
          </table:table-cell>
          <table:table-cell table:formula="of:=[.Z70]*[.U70]^3" office:value-type="float" office:value="0.000427035" calcext:value-type="float">
            <text:p>0.000427035</text:p>
          </table:table-cell>
          <table:table-cell table:formula="of:=SQRT(([.AA70]*[.$U70]^3*10)^2 + 0.001^2)" office:value-type="float" office:value="0.00113254215042973" calcext:value-type="float">
            <text:p>0.00113254215043</text:p>
          </table:table-cell>
          <table:table-cell table:formula="of:=SQRT(([.AB70]*[.$U70]^3*10)^2 + 0.001^2)" office:value-type="float" office:value="0.00113254215042973" calcext:value-type="float">
            <text:p>0.00113254215043</text:p>
          </table:table-cell>
          <table:table-cell office:value-type="float" office:value="0.249" calcext:value-type="float">
            <text:p>0.249</text:p>
          </table:table-cell>
          <table:table-cell table:formula="of:=0.034*10" office:value-type="float" office:value="0.34" calcext:value-type="float">
            <text:p>0.34</text:p>
          </table:table-cell>
          <table:table-cell table:formula="of:=0.034*10" office:value-type="float" office:value="0.34" calcext:value-type="float">
            <text:p>0.34</text:p>
          </table:table-cell>
          <table:table-cell office:value-type="float" office:value="-0.454" calcext:value-type="float">
            <text:p>-0.454</text:p>
          </table:table-cell>
          <table:table-cell table:formula="of:=0.088*10" office:value-type="float" office:value="0.88" calcext:value-type="float">
            <text:p>0.88</text:p>
          </table:table-cell>
          <table:table-cell table:formula="of:=0.088*10" office:value-type="float" office:value="0.88" calcext:value-type="float">
            <text:p>0.88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1245" calcext:value-type="float">
            <text:p>0.001245</text:p>
          </table:table-cell>
          <table:table-cell table:number-columns-repeated="2" table:style-name="Default" office:value-type="float" office:value="0.000155" calcext:value-type="float">
            <text:p>0.000155</text:p>
          </table:table-cell>
          <table:table-cell office:value-type="float" office:value="-22.815" calcext:value-type="float">
            <text:p>-22.815</text:p>
          </table:table-cell>
          <table:table-cell table:number-columns-repeated="2"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NRAS 465 672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71]+5*LOG10([.U71])" office:value-type="float" office:value="-23.5895097999287" calcext:value-type="float">
            <text:p>-23.5895097999287</text:p>
          </table:table-cell>
          <table:table-cell table:formula="of:=[.AD71]*10" office:value-type="float" office:value="0.51" calcext:value-type="float">
            <text:p>0.51</text:p>
          </table:table-cell>
          <table:table-cell table:formula="of:=[.AE71]*10" office:value-type="float" office:value="0.51" calcext:value-type="float">
            <text:p>0.51</text:p>
          </table:table-cell>
          <table:table-cell office:value-type="float" office:value="-0.817" calcext:value-type="float">
            <text:p>-0.817</text:p>
          </table:table-cell>
          <table:table-cell table:formula="of:=0.074*10" office:value-type="float" office:value="0.74" calcext:value-type="float">
            <text:p>0.74</text:p>
          </table:table-cell>
          <table:table-cell table:formula="of:=0.074*10" office:value-type="float" office:value="0.74" calcext:value-type="float">
            <text:p>0.74</text:p>
          </table:table-cell>
          <table:table-cell table:formula="of:=[.Z71]*[.U71]^3" office:value-type="float" office:value="0.001386406" calcext:value-type="float">
            <text:p>0.001386406</text:p>
          </table:table-cell>
          <table:table-cell table:formula="of:=SQRT(([.AA71]*[.$U71]^3*10)^2 + 0.001^2)" office:value-type="float" office:value="0.00122841224090287" calcext:value-type="float">
            <text:p>0.001228412240903</text:p>
          </table:table-cell>
          <table:table-cell table:formula="of:=SQRT(([.AB71]*[.$U71]^3*10)^2 + 0.001^2)" office:value-type="float" office:value="0.00122841224090287" calcext:value-type="float">
            <text:p>0.001228412240903</text:p>
          </table:table-cell>
          <table:table-cell office:value-type="float" office:value="0.249" calcext:value-type="float">
            <text:p>0.249</text:p>
          </table:table-cell>
          <table:table-cell table:formula="of:=0.034*10" office:value-type="float" office:value="0.34" calcext:value-type="float">
            <text:p>0.34</text:p>
          </table:table-cell>
          <table:table-cell table:formula="of:=0.034*10" office:value-type="float" office:value="0.34" calcext:value-type="float">
            <text:p>0.34</text:p>
          </table:table-cell>
          <table:table-cell office:value-type="float" office:value="-0.725" calcext:value-type="float">
            <text:p>-0.725</text:p>
          </table:table-cell>
          <table:table-cell table:formula="of:=0.041*10" office:value-type="float" office:value="0.41" calcext:value-type="float">
            <text:p>0.41</text:p>
          </table:table-cell>
          <table:table-cell table:formula="of:=0.041*10" office:value-type="float" office:value="0.41" calcext:value-type="float">
            <text:p>0.41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4042" calcext:value-type="float">
            <text:p>0.004042</text:p>
          </table:table-cell>
          <table:table-cell table:number-columns-repeated="2" table:style-name="Default" office:value-type="float" office:value="0.000208" calcext:value-type="float">
            <text:p>0.000208</text:p>
          </table:table-cell>
          <table:table-cell office:value-type="float" office:value="-22.815" calcext:value-type="float">
            <text:p>-22.815</text:p>
          </table:table-cell>
          <table:table-cell table:number-columns-repeated="2"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A&amp;A 476 137</text:p>
          </table:table-cell>
          <table:table-cell office:value-type="string" calcext:value-type="string">
            <text:p>Arnouts+20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72]+5*LOG10([.U72])" office:value-type="float" office:value="-23.3785097999287" calcext:value-type="float">
            <text:p>-23.3785097999287</text:p>
          </table:table-cell>
          <table:table-cell table:formula="of:=[.AD72]" office:value-type="float" office:value="0.055" calcext:value-type="float">
            <text:p>0.055</text:p>
          </table:table-cell>
          <table:table-cell table:formula="of:=[.AE72]" office:value-type="float" office:value="0.055" calcext:value-type="float">
            <text:p>0.055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.053" calcext:value-type="float">
            <text:p>0.053</text:p>
          </table:table-cell>
          <table:table-cell table:formula="of:=[.Z72]*[.U72]^3" office:value-type="float" office:value="0.0011947719" calcext:value-type="float">
            <text:p>0.0011947719</text:p>
          </table:table-cell>
          <table:table-cell table:formula="of:=[.AA72]*[.$U72]^3*10" office:value-type="float" office:value="0.001029343" calcext:value-type="float">
            <text:p>0.001029343</text:p>
          </table:table-cell>
          <table:table-cell table:formula="of:=[.AB72]*[.$U72]^3*10" office:value-type="float" office:value="0.001029343" calcext:value-type="float">
            <text:p>0.001029343</text:p>
          </table:table-cell>
          <table:table-cell office:value-type="float" office:value="0.493" calcext:value-type="float">
            <text:p>0.49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-0.543" calcext:value-type="float">
            <text:p>-0.54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34833" calcext:value-type="float">
            <text:p>0.0034833</text:p>
          </table:table-cell>
          <table:table-cell table:number-columns-repeated="2" table:style-name="Default" office:value-type="float" office:value="0.0003001" calcext:value-type="float">
            <text:p>0.0003001</text:p>
          </table:table-cell>
          <table:table-cell office:value-type="float" office:value="-22.604" calcext:value-type="float">
            <text:p>-22.604</text:p>
          </table:table-cell>
          <table:table-cell table:number-columns-repeated="2"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A&amp;A 476 137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73]+5*LOG10([.U73])" office:value-type="float" office:value="-23.1605097999287" calcext:value-type="float">
            <text:p>-23.1605097999287</text:p>
          </table:table-cell>
          <table:table-cell table:formula="of:=[.AD73]*10" office:value-type="float" office:value="0.45" calcext:value-type="float">
            <text:p>0.45</text:p>
          </table:table-cell>
          <table:table-cell table:formula="of:=[.AE73]*10" office:value-type="float" office:value="0.45" calcext:value-type="float">
            <text:p>0.45</text:p>
          </table:table-cell>
          <table:table-cell office:value-type="float" office:value="-0.206" calcext:value-type="float">
            <text:p>-0.206</text:p>
          </table:table-cell>
          <table:table-cell table:formula="of:=0.061*10" office:value-type="float" office:value="0.61" calcext:value-type="float">
            <text:p>0.61</text:p>
          </table:table-cell>
          <table:table-cell table:formula="of:=0.061*10" office:value-type="float" office:value="0.61" calcext:value-type="float">
            <text:p>0.61</text:p>
          </table:table-cell>
          <table:table-cell table:formula="of:=[.Z73]*[.U73]^3" office:value-type="float" office:value="0.0016508247" calcext:value-type="float">
            <text:p>0.0016508247</text:p>
          </table:table-cell>
          <table:table-cell table:formula="of:=SQRT(([.AA73]*[.$U73]^3*10)^2 + 0.001^2)" office:value-type="float" office:value="0.00110243789767996" calcext:value-type="float">
            <text:p>0.00110243789768</text:p>
          </table:table-cell>
          <table:table-cell table:formula="of:=SQRT(([.AB73]*[.$U73]^3*10)^2 + 0.001^2)" office:value-type="float" office:value="0.00110243789767996" calcext:value-type="float">
            <text:p>0.00110243789768</text:p>
          </table:table-cell>
          <table:table-cell office:value-type="float" office:value="0.453" calcext:value-type="float">
            <text:p>0.453</text:p>
          </table:table-cell>
          <table:table-cell table:formula="of:=0.04*10" office:value-type="float" office:value="0.4" calcext:value-type="float">
            <text:p>0.4</text:p>
          </table:table-cell>
          <table:table-cell table:formula="of:=0.04*10" office:value-type="float" office:value="0.4" calcext:value-type="float">
            <text:p>0.4</text:p>
          </table:table-cell>
          <table:table-cell office:value-type="float" office:value="-1.859" calcext:value-type="float">
            <text:p>-1.859</text:p>
          </table:table-cell>
          <table:table-cell table:formula="of:=0.029*10" office:value-type="float" office:value="0.29" calcext:value-type="float">
            <text:p>0.29</text:p>
          </table:table-cell>
          <table:table-cell table:formula="of:=0.029*10" office:value-type="float" office:value="0.29" calcext:value-type="float">
            <text:p>0.29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48129" calcext:value-type="float">
            <text:p>0.0048129</text:p>
          </table:table-cell>
          <table:table-cell table:number-columns-repeated="2" table:style-name="Default" office:value-type="float" office:value="0.0001353" calcext:value-type="float">
            <text:p>0.0001353</text:p>
          </table:table-cell>
          <table:table-cell office:value-type="float" office:value="-22.386" calcext:value-type="float">
            <text:p>-22.386</text:p>
          </table:table-cell>
          <table:table-cell table:number-columns-repeated="2"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MNRAS 380 585</text:p>
          </table:table-cell>
          <table:table-cell office:value-type="string" calcext:value-type="string">
            <text:p>Cirasuolo+20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74]+5*LOG10([.U74])" office:value-type="float" office:value="-23.1665097999287" calcext:value-type="float">
            <text:p>-23.1665097999287</text:p>
          </table:table-cell>
          <table:table-cell table:formula="of:=[.AD74]" office:value-type="float" office:value="0.047" calcext:value-type="float">
            <text:p>0.047</text:p>
          </table:table-cell>
          <table:table-cell table:formula="of:=[.AE74]" office:value-type="float" office:value="0.047" calcext:value-type="float">
            <text:p>0.047</text:p>
          </table:table-cell>
          <table:table-cell office:value-type="float" office:value="-1.232" calcext:value-type="float">
            <text:p>-1.232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[.Z74]*[.U74]^3" office:value-type="float" office:value="0.000663705" calcext:value-type="float">
            <text:p>0.000663705</text:p>
          </table:table-cell>
          <table:table-cell table:formula="of:=[.AA74]*[.$U74]^3*10" office:value-type="float" office:value="0.000406455" calcext:value-type="float">
            <text:p>0.000406455</text:p>
          </table:table-cell>
          <table:table-cell table:formula="of:=[.AB74]*[.$U74]^3*10" office:value-type="float" office:value="0.000406455" calcext:value-type="float">
            <text:p>0.000406455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1935" calcext:value-type="float">
            <text:p>0.001935</text:p>
          </table:table-cell>
          <table:table-cell table:number-columns-repeated="2" table:style-name="Default" office:value-type="float" office:value="0.0001185" calcext:value-type="float">
            <text:p>0.0001185</text:p>
          </table:table-cell>
          <table:table-cell office:value-type="float" office:value="-22.392" calcext:value-type="float">
            <text:p>-22.392</text:p>
          </table:table-cell>
          <table:table-cell table:number-columns-repeated="2"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MNRAS 380 585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75]+5*LOG10([.U75])" office:value-type="float" office:value="-22.9205097999287" calcext:value-type="float">
            <text:p>-22.9205097999287</text:p>
          </table:table-cell>
          <table:table-cell table:formula="of:=[.AD75]" office:value-type="float" office:value="0.034" calcext:value-type="float">
            <text:p>0.034</text:p>
          </table:table-cell>
          <table:table-cell table:formula="of:=[.AE75]" office:value-type="float" office:value="0.034" calcext:value-type="float">
            <text:p>0.034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.061" calcext:value-type="float">
            <text:p>0.061</text:p>
          </table:table-cell>
          <table:table-cell table:formula="of:=[.Z75]*[.U75]^3" office:value-type="float" office:value="0.0013215447" calcext:value-type="float">
            <text:p>0.0013215447</text:p>
          </table:table-cell>
          <table:table-cell table:formula="of:=[.AA75]*[.$U75]^3*10" office:value-type="float" office:value="0.000661304" calcext:value-type="float">
            <text:p>0.000661304</text:p>
          </table:table-cell>
          <table:table-cell table:formula="of:=[.AB75]*[.$U75]^3*10" office:value-type="float" office:value="0.000661304" calcext:value-type="float">
            <text:p>0.000661304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-1.049" calcext:value-type="float">
            <text:p>-1.049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2201" calcext:value-type="float">
            <text:p>22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office:value-type="float" office:value="0.0038529" calcext:value-type="float">
            <text:p>0.0038529</text:p>
          </table:table-cell>
          <table:table-cell table:number-columns-repeated="2" table:style-name="Default" office:value-type="float" office:value="0.0001928" calcext:value-type="float">
            <text:p>0.0001928</text:p>
          </table:table-cell>
          <table:table-cell office:value-type="float" office:value="-22.146" calcext:value-type="float">
            <text:p>-22.146</text:p>
          </table:table-cell>
          <table:table-cell table:number-columns-repeated="2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IAUS 306 40</text:p>
          </table:table-cell>
          <table:table-cell office:value-type="string" calcext:value-type="string">
            <text:p>Loveday20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76]+5*LOG10([.U76])" office:value-type="float" office:value="-21.3045097999287" calcext:value-type="float">
            <text:p>-21.3045097999287</text:p>
          </table:table-cell>
          <table:table-cell table:formula="of:=[.AD76]" office:value-type="float" office:value="0.08" calcext:value-type="float">
            <text:p>0.08</text:p>
          </table:table-cell>
          <table:table-cell table:formula="of:=[.AE76]" office:value-type="float" office:value="0.08" calcext:value-type="float">
            <text:p>0.08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Z76]*[.$U76]^3" office:value-type="float" office:value="0.00133442484733038" calcext:value-type="float">
            <text:p>0.00133442484733</text:p>
          </table:table-cell>
          <table:table-cell table:formula="of:=[.AA76]*[.$U76]^3" office:value-type="float" office:value="0.000184357605671028" calcext:value-type="float">
            <text:p>0.000184357605671</text:p>
          </table:table-cell>
          <table:table-cell table:formula="of:=[.AB76]*[.$U76]^3" office:value-type="float" office:value="0.000184357605671028" calcext:value-type="float">
            <text:p>0.0001843576056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2.41" calcext:value-type="float">
            <text:p>-2.41</text:p>
          </table:table-cell>
          <table:table-cell table:number-columns-repeated="2" office:value-type="float" office:value="0.06" calcext:value-type="float">
            <text:p>0.06</text:p>
          </table:table-cell>
          <table:table-cell table:style-name="Default" table:formula="of:=10^[.W76]" office:value-type="float" office:value="0.0038904514499428" calcext:value-type="float">
            <text:p>0.003890451449943</text:p>
          </table:table-cell>
          <table:table-cell table:style-name="Default" table:formula="of:=[.X76]*10^[.$W76]*LN(10)" office:value-type="float" office:value="0.000537485730819322" calcext:value-type="float">
            <text:p>0.000537485730819</text:p>
          </table:table-cell>
          <table:table-cell table:style-name="Default" table:formula="of:=[.Y76]*10^[.$W76]*LN(10)" office:value-type="float" office:value="0.000537485730819322" calcext:value-type="float">
            <text:p>0.000537485730819</text:p>
          </table:table-cell>
          <table:table-cell office:value-type="float" office:value="-20.53" calcext:value-type="float">
            <text:p>-20.53</text:p>
          </table:table-cell>
          <table:table-cell table:number-columns-repeated="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IAUS 306 4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77]+5*LOG10([.U77])" office:value-type="float" office:value="-21.3445097999287" calcext:value-type="float">
            <text:p>-21.3445097999287</text:p>
          </table:table-cell>
          <table:table-cell table:formula="of:=[.AD77]" office:value-type="float" office:value="0.07" calcext:value-type="float">
            <text:p>0.07</text:p>
          </table:table-cell>
          <table:table-cell table:formula="of:=[.AE77]" office:value-type="float" office:value="0.07" calcext:value-type="float">
            <text:p>0.07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Z77]*[.$U77]^3" office:value-type="float" office:value="0.00242825404043759" calcext:value-type="float">
            <text:p>0.002428254040438</text:p>
          </table:table-cell>
          <table:table-cell table:formula="of:=[.AA77]*[.$U77]^3" office:value-type="float" office:value="0.000279563077775708" calcext:value-type="float">
            <text:p>0.000279563077776</text:p>
          </table:table-cell>
          <table:table-cell table:formula="of:=[.AB77]*[.$U77]^3" office:value-type="float" office:value="0.000279563077775708" calcext:value-type="float">
            <text:p>0.000279563077776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2.15" calcext:value-type="float">
            <text:p>-2.15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formula="of:=10^[.W77]" office:value-type="float" office:value="0.00707945784384138" calcext:value-type="float">
            <text:p>0.007079457843841</text:p>
          </table:table-cell>
          <table:table-cell table:style-name="Default" table:formula="of:=[.X77]*10^[.$W77]*LN(10)" office:value-type="float" office:value="0.000815052704885447" calcext:value-type="float">
            <text:p>0.000815052704885</text:p>
          </table:table-cell>
          <table:table-cell table:style-name="Default" table:formula="of:=[.Y77]*10^[.$W77]*LN(10)" office:value-type="float" office:value="0.000815052704885447" calcext:value-type="float">
            <text:p>0.000815052704885</text:p>
          </table:table-cell>
          <table:table-cell office:value-type="float" office:value="-20.57" calcext:value-type="float">
            <text:p>-20.57</text:p>
          </table:table-cell>
          <table:table-cell table:number-columns-repeated="2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&amp;A 508 1217</text:p>
          </table:table-cell>
          <table:table-cell office:value-type="string" calcext:value-type="string">
            <text:p>Zucca+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[.AC78]" office:value-type="float" office:value="-19.961" calcext:value-type="float">
            <text:p>-19.961</text:p>
          </table:table-cell>
          <table:table-cell table:formula="of:=[.AD78]*10" office:value-type="float" office:value="0.6" calcext:value-type="float">
            <text:p>0.6</text:p>
          </table:table-cell>
          <table:table-cell table:formula="of:=[.AE78]*10" office:value-type="float" office:value="0.6" calcext:value-type="float">
            <text:p>0.6</text:p>
          </table:table-cell>
          <table:table-cell office:value-type="float" office:value="-1.143" calcext:value-type="float">
            <text:p>-1.143</text:p>
          </table:table-cell>
          <table:table-cell table:formula="of:=0.036*10" office:value-type="float" office:value="0.36" calcext:value-type="float">
            <text:p>0.36</text:p>
          </table:table-cell>
          <table:table-cell table:formula="of:=0.036*10" office:value-type="float" office:value="0.36" calcext:value-type="float">
            <text:p>0.36</text:p>
          </table:table-cell>
          <table:table-cell table:formula="of:=[.Z78]" office:value-type="float" office:value="0.0045274" calcext:value-type="float">
            <text:p>0.0045274</text:p>
          </table:table-cell>
          <table:table-cell table:formula="of:=SQRT(([.AA78]*10)^2 + 0.001^2)" office:value-type="float" office:value="0.00311961936780755" calcext:value-type="float">
            <text:p>0.003119619367808</text:p>
          </table:table-cell>
          <table:table-cell table:formula="of:=SQRT(([.AB78]*10)^2 + 0.001^2)" office:value-type="float" office:value="0.00311961936780755" calcext:value-type="float">
            <text:p>0.003119619367808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 office:value-type="float" office:value="0.0045274" calcext:value-type="float">
            <text:p>0.0045274</text:p>
          </table:table-cell>
          <table:table-cell table:number-columns-repeated="2" table:style-name="Default" office:value-type="float" office:value="0.0002955" calcext:value-type="float">
            <text:p>0.0002955</text:p>
          </table:table-cell>
          <table:table-cell office:value-type="float" office:value="-19.961" calcext:value-type="float">
            <text:p>-19.961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&amp;A 508 121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[.AC79]" office:value-type="float" office:value="-20.5" calcext:value-type="float">
            <text:p>-20.5</text:p>
          </table:table-cell>
          <table:table-cell table:formula="of:=[.AD79]*10" office:value-type="float" office:value="0.56" calcext:value-type="float">
            <text:p>0.56</text:p>
          </table:table-cell>
          <table:table-cell table:formula="of:=[.AE79]*10" office:value-type="float" office:value="0.56" calcext:value-type="float">
            <text:p>0.56</text:p>
          </table:table-cell>
          <table:table-cell office:value-type="float" office:value="-0.618" calcext:value-type="float">
            <text:p>-0.618</text:p>
          </table:table-cell>
          <table:table-cell table:formula="of:=0.041*10" office:value-type="float" office:value="0.41" calcext:value-type="float">
            <text:p>0.41</text:p>
          </table:table-cell>
          <table:table-cell table:formula="of:=0.041*10" office:value-type="float" office:value="0.41" calcext:value-type="float">
            <text:p>0.41</text:p>
          </table:table-cell>
          <table:table-cell table:formula="of:=[.Z79]" office:value-type="float" office:value="0.0036342" calcext:value-type="float">
            <text:p>0.0036342</text:p>
          </table:table-cell>
          <table:table-cell table:formula="of:=SQRT(([.AA79]*10)^2 + 0.001^2)" office:value-type="float" office:value="0.00132285902499095" calcext:value-type="float">
            <text:p>0.001322859024991</text:p>
          </table:table-cell>
          <table:table-cell table:formula="of:=SQRT(([.AB79]*10)^2 + 0.001^2)" office:value-type="float" office:value="0.00132285902499095" calcext:value-type="float">
            <text:p>0.001322859024991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 office:value-type="float" office:value="0.0036342" calcext:value-type="float">
            <text:p>0.0036342</text:p>
          </table:table-cell>
          <table:table-cell table:number-columns-repeated="2" table:style-name="Default" office:value-type="float" office:value="0.0000866" calcext:value-type="float">
            <text:p>8.66E-05</text:p>
          </table:table-cell>
          <table:table-cell office:value-type="float" office:value="-20.5" calcext:value-type="float">
            <text:p>-20.5</text:p>
          </table:table-cell>
          <table:table-cell table:number-columns-repeated="2"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ApJ 647 853</text:p>
          </table:table-cell>
          <table:table-cell office:value-type="string" calcext:value-type="string">
            <text:p>Willmer+2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[.AC80]" office:value-type="float" office:value="-20.113" calcext:value-type="float">
            <text:p>-20.113</text:p>
          </table:table-cell>
          <table:table-cell table:formula="of:=[.AD80]" office:value-type="float" office:value="0.015" calcext:value-type="float">
            <text:p>0.015</text:p>
          </table:table-cell>
          <table:table-cell table:formula="of:=[.AE80]" office:value-type="float" office:value="0.015" calcext:value-type="float">
            <text:p>0.015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0]" office:value-type="float" office:value="0.0039053" calcext:value-type="float">
            <text:p>0.0039053</text:p>
          </table:table-cell>
          <table:table-cell table:formula="of:=[.AA80]" office:value-type="float" office:value="0.0000382" calcext:value-type="float">
            <text:p>3.82E-05</text:p>
          </table:table-cell>
          <table:table-cell table:formula="of:=[.AB80]" office:value-type="float" office:value="0.0000382" calcext:value-type="float">
            <text:p>3.82E-05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-0.456" calcext:value-type="float">
            <text:p>-0.45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 office:value-type="float" office:value="0.0039053" calcext:value-type="float">
            <text:p>0.0039053</text:p>
          </table:table-cell>
          <table:table-cell table:number-columns-repeated="2" table:style-name="Default" office:value-type="float" office:value="0.0000382" calcext:value-type="float">
            <text:p>3.82E-05</text:p>
          </table:table-cell>
          <table:table-cell office:value-type="float" office:value="-20.113" calcext:value-type="float">
            <text:p>-20.113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4">
          <table:table-cell office:value-type="string" calcext:value-type="string">
            <text:p>ApJ 647 85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[.AC81]" office:value-type="float" office:value="-20.799" calcext:value-type="float">
            <text:p>-20.799</text:p>
          </table:table-cell>
          <table:table-cell table:formula="of:=[.AD81]" office:value-type="float" office:value="0.023" calcext:value-type="float">
            <text:p>0.023</text:p>
          </table:table-cell>
          <table:table-cell table:formula="of:=[.AE81]"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1]" office:value-type="float" office:value="0.00222" calcext:value-type="float">
            <text:p>0.00222</text:p>
          </table:table-cell>
          <table:table-cell table:formula="of:=[.AA81]" office:value-type="float" office:value="0.0000402" calcext:value-type="float">
            <text:p>4.02E-05</text:p>
          </table:table-cell>
          <table:table-cell table:formula="of:=[.AB81]" office:value-type="float" office:value="0.0000402" calcext:value-type="float">
            <text:p>4.02E-05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 office:value-type="float" office:value="0.00222" calcext:value-type="float">
            <text:p>0.00222</text:p>
          </table:table-cell>
          <table:table-cell table:number-columns-repeated="2" table:style-name="Default" office:value-type="float" office:value="0.0000402" calcext:value-type="float">
            <text:p>4.02E-05</text:p>
          </table:table-cell>
          <table:table-cell office:value-type="float" office:value="-20.799" calcext:value-type="float">
            <text:p>-20.799</text:p>
          </table:table-cell>
          <table:table-cell table:number-columns-repeated="2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pJ 748 10</text:p>
          </table:table-cell>
          <table:table-cell office:value-type="string" calcext:value-type="string">
            <text:p>Cool+20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formula="of:=[.AC82]+5*LOG10([.U82])+[.N82]*[.V82]" office:value-type="float" office:value="-20.9185097999287" calcext:value-type="float">
            <text:p>-20.9185097999287</text:p>
          </table:table-cell>
          <table:table-cell table:formula="of:=SQRT([.AD82]^2 + ([.$V82]*[.O82])^2)" office:value-type="float" office:value="0.120337026720789" calcext:value-type="float">
            <text:p>0.120337026720789</text:p>
          </table:table-cell>
          <table:table-cell table:formula="of:=SQRT([.AE82]^2 + ([.$V82]*[.P82])^2)" office:value-type="float" office:value="0.120337026720789" calcext:value-type="float">
            <text:p>0.120337026720789</text:p>
          </table:table-cell>
          <table:table-cell office:value-type="float" office:value="-1.11" calcext:value-type="float">
            <text:p>-1.1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2]/(1+[.Q82]*[.V82])*[.U82]^3" office:value-type="float" office:value="0.00395769230769231" calcext:value-type="float">
            <text:p>0.003957692307692</text:p>
          </table:table-cell>
          <table:table-cell table:formula="of:=SQRT(([.$U82]^3/(1+[.$Q82]*[.$V82])*[.AA82])^2 + (-[.$K82]*[.$V82]*[.$U82]^3/(1 + [.$Q82]*[.AA82])^2 * [.R82])^2)" office:value-type="float" office:value="0.000633873858389928" calcext:value-type="float">
            <text:p>0.00063387385839</text:p>
          </table:table-cell>
          <table:table-cell table:formula="of:=SQRT(([.$U82]^3/(1+[.$Q82]*[.$V82])*[.AB82])^2 + (-[.$K82]*[.$V82]*[.$U82]^3/(1 + [.$Q82]*[.AB82])^2 * [.S82])^2)" office:value-type="float" office:value="0.000633873858389928" calcext:value-type="float">
            <text:p>0.00063387385839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Default" table:formula="of:=0.0111" office:value-type="float" office:value="0.0111" calcext:value-type="float">
            <text:p>0.0111</text:p>
          </table:table-cell>
          <table:table-cell table:style-name="Default" table:formula="of:=0.16*[.Z82]" office:value-type="float" office:value="0.001776" calcext:value-type="float">
            <text:p>0.001776</text:p>
          </table:table-cell>
          <table:table-cell table:style-name="Default" table:formula="of:=0.16*[.Z82]" office:value-type="float" office:value="0.001776" calcext:value-type="float">
            <text:p>0.001776</text:p>
          </table:table-cell>
          <table:table-cell office:value-type="float" office:value="-20.31" calcext:value-type="float">
            <text:p>-20.31</text:p>
          </table:table-cell>
          <table:table-cell table:number-columns-repeated="2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pJ 748 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formula="of:=[.AC83]+5*LOG10([.U83])+[.N83]*[.V83]" office:value-type="float" office:value="-21.0915097999287" calcext:value-type="float">
            <text:p>-21.0915097999287</text:p>
          </table:table-cell>
          <table:table-cell table:formula="of:=SQRT([.AD83]^2 + ([.$V83]*[.O83])^2)" office:value-type="float" office:value="0.0703491293478462" calcext:value-type="float">
            <text:p>0.070349129347846</text:p>
          </table:table-cell>
          <table:table-cell table:formula="of:=SQRT([.AE83]^2 + ([.$V83]*[.P83])^2)" office:value-type="float" office:value="0.0703491293478462" calcext:value-type="float">
            <text:p>0.070349129347846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3]/(1+[.Q83]*[.V83])*[.U83]^3" office:value-type="float" office:value="0.00318364640883978" calcext:value-type="float">
            <text:p>0.00318364640884</text:p>
          </table:table-cell>
          <table:table-cell table:formula="of:=SQRT(([.$U83]^3/(1+[.$Q83]*[.$V83])*[.AA83])^2 + (-[.$K83]*[.$V83]*[.$U83]^3/(1 + [.$Q83]*[.AA83])^2 * [.R83])^2)" office:value-type="float" office:value="0.000477672395370756" calcext:value-type="float">
            <text:p>0.000477672395371</text:p>
          </table:table-cell>
          <table:table-cell table:formula="of:=SQRT(([.$U83]^3/(1+[.$Q83]*[.$V83])*[.AB83])^2 + (-[.$K83]*[.$V83]*[.$U83]^3/(1 + [.$Q83]*[.AB83])^2 * [.S83])^2)" office:value-type="float" office:value="0.000477672395370756" calcext:value-type="float">
            <text:p>0.000477672395371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17" calcext:value-type="float">
            <text:p>6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Default" table:formula="of:=0.0084" office:value-type="float" office:value="0.0084" calcext:value-type="float">
            <text:p>0.0084</text:p>
          </table:table-cell>
          <table:table-cell table:style-name="Default" table:formula="of:=0.15*[.Z83]" office:value-type="float" office:value="0.00126" calcext:value-type="float">
            <text:p>0.00126</text:p>
          </table:table-cell>
          <table:table-cell table:style-name="Default" table:formula="of:=0.15*[.Z83]" office:value-type="float" office:value="0.00126" calcext:value-type="float">
            <text:p>0.00126</text:p>
          </table:table-cell>
          <table:table-cell office:value-type="float" office:value="-20.49" calcext:value-type="float">
            <text:p>-20.49</text:p>
          </table:table-cell>
          <table:table-cell table:number-columns-repeated="2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pJ 873 78</text:p>
          </table:table-cell>
          <table:table-cell office:value-type="string" calcext:value-type="string">
            <text:p>Beare+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formula="of:=[.AC84]" office:value-type="float" office:value="-22.572" calcext:value-type="float">
            <text:p>-22.572</text:p>
          </table:table-cell>
          <table:table-cell table:formula="of:=[.AD84]" office:value-type="float" office:value="0.023" calcext:value-type="float">
            <text:p>0.023</text:p>
          </table:table-cell>
          <table:table-cell table:formula="of:=[.AE84]" office:value-type="float" office:value="0.023" calcext:value-type="float">
            <text:p>0.023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4]" office:value-type="float" office:value="0.0023386" calcext:value-type="float">
            <text:p>0.0023386</text:p>
          </table:table-cell>
          <table:table-cell table:formula="of:=[.AA84]" office:value-type="float" office:value="0.0000209" calcext:value-type="float">
            <text:p>2.09E-05</text:p>
          </table:table-cell>
          <table:table-cell table:formula="of:=[.AB84]" office:value-type="float" office:value="0.0000209" calcext:value-type="float">
            <text:p>2.09E-05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-0.652" calcext:value-type="float">
            <text:p>-0.65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2201" calcext:value-type="float">
            <text:p>2201</text:p>
          </table:table-cell>
          <table:table-cell table:number-columns-repeated="5"/>
          <table:table-cell table:style-name="Default" office:value-type="float" office:value="0.0023386" calcext:value-type="float">
            <text:p>0.0023386</text:p>
          </table:table-cell>
          <table:table-cell table:number-columns-repeated="2" table:style-name="Default" office:value-type="float" office:value="0.0000209" calcext:value-type="float">
            <text:p>2.09E-05</text:p>
          </table:table-cell>
          <table:table-cell office:value-type="float" office:value="-22.572" calcext:value-type="float">
            <text:p>-22.572</text:p>
          </table:table-cell>
          <table:table-cell table:number-columns-repeated="2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pJ 873 7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[.AC85]" office:value-type="float" office:value="-22.792" calcext:value-type="float">
            <text:p>-22.792</text:p>
          </table:table-cell>
          <table:table-cell table:formula="of:=[.AD85]" office:value-type="float" office:value="0.019" calcext:value-type="float">
            <text:p>0.019</text:p>
          </table:table-cell>
          <table:table-cell table:formula="of:=[.AE85]" office:value-type="float" office:value="0.019" calcext:value-type="float">
            <text:p>0.019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Z85]" office:value-type="float" office:value="0.0029055" calcext:value-type="float">
            <text:p>0.0029055</text:p>
          </table:table-cell>
          <table:table-cell table:formula="of:=[.AA85]" office:value-type="float" office:value="0.0000567" calcext:value-type="float">
            <text:p>5.67E-05</text:p>
          </table:table-cell>
          <table:table-cell table:formula="of:=[.AB85]" office:value-type="float" office:value="0.0000567" calcext:value-type="float">
            <text:p>5.67E-05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-0.459" calcext:value-type="float">
            <text:p>-0.459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2201" calcext:value-type="float">
            <text:p>2201</text:p>
          </table:table-cell>
          <table:table-cell table:number-columns-repeated="5"/>
          <table:table-cell table:style-name="Default" office:value-type="float" office:value="0.0029055" calcext:value-type="float">
            <text:p>0.0029055</text:p>
          </table:table-cell>
          <table:table-cell table:number-columns-repeated="2" table:style-name="Default" office:value-type="float" office:value="0.0000567" calcext:value-type="float">
            <text:p>5.67E-05</text:p>
          </table:table-cell>
          <table:table-cell office:value-type="float" office:value="-22.792" calcext:value-type="float">
            <text:p>-22.792</text:p>
          </table:table-cell>
          <table:table-cell table:number-columns-repeated="2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ApJ 889 80</text:p>
          </table:table-cell>
          <table:table-cell office:value-type="string" calcext:value-type="string">
            <text:p>Lim+202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</text:p>
          </table:table-cell>
          <table:table-cell table:formula="of:=[.AC86] + 8.998" office:value-type="float" office:value="-20.774" calcext:value-type="float">
            <text:p>-20.774</text:p>
          </table:table-cell>
          <table:table-cell table:formula="of:=[.AD86]" office:value-type="float" office:value="0.304" calcext:value-type="float">
            <text:p>0.304</text:p>
          </table:table-cell>
          <table:table-cell table:formula="of:=[.AE86]" office:value-type="float" office:value="0.304" calcext:value-type="float">
            <text:p>0.304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241" calcext:value-type="float">
            <text:p>0.241</text:p>
          </table:table-cell>
          <table:table-cell table:formula="of:=[.Z86]*0.6" office:value-type="float" office:value="0.0009528" calcext:value-type="float">
            <text:p>0.0009528</text:p>
          </table:table-cell>
          <table:table-cell table:formula="of:=[.AA86]*0.6" office:value-type="float" office:value="0.00032808" calcext:value-type="float">
            <text:p>0.00032808</text:p>
          </table:table-cell>
          <table:table-cell table:formula="of:=[.AB86]*0.6" office:value-type="float" office:value="0.00032808" calcext:value-type="float">
            <text:p>0.00032808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156" calcext:value-type="float">
            <text:p>0.156</text:p>
          </table:table-cell>
          <table:table-cell table:formula="of:=(1000+8)/2*1000" office:value-type="float" office:value="504000" calcext:value-type="float">
            <text:p>504000</text:p>
          </table:table-cell>
          <table:table-cell table:number-columns-repeated="5"/>
          <table:table-cell table:style-name="Default" office:value-type="float" office:value="0.001588" calcext:value-type="float">
            <text:p>0.001588</text:p>
          </table:table-cell>
          <table:table-cell table:number-columns-repeated="2" table:style-name="Default" office:value-type="float" office:value="0.0005468" calcext:value-type="float">
            <text:p>0.0005468</text:p>
          </table:table-cell>
          <table:table-cell office:value-type="float" office:value="-29.772" calcext:value-type="float">
            <text:p>-29.772</text:p>
          </table:table-cell>
          <table:table-cell table:number-columns-repeated="2"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ApJ 889 80</text:p>
          </table:table-cell>
          <table:table-cell/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formula="of:=[.AC87] + 8.998" office:value-type="float" office:value="-20.774" calcext:value-type="float">
            <text:p>-20.774</text:p>
          </table:table-cell>
          <table:table-cell table:formula="of:=[.AD87]" office:value-type="float" office:value="0.304" calcext:value-type="float">
            <text:p>0.304</text:p>
          </table:table-cell>
          <table:table-cell table:formula="of:=[.AE87]" office:value-type="float" office:value="0.304" calcext:value-type="float">
            <text:p>0.304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241" calcext:value-type="float">
            <text:p>0.241</text:p>
          </table:table-cell>
          <table:table-cell table:formula="of:=[.Z87]*0.4" office:value-type="float" office:value="0.0006352" calcext:value-type="float">
            <text:p>0.0006352</text:p>
          </table:table-cell>
          <table:table-cell table:formula="of:=[.AA87]*0.4" office:value-type="float" office:value="0.00021872" calcext:value-type="float">
            <text:p>0.00021872</text:p>
          </table:table-cell>
          <table:table-cell table:formula="of:=[.AB87]*0.4" office:value-type="float" office:value="0.00021872" calcext:value-type="float">
            <text:p>0.00021872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156" calcext:value-type="float">
            <text:p>0.156</text:p>
          </table:table-cell>
          <table:table-cell table:formula="of:=(1000+8)/2*1000" office:value-type="float" office:value="504000" calcext:value-type="float">
            <text:p>504000</text:p>
          </table:table-cell>
          <table:table-cell table:number-columns-repeated="5"/>
          <table:table-cell table:style-name="Default" office:value-type="float" office:value="0.001588" calcext:value-type="float">
            <text:p>0.001588</text:p>
          </table:table-cell>
          <table:table-cell table:number-columns-repeated="2" table:style-name="Default" office:value-type="float" office:value="0.0005468" calcext:value-type="float">
            <text:p>0.0005468</text:p>
          </table:table-cell>
          <table:table-cell office:value-type="float" office:value="-29.772" calcext:value-type="float">
            <text:p>-29.772</text:p>
          </table:table-cell>
          <table:table-cell table:number-columns-repeated="2"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MNRAS 494 1894</text:p>
          </table:table-cell>
          <table:table-cell office:value-type="string" calcext:value-type="string">
            <text:p>Moutard+2020</text:p>
          </table:table-cell>
          <table:table-cell office:value-type="string" calcext:value-type="string">
            <text:p>FUV</text:p>
          </table:table-cell>
          <table:table-cell office:value-type="string" calcext:value-type="string">
            <text:p>b</text:p>
          </table:table-cell>
          <table:table-cell table:formula="of:=[.AC88]" office:value-type="float" office:value="-18.329" calcext:value-type="float">
            <text:p>-18.329</text:p>
          </table:table-cell>
          <table:table-cell table:formula="of:=[.AD88]*10" office:value-type="float" office:value="0.12" calcext:value-type="float">
            <text:p>0.12</text:p>
          </table:table-cell>
          <table:table-cell table:formula="of:=[.AE88]*10" office:value-type="float" office:value="0.12" calcext:value-type="float">
            <text:p>0.12</text:p>
          </table:table-cell>
          <table:table-cell office:value-type="float" office:value="-1.391" calcext:value-type="float">
            <text:p>-1.391</text:p>
          </table:table-cell>
          <table:table-cell table:formula="of:=0.008*10" office:value-type="float" office:value="0.08" calcext:value-type="float">
            <text:p>0.08</text:p>
          </table:table-cell>
          <table:table-cell table:formula="of:=0.008*10" office:value-type="float" office:value="0.08" calcext:value-type="float">
            <text:p>0.08</text:p>
          </table:table-cell>
          <table:table-cell table:formula="of:=[.Z88]" office:value-type="float" office:value="0.00586138164514029" calcext:value-type="float">
            <text:p>0.00586138164514</text:p>
          </table:table-cell>
          <table:table-cell table:formula="of:=SQRT(([.AA88]*10)^2 + 0.001^2)" office:value-type="float" office:value="0.00137569601477106" calcext:value-type="float">
            <text:p>0.001375696014771</text:p>
          </table:table-cell>
          <table:table-cell table:formula="of:=SQRT(([.AB88]*10)^2 + 0.001^2)" office:value-type="float" office:value="0.00137569601477106" calcext:value-type="float">
            <text:p>0.001375696014771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-0.405" calcext:value-type="float">
            <text:p>-0.4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54.6" calcext:value-type="float">
            <text:p>154.6</text:p>
          </table:table-cell>
          <table:table-cell table:number-columns-repeated="2"/>
          <table:table-cell office:value-type="float" office:value="-2.232" calcext:value-type="float">
            <text:p>-2.232</text:p>
          </table:table-cell>
          <table:table-cell table:number-columns-repeated="2" office:value-type="float" office:value="0.007" calcext:value-type="float">
            <text:p>0.007</text:p>
          </table:table-cell>
          <table:table-cell table:style-name="Default" table:formula="of:=10^[.W88]" office:value-type="float" office:value="0.00586138164514029" calcext:value-type="float">
            <text:p>0.00586138164514</text:p>
          </table:table-cell>
          <table:table-cell table:style-name="Default" table:formula="of:=[.X88]*10^[.$W88]*LN(10)" office:value-type="float" office:value="0.0000944743100031425" calcext:value-type="float">
            <text:p>9.44743100031425E-05</text:p>
          </table:table-cell>
          <table:table-cell table:style-name="Default" table:formula="of:=[.Y88]*10^[.$W88]*LN(10)" office:value-type="float" office:value="0.0000944743100031425" calcext:value-type="float">
            <text:p>9.44743100031425E-05</text:p>
          </table:table-cell>
          <table:table-cell office:value-type="float" office:value="-18.329" calcext:value-type="float">
            <text:p>-18.329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NRAS 494 1894</text:p>
          </table:table-cell>
          <table:table-cell/>
          <table:table-cell office:value-type="string" calcext:value-type="string">
            <text:p>NUV</text:p>
          </table:table-cell>
          <table:table-cell office:value-type="string" calcext:value-type="string">
            <text:p>b</text:p>
          </table:table-cell>
          <table:table-cell table:formula="of:=[.AC89]" office:value-type="float" office:value="-18.475" calcext:value-type="float">
            <text:p>-18.475</text:p>
          </table:table-cell>
          <table:table-cell table:formula="of:=[.AD89]*10" office:value-type="float" office:value="0.09" calcext:value-type="float">
            <text:p>0.09</text:p>
          </table:table-cell>
          <table:table-cell table:formula="of:=[.AE89]*10" office:value-type="float" office:value="0.09" calcext:value-type="float">
            <text:p>0.09</text:p>
          </table:table-cell>
          <table:table-cell office:value-type="float" office:value="-1.367" calcext:value-type="float">
            <text:p>-1.367</text:p>
          </table:table-cell>
          <table:table-cell table:formula="of:=0.006*10" office:value-type="float" office:value="0.06" calcext:value-type="float">
            <text:p>0.06</text:p>
          </table:table-cell>
          <table:table-cell table:formula="of:=0.006*10" office:value-type="float" office:value="0.06" calcext:value-type="float">
            <text:p>0.06</text:p>
          </table:table-cell>
          <table:table-cell table:formula="of:=[.Z89]" office:value-type="float" office:value="0.00606736329588505" calcext:value-type="float">
            <text:p>0.006067363295885</text:p>
          </table:table-cell>
          <table:table-cell table:formula="of:=SQRT(([.AA89]*10)^2 + 0.001^2)" office:value-type="float" office:value="0.00130485310725628" calcext:value-type="float">
            <text:p>0.001304853107256</text:p>
          </table:table-cell>
          <table:table-cell table:formula="of:=SQRT(([.AB89]*10)^2 + 0.001^2)" office:value-type="float" office:value="0.00130485310725628" calcext:value-type="float">
            <text:p>0.001304853107256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-0.419" calcext:value-type="float">
            <text:p>-0.41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234.5" calcext:value-type="float">
            <text:p>234.5</text:p>
          </table:table-cell>
          <table:table-cell table:number-columns-repeated="2"/>
          <table:table-cell office:value-type="float" office:value="-2.217" calcext:value-type="float">
            <text:p>-2.217</text:p>
          </table:table-cell>
          <table:table-cell table:number-columns-repeated="2" office:value-type="float" office:value="0.006" calcext:value-type="float">
            <text:p>0.006</text:p>
          </table:table-cell>
          <table:table-cell table:style-name="Default" table:formula="of:=10^[.W89]" office:value-type="float" office:value="0.00606736329588505" calcext:value-type="float">
            <text:p>0.006067363295885</text:p>
          </table:table-cell>
          <table:table-cell table:style-name="Default" table:formula="of:=[.X89]*10^[.$W89]*LN(10)" office:value-type="float" office:value="0.0000838237216733049" calcext:value-type="float">
            <text:p>8.38237216733049E-05</text:p>
          </table:table-cell>
          <table:table-cell table:style-name="Default" table:formula="of:=[.Y89]*10^[.$W89]*LN(10)" office:value-type="float" office:value="0.0000838237216733049" calcext:value-type="float">
            <text:p>8.38237216733049E-05</text:p>
          </table:table-cell>
          <table:table-cell office:value-type="float" office:value="-18.475" calcext:value-type="float">
            <text:p>-18.475</text:p>
          </table:table-cell>
          <table:table-cell table:number-columns-repeated="2" office:value-type="float" office:value="0.009" calcext:value-type="float">
            <text:p>0.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3:51:54.666502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2-03-09T15:47:21.272550235</dc:date>
    <meta:editing-duration>P16DT12H29M44S</meta:editing-duration>
    <meta:editing-cycles>631</meta:editing-cycles>
    <meta:generator>LibreOffice/6.3.5.2$MacOSX_X86_64 LibreOffice_project/dd0751754f11728f69b42ee2af66670068624673</meta:generator>
    <meta:document-statistic meta:table-count="4" meta:cell-count="4662" meta:object-count="0"/>
  </office:meta>
</office:document-meta>
</file>